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368/settings.xml" manifest:version="1.2"/>
  <manifest:file-entry manifest:media-type="application/xml" manifest:full-path="Formula-368/content.xml" manifest:version="1.2"/>
  <manifest:file-entry manifest:media-type="application/xml" manifest:full-path="Formula-366/settings.xml" manifest:version="1.2"/>
  <manifest:file-entry manifest:media-type="application/xml" manifest:full-path="Formula-366/content.xml" manifest:version="1.2"/>
  <manifest:file-entry manifest:media-type="application/xml" manifest:full-path="Formula-364/settings.xml" manifest:version="1.2"/>
  <manifest:file-entry manifest:media-type="application/xml" manifest:full-path="Formula-364/content.xml" manifest:version="1.2"/>
  <manifest:file-entry manifest:media-type="application/xml" manifest:full-path="Formula-362/settings.xml" manifest:version="1.2"/>
  <manifest:file-entry manifest:media-type="application/xml" manifest:full-path="Formula-362/content.xml" manifest:version="1.2"/>
  <manifest:file-entry manifest:media-type="application/xml" manifest:full-path="Formula-360/settings.xml" manifest:version="1.2"/>
  <manifest:file-entry manifest:media-type="application/xml" manifest:full-path="Formula-360/content.xml" manifest:version="1.2"/>
  <manifest:file-entry manifest:media-type="application/xml" manifest:full-path="Formula-358/settings.xml" manifest:version="1.2"/>
  <manifest:file-entry manifest:media-type="application/xml" manifest:full-path="Formula-358/content.xml" manifest:version="1.2"/>
  <manifest:file-entry manifest:media-type="application/xml" manifest:full-path="Formula-356/settings.xml" manifest:version="1.2"/>
  <manifest:file-entry manifest:media-type="application/xml" manifest:full-path="Formula-356/content.xml" manifest:version="1.2"/>
  <manifest:file-entry manifest:media-type="application/xml" manifest:full-path="Formula-354/settings.xml" manifest:version="1.2"/>
  <manifest:file-entry manifest:media-type="application/xml" manifest:full-path="Formula-354/content.xml" manifest:version="1.2"/>
  <manifest:file-entry manifest:media-type="application/xml" manifest:full-path="Formula-352/settings.xml" manifest:version="1.2"/>
  <manifest:file-entry manifest:media-type="application/xml" manifest:full-path="Formula-352/content.xml" manifest:version="1.2"/>
  <manifest:file-entry manifest:media-type="application/xml" manifest:full-path="Formula-350/settings.xml" manifest:version="1.2"/>
  <manifest:file-entry manifest:media-type="application/xml" manifest:full-path="Formula-350/content.xml" manifest:version="1.2"/>
  <manifest:file-entry manifest:media-type="application/xml" manifest:full-path="Formula-348/settings.xml" manifest:version="1.2"/>
  <manifest:file-entry manifest:media-type="application/xml" manifest:full-path="Formula-348/content.xml" manifest:version="1.2"/>
  <manifest:file-entry manifest:media-type="application/xml" manifest:full-path="Formula-346/settings.xml" manifest:version="1.2"/>
  <manifest:file-entry manifest:media-type="application/xml" manifest:full-path="Formula-346/content.xml" manifest:version="1.2"/>
  <manifest:file-entry manifest:media-type="application/xml" manifest:full-path="Formula-344/settings.xml" manifest:version="1.2"/>
  <manifest:file-entry manifest:media-type="application/xml" manifest:full-path="Formula-344/content.xml" manifest:version="1.2"/>
  <manifest:file-entry manifest:media-type="application/xml" manifest:full-path="Formula-342/settings.xml" manifest:version="1.2"/>
  <manifest:file-entry manifest:media-type="application/xml" manifest:full-path="Formula-342/content.xml" manifest:version="1.2"/>
  <manifest:file-entry manifest:media-type="application/xml" manifest:full-path="Formula-340/settings.xml" manifest:version="1.2"/>
  <manifest:file-entry manifest:media-type="application/xml" manifest:full-path="Formula-340/content.xml" manifest:version="1.2"/>
  <manifest:file-entry manifest:media-type="application/xml" manifest:full-path="Formula-338/settings.xml" manifest:version="1.2"/>
  <manifest:file-entry manifest:media-type="application/xml" manifest:full-path="Formula-338/content.xml" manifest:version="1.2"/>
  <manifest:file-entry manifest:media-type="application/xml" manifest:full-path="Formula-336/settings.xml" manifest:version="1.2"/>
  <manifest:file-entry manifest:media-type="application/xml" manifest:full-path="Formula-336/content.xml" manifest:version="1.2"/>
  <manifest:file-entry manifest:media-type="application/xml" manifest:full-path="Formula-334/settings.xml" manifest:version="1.2"/>
  <manifest:file-entry manifest:media-type="application/xml" manifest:full-path="Formula-334/content.xml" manifest:version="1.2"/>
  <manifest:file-entry manifest:media-type="application/xml" manifest:full-path="Formula-332/settings.xml" manifest:version="1.2"/>
  <manifest:file-entry manifest:media-type="application/xml" manifest:full-path="Formula-332/content.xml" manifest:version="1.2"/>
  <manifest:file-entry manifest:media-type="application/xml" manifest:full-path="Formula-330/settings.xml" manifest:version="1.2"/>
  <manifest:file-entry manifest:media-type="application/xml" manifest:full-path="Formula-330/content.xml" manifest:version="1.2"/>
  <manifest:file-entry manifest:media-type="application/xml" manifest:full-path="Formula-328/settings.xml" manifest:version="1.2"/>
  <manifest:file-entry manifest:media-type="application/xml" manifest:full-path="Formula-328/content.xml" manifest:version="1.2"/>
  <manifest:file-entry manifest:media-type="application/xml" manifest:full-path="Formula-326/settings.xml" manifest:version="1.2"/>
  <manifest:file-entry manifest:media-type="application/xml" manifest:full-path="Formula-326/content.xml" manifest:version="1.2"/>
  <manifest:file-entry manifest:media-type="application/xml" manifest:full-path="Formula-324/settings.xml" manifest:version="1.2"/>
  <manifest:file-entry manifest:media-type="application/xml" manifest:full-path="Formula-324/content.xml" manifest:version="1.2"/>
  <manifest:file-entry manifest:media-type="application/xml" manifest:full-path="Formula-322/settings.xml" manifest:version="1.2"/>
  <manifest:file-entry manifest:media-type="application/xml" manifest:full-path="Formula-322/content.xml" manifest:version="1.2"/>
  <manifest:file-entry manifest:media-type="application/xml" manifest:full-path="Formula-320/settings.xml" manifest:version="1.2"/>
  <manifest:file-entry manifest:media-type="application/xml" manifest:full-path="Formula-320/content.xml" manifest:version="1.2"/>
  <manifest:file-entry manifest:media-type="application/xml" manifest:full-path="Formula-318/settings.xml" manifest:version="1.2"/>
  <manifest:file-entry manifest:media-type="application/xml" manifest:full-path="Formula-318/content.xml" manifest:version="1.2"/>
  <manifest:file-entry manifest:media-type="application/xml" manifest:full-path="Formula-316/settings.xml" manifest:version="1.2"/>
  <manifest:file-entry manifest:media-type="application/xml" manifest:full-path="Formula-316/content.xml" manifest:version="1.2"/>
  <manifest:file-entry manifest:media-type="application/xml" manifest:full-path="Formula-314/settings.xml" manifest:version="1.2"/>
  <manifest:file-entry manifest:media-type="application/xml" manifest:full-path="Formula-314/content.xml" manifest:version="1.2"/>
  <manifest:file-entry manifest:media-type="application/xml" manifest:full-path="Formula-312/settings.xml" manifest:version="1.2"/>
  <manifest:file-entry manifest:media-type="application/xml" manifest:full-path="Formula-312/content.xml" manifest:version="1.2"/>
  <manifest:file-entry manifest:media-type="application/xml" manifest:full-path="Formula-310/settings.xml" manifest:version="1.2"/>
  <manifest:file-entry manifest:media-type="application/xml" manifest:full-path="Formula-310/content.xml" manifest:version="1.2"/>
  <manifest:file-entry manifest:media-type="application/xml" manifest:full-path="Formula-308/settings.xml" manifest:version="1.2"/>
  <manifest:file-entry manifest:media-type="application/xml" manifest:full-path="Formula-308/content.xml" manifest:version="1.2"/>
  <manifest:file-entry manifest:media-type="application/xml" manifest:full-path="Formula-306/settings.xml" manifest:version="1.2"/>
  <manifest:file-entry manifest:media-type="application/xml" manifest:full-path="Formula-306/content.xml" manifest:version="1.2"/>
  <manifest:file-entry manifest:media-type="application/xml" manifest:full-path="Formula-304/settings.xml" manifest:version="1.2"/>
  <manifest:file-entry manifest:media-type="application/xml" manifest:full-path="Formula-304/content.xml" manifest:version="1.2"/>
  <manifest:file-entry manifest:media-type="application/xml" manifest:full-path="Formula-302/settings.xml" manifest:version="1.2"/>
  <manifest:file-entry manifest:media-type="application/xml" manifest:full-path="Formula-302/content.xml" manifest:version="1.2"/>
  <manifest:file-entry manifest:media-type="application/xml" manifest:full-path="Formula-300/settings.xml" manifest:version="1.2"/>
  <manifest:file-entry manifest:media-type="application/xml" manifest:full-path="Formula-300/content.xml" manifest:version="1.2"/>
  <manifest:file-entry manifest:media-type="application/xml" manifest:full-path="Formula-298/settings.xml" manifest:version="1.2"/>
  <manifest:file-entry manifest:media-type="application/xml" manifest:full-path="Formula-298/content.xml" manifest:version="1.2"/>
  <manifest:file-entry manifest:media-type="application/xml" manifest:full-path="Formula-296/settings.xml" manifest:version="1.2"/>
  <manifest:file-entry manifest:media-type="application/xml" manifest:full-path="Formula-296/content.xml" manifest:version="1.2"/>
  <manifest:file-entry manifest:media-type="application/xml" manifest:full-path="Formula-294/settings.xml" manifest:version="1.2"/>
  <manifest:file-entry manifest:media-type="application/xml" manifest:full-path="Formula-294/content.xml" manifest:version="1.2"/>
  <manifest:file-entry manifest:media-type="application/xml" manifest:full-path="Formula-292/settings.xml" manifest:version="1.2"/>
  <manifest:file-entry manifest:media-type="application/xml" manifest:full-path="Formula-292/content.xml" manifest:version="1.2"/>
  <manifest:file-entry manifest:media-type="application/xml" manifest:full-path="Formula-290/settings.xml" manifest:version="1.2"/>
  <manifest:file-entry manifest:media-type="application/xml" manifest:full-path="Formula-290/content.xml" manifest:version="1.2"/>
  <manifest:file-entry manifest:media-type="application/xml" manifest:full-path="Formula-288/settings.xml" manifest:version="1.2"/>
  <manifest:file-entry manifest:media-type="application/xml" manifest:full-path="Formula-288/content.xml" manifest:version="1.2"/>
  <manifest:file-entry manifest:media-type="application/xml" manifest:full-path="Formula-286/settings.xml" manifest:version="1.2"/>
  <manifest:file-entry manifest:media-type="application/xml" manifest:full-path="Formula-286/content.xml" manifest:version="1.2"/>
  <manifest:file-entry manifest:media-type="application/xml" manifest:full-path="Formula-284/settings.xml" manifest:version="1.2"/>
  <manifest:file-entry manifest:media-type="application/xml" manifest:full-path="Formula-284/content.xml" manifest:version="1.2"/>
  <manifest:file-entry manifest:media-type="application/xml" manifest:full-path="Formula-282/settings.xml" manifest:version="1.2"/>
  <manifest:file-entry manifest:media-type="application/xml" manifest:full-path="Formula-282/content.xml" manifest:version="1.2"/>
  <manifest:file-entry manifest:media-type="application/xml" manifest:full-path="Formula-280/settings.xml" manifest:version="1.2"/>
  <manifest:file-entry manifest:media-type="application/xml" manifest:full-path="Formula-280/content.xml" manifest:version="1.2"/>
  <manifest:file-entry manifest:media-type="application/xml" manifest:full-path="Formula-278/settings.xml" manifest:version="1.2"/>
  <manifest:file-entry manifest:media-type="application/xml" manifest:full-path="Formula-278/content.xml" manifest:version="1.2"/>
  <manifest:file-entry manifest:media-type="application/xml" manifest:full-path="Formula-276/settings.xml" manifest:version="1.2"/>
  <manifest:file-entry manifest:media-type="application/xml" manifest:full-path="Formula-276/content.xml" manifest:version="1.2"/>
  <manifest:file-entry manifest:media-type="application/xml" manifest:full-path="Formula-274/settings.xml" manifest:version="1.2"/>
  <manifest:file-entry manifest:media-type="application/xml" manifest:full-path="Formula-274/content.xml" manifest:version="1.2"/>
  <manifest:file-entry manifest:media-type="application/xml" manifest:full-path="Formula-272/settings.xml" manifest:version="1.2"/>
  <manifest:file-entry manifest:media-type="application/xml" manifest:full-path="Formula-272/content.xml" manifest:version="1.2"/>
  <manifest:file-entry manifest:media-type="application/xml" manifest:full-path="Formula-270/settings.xml" manifest:version="1.2"/>
  <manifest:file-entry manifest:media-type="application/xml" manifest:full-path="Formula-270/content.xml" manifest:version="1.2"/>
  <manifest:file-entry manifest:media-type="application/xml" manifest:full-path="Formula-268/settings.xml" manifest:version="1.2"/>
  <manifest:file-entry manifest:media-type="application/xml" manifest:full-path="Formula-268/content.xml" manifest:version="1.2"/>
  <manifest:file-entry manifest:media-type="application/xml" manifest:full-path="Formula-266/settings.xml" manifest:version="1.2"/>
  <manifest:file-entry manifest:media-type="application/xml" manifest:full-path="Formula-266/content.xml" manifest:version="1.2"/>
  <manifest:file-entry manifest:media-type="application/xml" manifest:full-path="Formula-264/settings.xml" manifest:version="1.2"/>
  <manifest:file-entry manifest:media-type="application/xml" manifest:full-path="Formula-264/content.xml" manifest:version="1.2"/>
  <manifest:file-entry manifest:media-type="application/xml" manifest:full-path="Formula-262/settings.xml" manifest:version="1.2"/>
  <manifest:file-entry manifest:media-type="application/xml" manifest:full-path="Formula-262/content.xml" manifest:version="1.2"/>
  <manifest:file-entry manifest:media-type="application/xml" manifest:full-path="Formula-260/settings.xml" manifest:version="1.2"/>
  <manifest:file-entry manifest:media-type="application/xml" manifest:full-path="Formula-260/content.xml" manifest:version="1.2"/>
  <manifest:file-entry manifest:media-type="application/xml" manifest:full-path="Formula-258/settings.xml" manifest:version="1.2"/>
  <manifest:file-entry manifest:media-type="application/xml" manifest:full-path="Formula-258/content.xml" manifest:version="1.2"/>
  <manifest:file-entry manifest:media-type="application/xml" manifest:full-path="Formula-256/settings.xml" manifest:version="1.2"/>
  <manifest:file-entry manifest:media-type="application/xml" manifest:full-path="Formula-256/content.xml" manifest:version="1.2"/>
  <manifest:file-entry manifest:media-type="application/xml" manifest:full-path="Formula-254/settings.xml" manifest:version="1.2"/>
  <manifest:file-entry manifest:media-type="application/xml" manifest:full-path="Formula-254/content.xml" manifest:version="1.2"/>
  <manifest:file-entry manifest:media-type="application/xml" manifest:full-path="Formula-252/settings.xml" manifest:version="1.2"/>
  <manifest:file-entry manifest:media-type="application/xml" manifest:full-path="Formula-252/content.xml" manifest:version="1.2"/>
  <manifest:file-entry manifest:media-type="application/xml" manifest:full-path="Formula-250/settings.xml" manifest:version="1.2"/>
  <manifest:file-entry manifest:media-type="application/xml" manifest:full-path="Formula-250/content.xml" manifest:version="1.2"/>
  <manifest:file-entry manifest:media-type="application/xml" manifest:full-path="Formula-248/settings.xml" manifest:version="1.2"/>
  <manifest:file-entry manifest:media-type="application/xml" manifest:full-path="Formula-248/content.xml" manifest:version="1.2"/>
  <manifest:file-entry manifest:media-type="application/xml" manifest:full-path="Formula-246/settings.xml" manifest:version="1.2"/>
  <manifest:file-entry manifest:media-type="application/xml" manifest:full-path="Formula-246/content.xml" manifest:version="1.2"/>
  <manifest:file-entry manifest:media-type="application/xml" manifest:full-path="Formula-244/settings.xml" manifest:version="1.2"/>
  <manifest:file-entry manifest:media-type="application/xml" manifest:full-path="Formula-244/content.xml" manifest:version="1.2"/>
  <manifest:file-entry manifest:media-type="application/xml" manifest:full-path="Formula-242/settings.xml" manifest:version="1.2"/>
  <manifest:file-entry manifest:media-type="application/xml" manifest:full-path="Formula-242/content.xml" manifest:version="1.2"/>
  <manifest:file-entry manifest:media-type="application/xml" manifest:full-path="Formula-240/settings.xml" manifest:version="1.2"/>
  <manifest:file-entry manifest:media-type="application/xml" manifest:full-path="Formula-240/content.xml" manifest:version="1.2"/>
  <manifest:file-entry manifest:media-type="application/xml" manifest:full-path="Formula-238/settings.xml" manifest:version="1.2"/>
  <manifest:file-entry manifest:media-type="application/xml" manifest:full-path="Formula-238/content.xml" manifest:version="1.2"/>
  <manifest:file-entry manifest:media-type="application/xml" manifest:full-path="Formula-236/settings.xml" manifest:version="1.2"/>
  <manifest:file-entry manifest:media-type="application/xml" manifest:full-path="Formula-236/content.xml" manifest:version="1.2"/>
  <manifest:file-entry manifest:media-type="application/xml" manifest:full-path="Formula-234/settings.xml" manifest:version="1.2"/>
  <manifest:file-entry manifest:media-type="application/xml" manifest:full-path="Formula-234/content.xml" manifest:version="1.2"/>
  <manifest:file-entry manifest:media-type="application/xml" manifest:full-path="Formula-232/settings.xml" manifest:version="1.2"/>
  <manifest:file-entry manifest:media-type="application/xml" manifest:full-path="Formula-232/content.xml" manifest:version="1.2"/>
  <manifest:file-entry manifest:media-type="application/xml" manifest:full-path="Formula-230/settings.xml" manifest:version="1.2"/>
  <manifest:file-entry manifest:media-type="application/xml" manifest:full-path="Formula-230/content.xml" manifest:version="1.2"/>
  <manifest:file-entry manifest:media-type="application/xml" manifest:full-path="Formula-228/settings.xml" manifest:version="1.2"/>
  <manifest:file-entry manifest:media-type="application/xml" manifest:full-path="Formula-228/content.xml" manifest:version="1.2"/>
  <manifest:file-entry manifest:media-type="application/xml" manifest:full-path="Formula-226/settings.xml" manifest:version="1.2"/>
  <manifest:file-entry manifest:media-type="application/xml" manifest:full-path="Formula-226/content.xml" manifest:version="1.2"/>
  <manifest:file-entry manifest:media-type="application/xml" manifest:full-path="Formula-224/settings.xml" manifest:version="1.2"/>
  <manifest:file-entry manifest:media-type="application/xml" manifest:full-path="Formula-224/content.xml" manifest:version="1.2"/>
  <manifest:file-entry manifest:media-type="application/xml" manifest:full-path="Formula-222/settings.xml" manifest:version="1.2"/>
  <manifest:file-entry manifest:media-type="application/xml" manifest:full-path="Formula-222/content.xml" manifest:version="1.2"/>
  <manifest:file-entry manifest:media-type="application/xml" manifest:full-path="Formula-220/settings.xml" manifest:version="1.2"/>
  <manifest:file-entry manifest:media-type="application/xml" manifest:full-path="Formula-220/content.xml" manifest:version="1.2"/>
  <manifest:file-entry manifest:media-type="application/xml" manifest:full-path="Formula-218/settings.xml" manifest:version="1.2"/>
  <manifest:file-entry manifest:media-type="application/xml" manifest:full-path="Formula-218/content.xml" manifest:version="1.2"/>
  <manifest:file-entry manifest:media-type="application/xml" manifest:full-path="Formula-216/settings.xml" manifest:version="1.2"/>
  <manifest:file-entry manifest:media-type="application/xml" manifest:full-path="Formula-216/content.xml" manifest:version="1.2"/>
  <manifest:file-entry manifest:media-type="application/xml" manifest:full-path="Formula-214/settings.xml" manifest:version="1.2"/>
  <manifest:file-entry manifest:media-type="application/xml" manifest:full-path="Formula-214/content.xml" manifest:version="1.2"/>
  <manifest:file-entry manifest:media-type="application/xml" manifest:full-path="Formula-212/settings.xml" manifest:version="1.2"/>
  <manifest:file-entry manifest:media-type="application/xml" manifest:full-path="Formula-212/content.xml" manifest:version="1.2"/>
  <manifest:file-entry manifest:media-type="application/xml" manifest:full-path="Formula-210/settings.xml" manifest:version="1.2"/>
  <manifest:file-entry manifest:media-type="application/xml" manifest:full-path="Formula-210/content.xml" manifest:version="1.2"/>
  <manifest:file-entry manifest:media-type="application/xml" manifest:full-path="Formula-208/settings.xml" manifest:version="1.2"/>
  <manifest:file-entry manifest:media-type="application/xml" manifest:full-path="Formula-208/content.xml" manifest:version="1.2"/>
  <manifest:file-entry manifest:media-type="application/xml" manifest:full-path="Formula-206/settings.xml" manifest:version="1.2"/>
  <manifest:file-entry manifest:media-type="application/xml" manifest:full-path="Formula-206/content.xml" manifest:version="1.2"/>
  <manifest:file-entry manifest:media-type="application/xml" manifest:full-path="Formula-204/settings.xml" manifest:version="1.2"/>
  <manifest:file-entry manifest:media-type="application/xml" manifest:full-path="Formula-204/content.xml" manifest:version="1.2"/>
  <manifest:file-entry manifest:media-type="application/xml" manifest:full-path="Formula-202/settings.xml" manifest:version="1.2"/>
  <manifest:file-entry manifest:media-type="application/xml" manifest:full-path="Formula-202/content.xml" manifest:version="1.2"/>
  <manifest:file-entry manifest:media-type="application/xml" manifest:full-path="Formula-200/settings.xml" manifest:version="1.2"/>
  <manifest:file-entry manifest:media-type="application/xml" manifest:full-path="Formula-200/content.xml" manifest:version="1.2"/>
  <manifest:file-entry manifest:media-type="application/xml" manifest:full-path="Formula-198/settings.xml" manifest:version="1.2"/>
  <manifest:file-entry manifest:media-type="application/xml" manifest:full-path="Formula-198/content.xml" manifest:version="1.2"/>
  <manifest:file-entry manifest:media-type="application/xml" manifest:full-path="Formula-196/settings.xml" manifest:version="1.2"/>
  <manifest:file-entry manifest:media-type="application/xml" manifest:full-path="Formula-196/content.xml" manifest:version="1.2"/>
  <manifest:file-entry manifest:media-type="application/xml" manifest:full-path="Formula-194/settings.xml" manifest:version="1.2"/>
  <manifest:file-entry manifest:media-type="application/xml" manifest:full-path="Formula-194/content.xml" manifest:version="1.2"/>
  <manifest:file-entry manifest:media-type="application/xml" manifest:full-path="Formula-192/settings.xml" manifest:version="1.2"/>
  <manifest:file-entry manifest:media-type="application/xml" manifest:full-path="Formula-192/content.xml" manifest:version="1.2"/>
  <manifest:file-entry manifest:media-type="application/xml" manifest:full-path="Formula-190/settings.xml" manifest:version="1.2"/>
  <manifest:file-entry manifest:media-type="application/xml" manifest:full-path="Formula-190/content.xml" manifest:version="1.2"/>
  <manifest:file-entry manifest:media-type="application/xml" manifest:full-path="Formula-188/settings.xml" manifest:version="1.2"/>
  <manifest:file-entry manifest:media-type="application/xml" manifest:full-path="Formula-188/content.xml" manifest:version="1.2"/>
  <manifest:file-entry manifest:media-type="application/xml" manifest:full-path="Formula-186/settings.xml" manifest:version="1.2"/>
  <manifest:file-entry manifest:media-type="application/xml" manifest:full-path="Formula-186/content.xml" manifest:version="1.2"/>
  <manifest:file-entry manifest:media-type="application/xml" manifest:full-path="Formula-184/settings.xml" manifest:version="1.2"/>
  <manifest:file-entry manifest:media-type="application/xml" manifest:full-path="Formula-184/content.xml" manifest:version="1.2"/>
  <manifest:file-entry manifest:media-type="application/xml" manifest:full-path="Formula-182/settings.xml" manifest:version="1.2"/>
  <manifest:file-entry manifest:media-type="application/xml" manifest:full-path="Formula-182/content.xml" manifest:version="1.2"/>
  <manifest:file-entry manifest:media-type="application/xml" manifest:full-path="Formula-180/settings.xml" manifest:version="1.2"/>
  <manifest:file-entry manifest:media-type="application/xml" manifest:full-path="Formula-180/content.xml" manifest:version="1.2"/>
  <manifest:file-entry manifest:media-type="application/xml" manifest:full-path="Formula-178/settings.xml" manifest:version="1.2"/>
  <manifest:file-entry manifest:media-type="application/xml" manifest:full-path="Formula-178/content.xml" manifest:version="1.2"/>
  <manifest:file-entry manifest:media-type="application/xml" manifest:full-path="Formula-176/settings.xml" manifest:version="1.2"/>
  <manifest:file-entry manifest:media-type="application/xml" manifest:full-path="Formula-176/content.xml" manifest:version="1.2"/>
  <manifest:file-entry manifest:media-type="application/xml" manifest:full-path="Formula-174/settings.xml" manifest:version="1.2"/>
  <manifest:file-entry manifest:media-type="application/xml" manifest:full-path="Formula-174/content.xml" manifest:version="1.2"/>
  <manifest:file-entry manifest:media-type="application/xml" manifest:full-path="Formula-172/settings.xml" manifest:version="1.2"/>
  <manifest:file-entry manifest:media-type="application/xml" manifest:full-path="Formula-172/content.xml" manifest:version="1.2"/>
  <manifest:file-entry manifest:media-type="application/xml" manifest:full-path="Formula-170/settings.xml" manifest:version="1.2"/>
  <manifest:file-entry manifest:media-type="application/xml" manifest:full-path="Formula-170/content.xml" manifest:version="1.2"/>
  <manifest:file-entry manifest:media-type="application/xml" manifest:full-path="Formula-168/settings.xml" manifest:version="1.2"/>
  <manifest:file-entry manifest:media-type="application/xml" manifest:full-path="Formula-168/content.xml" manifest:version="1.2"/>
  <manifest:file-entry manifest:media-type="application/xml" manifest:full-path="Formula-166/settings.xml" manifest:version="1.2"/>
  <manifest:file-entry manifest:media-type="application/xml" manifest:full-path="Formula-166/content.xml" manifest:version="1.2"/>
  <manifest:file-entry manifest:media-type="application/xml" manifest:full-path="Formula-164/settings.xml" manifest:version="1.2"/>
  <manifest:file-entry manifest:media-type="application/xml" manifest:full-path="Formula-164/content.xml" manifest:version="1.2"/>
  <manifest:file-entry manifest:media-type="application/xml" manifest:full-path="Formula-162/settings.xml" manifest:version="1.2"/>
  <manifest:file-entry manifest:media-type="application/xml" manifest:full-path="Formula-162/content.xml" manifest:version="1.2"/>
  <manifest:file-entry manifest:media-type="application/xml" manifest:full-path="Formula-160/settings.xml" manifest:version="1.2"/>
  <manifest:file-entry manifest:media-type="application/xml" manifest:full-path="Formula-160/content.xml" manifest:version="1.2"/>
  <manifest:file-entry manifest:media-type="application/xml" manifest:full-path="Formula-158/settings.xml" manifest:version="1.2"/>
  <manifest:file-entry manifest:media-type="application/xml" manifest:full-path="Formula-158/content.xml" manifest:version="1.2"/>
  <manifest:file-entry manifest:media-type="application/xml" manifest:full-path="Formula-156/settings.xml" manifest:version="1.2"/>
  <manifest:file-entry manifest:media-type="application/xml" manifest:full-path="Formula-156/content.xml" manifest:version="1.2"/>
  <manifest:file-entry manifest:media-type="application/xml" manifest:full-path="Formula-154/settings.xml" manifest:version="1.2"/>
  <manifest:file-entry manifest:media-type="application/xml" manifest:full-path="Formula-154/content.xml" manifest:version="1.2"/>
  <manifest:file-entry manifest:media-type="application/xml" manifest:full-path="Formula-152/settings.xml" manifest:version="1.2"/>
  <manifest:file-entry manifest:media-type="application/xml" manifest:full-path="Formula-152/content.xml" manifest:version="1.2"/>
  <manifest:file-entry manifest:media-type="application/xml" manifest:full-path="Formula-150/settings.xml" manifest:version="1.2"/>
  <manifest:file-entry manifest:media-type="application/xml" manifest:full-path="Formula-150/content.xml" manifest:version="1.2"/>
  <manifest:file-entry manifest:media-type="application/xml" manifest:full-path="Formula-148/settings.xml" manifest:version="1.2"/>
  <manifest:file-entry manifest:media-type="application/xml" manifest:full-path="Formula-148/content.xml" manifest:version="1.2"/>
  <manifest:file-entry manifest:media-type="application/xml" manifest:full-path="Formula-146/settings.xml" manifest:version="1.2"/>
  <manifest:file-entry manifest:media-type="application/xml" manifest:full-path="Formula-146/content.xml" manifest:version="1.2"/>
  <manifest:file-entry manifest:media-type="application/xml" manifest:full-path="Formula-144/settings.xml" manifest:version="1.2"/>
  <manifest:file-entry manifest:media-type="application/xml" manifest:full-path="Formula-144/content.xml" manifest:version="1.2"/>
  <manifest:file-entry manifest:media-type="application/xml" manifest:full-path="Formula-142/settings.xml" manifest:version="1.2"/>
  <manifest:file-entry manifest:media-type="application/xml" manifest:full-path="Formula-142/content.xml" manifest:version="1.2"/>
  <manifest:file-entry manifest:media-type="application/xml" manifest:full-path="Formula-140/settings.xml" manifest:version="1.2"/>
  <manifest:file-entry manifest:media-type="application/xml" manifest:full-path="Formula-140/content.xml" manifest:version="1.2"/>
  <manifest:file-entry manifest:media-type="application/xml" manifest:full-path="Formula-138/settings.xml" manifest:version="1.2"/>
  <manifest:file-entry manifest:media-type="application/xml" manifest:full-path="Formula-138/content.xml" manifest:version="1.2"/>
  <manifest:file-entry manifest:media-type="application/xml" manifest:full-path="Formula-136/settings.xml" manifest:version="1.2"/>
  <manifest:file-entry manifest:media-type="application/xml" manifest:full-path="Formula-136/content.xml" manifest:version="1.2"/>
  <manifest:file-entry manifest:media-type="application/xml" manifest:full-path="Formula-134/settings.xml" manifest:version="1.2"/>
  <manifest:file-entry manifest:media-type="application/xml" manifest:full-path="Formula-134/content.xml" manifest:version="1.2"/>
  <manifest:file-entry manifest:media-type="application/xml" manifest:full-path="Formula-132/settings.xml" manifest:version="1.2"/>
  <manifest:file-entry manifest:media-type="application/xml" manifest:full-path="Formula-132/content.xml" manifest:version="1.2"/>
  <manifest:file-entry manifest:media-type="application/xml" manifest:full-path="Formula-130/settings.xml" manifest:version="1.2"/>
  <manifest:file-entry manifest:media-type="application/xml" manifest:full-path="Formula-130/content.xml" manifest:version="1.2"/>
  <manifest:file-entry manifest:media-type="application/xml" manifest:full-path="Formula-128/settings.xml" manifest:version="1.2"/>
  <manifest:file-entry manifest:media-type="application/xml" manifest:full-path="Formula-128/content.xml" manifest:version="1.2"/>
  <manifest:file-entry manifest:media-type="application/xml" manifest:full-path="Formula-126/settings.xml" manifest:version="1.2"/>
  <manifest:file-entry manifest:media-type="application/xml" manifest:full-path="Formula-126/content.xml" manifest:version="1.2"/>
  <manifest:file-entry manifest:media-type="application/xml" manifest:full-path="Formula-124/settings.xml" manifest:version="1.2"/>
  <manifest:file-entry manifest:media-type="application/xml" manifest:full-path="Formula-124/content.xml" manifest:version="1.2"/>
  <manifest:file-entry manifest:media-type="application/xml" manifest:full-path="Formula-122/settings.xml" manifest:version="1.2"/>
  <manifest:file-entry manifest:media-type="application/xml" manifest:full-path="Formula-122/content.xml" manifest:version="1.2"/>
  <manifest:file-entry manifest:media-type="application/xml" manifest:full-path="Formula-120/settings.xml" manifest:version="1.2"/>
  <manifest:file-entry manifest:media-type="application/xml" manifest:full-path="Formula-120/content.xml" manifest:version="1.2"/>
  <manifest:file-entry manifest:media-type="application/xml" manifest:full-path="Formula-118/settings.xml" manifest:version="1.2"/>
  <manifest:file-entry manifest:media-type="application/xml" manifest:full-path="Formula-118/content.xml" manifest:version="1.2"/>
  <manifest:file-entry manifest:media-type="application/xml" manifest:full-path="Formula-116/settings.xml" manifest:version="1.2"/>
  <manifest:file-entry manifest:media-type="application/xml" manifest:full-path="Formula-116/content.xml" manifest:version="1.2"/>
  <manifest:file-entry manifest:media-type="application/xml" manifest:full-path="Formula-114/settings.xml" manifest:version="1.2"/>
  <manifest:file-entry manifest:media-type="application/xml" manifest:full-path="Formula-114/content.xml" manifest:version="1.2"/>
  <manifest:file-entry manifest:media-type="application/xml" manifest:full-path="Formula-112/settings.xml" manifest:version="1.2"/>
  <manifest:file-entry manifest:media-type="application/xml" manifest:full-path="Formula-112/content.xml" manifest:version="1.2"/>
  <manifest:file-entry manifest:media-type="application/xml" manifest:full-path="Formula-110/settings.xml" manifest:version="1.2"/>
  <manifest:file-entry manifest:media-type="application/xml" manifest:full-path="Formula-110/content.xml" manifest:version="1.2"/>
  <manifest:file-entry manifest:media-type="application/xml" manifest:full-path="Formula-108/settings.xml" manifest:version="1.2"/>
  <manifest:file-entry manifest:media-type="application/xml" manifest:full-path="Formula-108/content.xml" manifest:version="1.2"/>
  <manifest:file-entry manifest:media-type="application/xml" manifest:full-path="Formula-106/settings.xml" manifest:version="1.2"/>
  <manifest:file-entry manifest:media-type="application/xml" manifest:full-path="Formula-106/content.xml" manifest:version="1.2"/>
  <manifest:file-entry manifest:media-type="application/xml" manifest:full-path="Formula-104/settings.xml" manifest:version="1.2"/>
  <manifest:file-entry manifest:media-type="application/xml" manifest:full-path="Formula-104/content.xml" manifest:version="1.2"/>
  <manifest:file-entry manifest:media-type="application/xml" manifest:full-path="Formula-102/settings.xml" manifest:version="1.2"/>
  <manifest:file-entry manifest:media-type="application/xml" manifest:full-path="Formula-102/content.xml" manifest:version="1.2"/>
  <manifest:file-entry manifest:media-type="application/xml" manifest:full-path="Formula-100/settings.xml" manifest:version="1.2"/>
  <manifest:file-entry manifest:media-type="application/xml" manifest:full-path="Formula-100/content.xml" manifest:version="1.2"/>
  <manifest:file-entry manifest:media-type="application/xml" manifest:full-path="Formula-98/settings.xml" manifest:version="1.2"/>
  <manifest:file-entry manifest:media-type="application/xml" manifest:full-path="Formula-98/content.xml" manifest:version="1.2"/>
  <manifest:file-entry manifest:media-type="application/xml" manifest:full-path="Formula-96/settings.xml" manifest:version="1.2"/>
  <manifest:file-entry manifest:media-type="application/xml" manifest:full-path="Formula-96/content.xml" manifest:version="1.2"/>
  <manifest:file-entry manifest:media-type="application/xml" manifest:full-path="Formula-94/settings.xml" manifest:version="1.2"/>
  <manifest:file-entry manifest:media-type="application/xml" manifest:full-path="Formula-94/content.xml" manifest:version="1.2"/>
  <manifest:file-entry manifest:media-type="application/xml" manifest:full-path="Formula-92/settings.xml" manifest:version="1.2"/>
  <manifest:file-entry manifest:media-type="application/xml" manifest:full-path="Formula-92/content.xml" manifest:version="1.2"/>
  <manifest:file-entry manifest:media-type="application/xml" manifest:full-path="Formula-90/settings.xml" manifest:version="1.2"/>
  <manifest:file-entry manifest:media-type="application/xml" manifest:full-path="Formula-90/content.xml" manifest:version="1.2"/>
  <manifest:file-entry manifest:media-type="application/xml" manifest:full-path="Formula-88/settings.xml" manifest:version="1.2"/>
  <manifest:file-entry manifest:media-type="application/xml" manifest:full-path="Formula-88/content.xml" manifest:version="1.2"/>
  <manifest:file-entry manifest:media-type="application/xml" manifest:full-path="Formula-86/settings.xml" manifest:version="1.2"/>
  <manifest:file-entry manifest:media-type="application/xml" manifest:full-path="Formula-86/content.xml" manifest:version="1.2"/>
  <manifest:file-entry manifest:media-type="application/xml" manifest:full-path="Formula-84/settings.xml" manifest:version="1.2"/>
  <manifest:file-entry manifest:media-type="application/xml" manifest:full-path="Formula-84/content.xml" manifest:version="1.2"/>
  <manifest:file-entry manifest:media-type="application/xml" manifest:full-path="Formula-82/settings.xml" manifest:version="1.2"/>
  <manifest:file-entry manifest:media-type="application/xml" manifest:full-path="Formula-82/content.xml" manifest:version="1.2"/>
  <manifest:file-entry manifest:media-type="application/xml" manifest:full-path="Formula-80/settings.xml" manifest:version="1.2"/>
  <manifest:file-entry manifest:media-type="application/xml" manifest:full-path="Formula-80/content.xml" manifest:version="1.2"/>
  <manifest:file-entry manifest:media-type="application/xml" manifest:full-path="Formula-78/settings.xml" manifest:version="1.2"/>
  <manifest:file-entry manifest:media-type="application/xml" manifest:full-path="Formula-78/content.xml" manifest:version="1.2"/>
  <manifest:file-entry manifest:media-type="application/xml" manifest:full-path="Formula-76/settings.xml" manifest:version="1.2"/>
  <manifest:file-entry manifest:media-type="application/xml" manifest:full-path="Formula-76/content.xml" manifest:version="1.2"/>
  <manifest:file-entry manifest:media-type="application/xml" manifest:full-path="Formula-74/settings.xml" manifest:version="1.2"/>
  <manifest:file-entry manifest:media-type="application/xml" manifest:full-path="Formula-74/content.xml" manifest:version="1.2"/>
  <manifest:file-entry manifest:media-type="application/xml" manifest:full-path="Formula-72/settings.xml" manifest:version="1.2"/>
  <manifest:file-entry manifest:media-type="application/xml" manifest:full-path="Formula-72/content.xml" manifest:version="1.2"/>
  <manifest:file-entry manifest:media-type="application/xml" manifest:full-path="Formula-70/settings.xml" manifest:version="1.2"/>
  <manifest:file-entry manifest:media-type="application/xml" manifest:full-path="Formula-70/content.xml" manifest:version="1.2"/>
  <manifest:file-entry manifest:media-type="application/xml" manifest:full-path="Formula-68/settings.xml" manifest:version="1.2"/>
  <manifest:file-entry manifest:media-type="application/xml" manifest:full-path="Formula-68/content.xml" manifest:version="1.2"/>
  <manifest:file-entry manifest:media-type="application/xml" manifest:full-path="Formula-66/settings.xml" manifest:version="1.2"/>
  <manifest:file-entry manifest:media-type="application/xml" manifest:full-path="Formula-66/content.xml" manifest:version="1.2"/>
  <manifest:file-entry manifest:media-type="application/xml" manifest:full-path="Formula-64/settings.xml" manifest:version="1.2"/>
  <manifest:file-entry manifest:media-type="application/xml" manifest:full-path="Formula-64/content.xml" manifest:version="1.2"/>
  <manifest:file-entry manifest:media-type="application/xml" manifest:full-path="Formula-62/settings.xml" manifest:version="1.2"/>
  <manifest:file-entry manifest:media-type="application/xml" manifest:full-path="Formula-62/content.xml" manifest:version="1.2"/>
  <manifest:file-entry manifest:media-type="application/xml" manifest:full-path="Formula-60/settings.xml" manifest:version="1.2"/>
  <manifest:file-entry manifest:media-type="application/xml" manifest:full-path="Formula-60/content.xml" manifest:version="1.2"/>
  <manifest:file-entry manifest:media-type="application/xml" manifest:full-path="Formula-58/settings.xml" manifest:version="1.2"/>
  <manifest:file-entry manifest:media-type="application/xml" manifest:full-path="Formula-58/content.xml" manifest:version="1.2"/>
  <manifest:file-entry manifest:media-type="application/xml" manifest:full-path="Formula-56/settings.xml" manifest:version="1.2"/>
  <manifest:file-entry manifest:media-type="application/xml" manifest:full-path="Formula-56/content.xml" manifest:version="1.2"/>
  <manifest:file-entry manifest:media-type="application/xml" manifest:full-path="Formula-54/settings.xml" manifest:version="1.2"/>
  <manifest:file-entry manifest:media-type="application/xml" manifest:full-path="Formula-54/content.xml" manifest:version="1.2"/>
  <manifest:file-entry manifest:media-type="application/xml" manifest:full-path="Formula-52/settings.xml" manifest:version="1.2"/>
  <manifest:file-entry manifest:media-type="application/xml" manifest:full-path="Formula-52/content.xml" manifest:version="1.2"/>
  <manifest:file-entry manifest:media-type="application/xml" manifest:full-path="Formula-50/settings.xml" manifest:version="1.2"/>
  <manifest:file-entry manifest:media-type="application/xml" manifest:full-path="Formula-50/content.xml" manifest:version="1.2"/>
  <manifest:file-entry manifest:media-type="application/xml" manifest:full-path="Formula-48/settings.xml" manifest:version="1.2"/>
  <manifest:file-entry manifest:media-type="application/xml" manifest:full-path="Formula-48/content.xml" manifest:version="1.2"/>
  <manifest:file-entry manifest:media-type="application/xml" manifest:full-path="Formula-46/settings.xml" manifest:version="1.2"/>
  <manifest:file-entry manifest:media-type="application/xml" manifest:full-path="Formula-46/content.xml" manifest:version="1.2"/>
  <manifest:file-entry manifest:media-type="application/xml" manifest:full-path="Formula-44/settings.xml" manifest:version="1.2"/>
  <manifest:file-entry manifest:media-type="application/xml" manifest:full-path="Formula-44/content.xml" manifest:version="1.2"/>
  <manifest:file-entry manifest:media-type="application/xml" manifest:full-path="Formula-42/settings.xml" manifest:version="1.2"/>
  <manifest:file-entry manifest:media-type="application/xml" manifest:full-path="Formula-42/content.xml" manifest:version="1.2"/>
  <manifest:file-entry manifest:media-type="application/xml" manifest:full-path="Formula-40/settings.xml" manifest:version="1.2"/>
  <manifest:file-entry manifest:media-type="application/xml" manifest:full-path="Formula-40/content.xml" manifest:version="1.2"/>
  <manifest:file-entry manifest:media-type="application/xml" manifest:full-path="Formula-38/settings.xml" manifest:version="1.2"/>
  <manifest:file-entry manifest:media-type="application/xml" manifest:full-path="Formula-38/content.xml" manifest:version="1.2"/>
  <manifest:file-entry manifest:media-type="application/xml" manifest:full-path="Formula-36/settings.xml" manifest:version="1.2"/>
  <manifest:file-entry manifest:media-type="application/xml" manifest:full-path="Formula-36/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368/" manifest:version="1.2"/>
  <manifest:file-entry manifest:media-type="application/vnd.oasis.opendocument.formula" manifest:full-path="Formula-368/" manifest:version="1.2"/>
  <manifest:file-entry manifest:media-type="application/vnd.oasis.opendocument.formula" manifest:full-path="Formula-366/" manifest:version="1.2"/>
  <manifest:file-entry manifest:media-type="application/vnd.oasis.opendocument.formula" manifest:full-path="Formula-366/" manifest:version="1.2"/>
  <manifest:file-entry manifest:media-type="application/vnd.oasis.opendocument.formula" manifest:full-path="Formula-364/" manifest:version="1.2"/>
  <manifest:file-entry manifest:media-type="application/vnd.oasis.opendocument.formula" manifest:full-path="Formula-364/" manifest:version="1.2"/>
  <manifest:file-entry manifest:media-type="application/vnd.oasis.opendocument.formula" manifest:full-path="Formula-362/" manifest:version="1.2"/>
  <manifest:file-entry manifest:media-type="application/vnd.oasis.opendocument.formula" manifest:full-path="Formula-362/" manifest:version="1.2"/>
  <manifest:file-entry manifest:media-type="application/vnd.oasis.opendocument.formula" manifest:full-path="Formula-360/" manifest:version="1.2"/>
  <manifest:file-entry manifest:media-type="application/vnd.oasis.opendocument.formula" manifest:full-path="Formula-360/" manifest:version="1.2"/>
  <manifest:file-entry manifest:media-type="application/vnd.oasis.opendocument.formula" manifest:full-path="Formula-358/" manifest:version="1.2"/>
  <manifest:file-entry manifest:media-type="application/vnd.oasis.opendocument.formula" manifest:full-path="Formula-358/" manifest:version="1.2"/>
  <manifest:file-entry manifest:media-type="application/vnd.oasis.opendocument.formula" manifest:full-path="Formula-356/" manifest:version="1.2"/>
  <manifest:file-entry manifest:media-type="application/vnd.oasis.opendocument.formula" manifest:full-path="Formula-356/" manifest:version="1.2"/>
  <manifest:file-entry manifest:media-type="application/vnd.oasis.opendocument.formula" manifest:full-path="Formula-354/" manifest:version="1.2"/>
  <manifest:file-entry manifest:media-type="application/vnd.oasis.opendocument.formula" manifest:full-path="Formula-354/" manifest:version="1.2"/>
  <manifest:file-entry manifest:media-type="application/vnd.oasis.opendocument.formula" manifest:full-path="Formula-352/" manifest:version="1.2"/>
  <manifest:file-entry manifest:media-type="application/vnd.oasis.opendocument.formula" manifest:full-path="Formula-352/" manifest:version="1.2"/>
  <manifest:file-entry manifest:media-type="application/vnd.oasis.opendocument.formula" manifest:full-path="Formula-350/" manifest:version="1.2"/>
  <manifest:file-entry manifest:media-type="application/vnd.oasis.opendocument.formula" manifest:full-path="Formula-350/" manifest:version="1.2"/>
  <manifest:file-entry manifest:media-type="application/vnd.oasis.opendocument.formula" manifest:full-path="Formula-348/" manifest:version="1.2"/>
  <manifest:file-entry manifest:media-type="application/vnd.oasis.opendocument.formula" manifest:full-path="Formula-348/" manifest:version="1.2"/>
  <manifest:file-entry manifest:media-type="application/vnd.oasis.opendocument.formula" manifest:full-path="Formula-346/" manifest:version="1.2"/>
  <manifest:file-entry manifest:media-type="application/vnd.oasis.opendocument.formula" manifest:full-path="Formula-346/" manifest:version="1.2"/>
  <manifest:file-entry manifest:media-type="application/vnd.oasis.opendocument.formula" manifest:full-path="Formula-344/" manifest:version="1.2"/>
  <manifest:file-entry manifest:media-type="application/vnd.oasis.opendocument.formula" manifest:full-path="Formula-344/" manifest:version="1.2"/>
  <manifest:file-entry manifest:media-type="application/vnd.oasis.opendocument.formula" manifest:full-path="Formula-342/" manifest:version="1.2"/>
  <manifest:file-entry manifest:media-type="application/vnd.oasis.opendocument.formula" manifest:full-path="Formula-342/" manifest:version="1.2"/>
  <manifest:file-entry manifest:media-type="application/vnd.oasis.opendocument.formula" manifest:full-path="Formula-340/" manifest:version="1.2"/>
  <manifest:file-entry manifest:media-type="application/vnd.oasis.opendocument.formula" manifest:full-path="Formula-340/" manifest:version="1.2"/>
  <manifest:file-entry manifest:media-type="application/vnd.oasis.opendocument.formula" manifest:full-path="Formula-338/" manifest:version="1.2"/>
  <manifest:file-entry manifest:media-type="application/vnd.oasis.opendocument.formula" manifest:full-path="Formula-338/" manifest:version="1.2"/>
  <manifest:file-entry manifest:media-type="application/vnd.oasis.opendocument.formula" manifest:full-path="Formula-336/" manifest:version="1.2"/>
  <manifest:file-entry manifest:media-type="application/vnd.oasis.opendocument.formula" manifest:full-path="Formula-336/" manifest:version="1.2"/>
  <manifest:file-entry manifest:media-type="application/vnd.oasis.opendocument.formula" manifest:full-path="Formula-334/" manifest:version="1.2"/>
  <manifest:file-entry manifest:media-type="application/vnd.oasis.opendocument.formula" manifest:full-path="Formula-334/" manifest:version="1.2"/>
  <manifest:file-entry manifest:media-type="application/vnd.oasis.opendocument.formula" manifest:full-path="Formula-332/" manifest:version="1.2"/>
  <manifest:file-entry manifest:media-type="application/vnd.oasis.opendocument.formula" manifest:full-path="Formula-332/" manifest:version="1.2"/>
  <manifest:file-entry manifest:media-type="application/vnd.oasis.opendocument.formula" manifest:full-path="Formula-330/" manifest:version="1.2"/>
  <manifest:file-entry manifest:media-type="application/vnd.oasis.opendocument.formula" manifest:full-path="Formula-330/" manifest:version="1.2"/>
  <manifest:file-entry manifest:media-type="application/vnd.oasis.opendocument.formula" manifest:full-path="Formula-328/" manifest:version="1.2"/>
  <manifest:file-entry manifest:media-type="application/vnd.oasis.opendocument.formula" manifest:full-path="Formula-328/" manifest:version="1.2"/>
  <manifest:file-entry manifest:media-type="application/vnd.oasis.opendocument.formula" manifest:full-path="Formula-326/" manifest:version="1.2"/>
  <manifest:file-entry manifest:media-type="application/vnd.oasis.opendocument.formula" manifest:full-path="Formula-326/" manifest:version="1.2"/>
  <manifest:file-entry manifest:media-type="application/vnd.oasis.opendocument.formula" manifest:full-path="Formula-324/" manifest:version="1.2"/>
  <manifest:file-entry manifest:media-type="application/vnd.oasis.opendocument.formula" manifest:full-path="Formula-324/" manifest:version="1.2"/>
  <manifest:file-entry manifest:media-type="application/vnd.oasis.opendocument.formula" manifest:full-path="Formula-322/" manifest:version="1.2"/>
  <manifest:file-entry manifest:media-type="application/vnd.oasis.opendocument.formula" manifest:full-path="Formula-322/" manifest:version="1.2"/>
  <manifest:file-entry manifest:media-type="application/vnd.oasis.opendocument.formula" manifest:full-path="Formula-320/" manifest:version="1.2"/>
  <manifest:file-entry manifest:media-type="application/vnd.oasis.opendocument.formula" manifest:full-path="Formula-320/" manifest:version="1.2"/>
  <manifest:file-entry manifest:media-type="application/vnd.oasis.opendocument.formula" manifest:full-path="Formula-318/" manifest:version="1.2"/>
  <manifest:file-entry manifest:media-type="application/vnd.oasis.opendocument.formula" manifest:full-path="Formula-318/" manifest:version="1.2"/>
  <manifest:file-entry manifest:media-type="application/vnd.oasis.opendocument.formula" manifest:full-path="Formula-316/" manifest:version="1.2"/>
  <manifest:file-entry manifest:media-type="application/vnd.oasis.opendocument.formula" manifest:full-path="Formula-316/" manifest:version="1.2"/>
  <manifest:file-entry manifest:media-type="application/vnd.oasis.opendocument.formula" manifest:full-path="Formula-314/" manifest:version="1.2"/>
  <manifest:file-entry manifest:media-type="application/vnd.oasis.opendocument.formula" manifest:full-path="Formula-314/" manifest:version="1.2"/>
  <manifest:file-entry manifest:media-type="application/vnd.oasis.opendocument.formula" manifest:full-path="Formula-312/" manifest:version="1.2"/>
  <manifest:file-entry manifest:media-type="application/vnd.oasis.opendocument.formula" manifest:full-path="Formula-312/" manifest:version="1.2"/>
  <manifest:file-entry manifest:media-type="application/vnd.oasis.opendocument.formula" manifest:full-path="Formula-310/" manifest:version="1.2"/>
  <manifest:file-entry manifest:media-type="application/vnd.oasis.opendocument.formula" manifest:full-path="Formula-310/" manifest:version="1.2"/>
  <manifest:file-entry manifest:media-type="application/vnd.oasis.opendocument.formula" manifest:full-path="Formula-308/" manifest:version="1.2"/>
  <manifest:file-entry manifest:media-type="application/vnd.oasis.opendocument.formula" manifest:full-path="Formula-308/" manifest:version="1.2"/>
  <manifest:file-entry manifest:media-type="application/vnd.oasis.opendocument.formula" manifest:full-path="Formula-306/" manifest:version="1.2"/>
  <manifest:file-entry manifest:media-type="application/vnd.oasis.opendocument.formula" manifest:full-path="Formula-306/" manifest:version="1.2"/>
  <manifest:file-entry manifest:media-type="application/vnd.oasis.opendocument.formula" manifest:full-path="Formula-304/" manifest:version="1.2"/>
  <manifest:file-entry manifest:media-type="application/vnd.oasis.opendocument.formula" manifest:full-path="Formula-304/" manifest:version="1.2"/>
  <manifest:file-entry manifest:media-type="application/vnd.oasis.opendocument.formula" manifest:full-path="Formula-302/" manifest:version="1.2"/>
  <manifest:file-entry manifest:media-type="application/vnd.oasis.opendocument.formula" manifest:full-path="Formula-302/" manifest:version="1.2"/>
  <manifest:file-entry manifest:media-type="application/vnd.oasis.opendocument.formula" manifest:full-path="Formula-300/" manifest:version="1.2"/>
  <manifest:file-entry manifest:media-type="application/vnd.oasis.opendocument.formula" manifest:full-path="Formula-300/" manifest:version="1.2"/>
  <manifest:file-entry manifest:media-type="application/vnd.oasis.opendocument.formula" manifest:full-path="Formula-298/" manifest:version="1.2"/>
  <manifest:file-entry manifest:media-type="application/vnd.oasis.opendocument.formula" manifest:full-path="Formula-298/" manifest:version="1.2"/>
  <manifest:file-entry manifest:media-type="application/vnd.oasis.opendocument.formula" manifest:full-path="Formula-296/" manifest:version="1.2"/>
  <manifest:file-entry manifest:media-type="application/vnd.oasis.opendocument.formula" manifest:full-path="Formula-296/" manifest:version="1.2"/>
  <manifest:file-entry manifest:media-type="application/vnd.oasis.opendocument.formula" manifest:full-path="Formula-294/" manifest:version="1.2"/>
  <manifest:file-entry manifest:media-type="application/vnd.oasis.opendocument.formula" manifest:full-path="Formula-294/" manifest:version="1.2"/>
  <manifest:file-entry manifest:media-type="application/vnd.oasis.opendocument.formula" manifest:full-path="Formula-292/" manifest:version="1.2"/>
  <manifest:file-entry manifest:media-type="application/vnd.oasis.opendocument.formula" manifest:full-path="Formula-292/" manifest:version="1.2"/>
  <manifest:file-entry manifest:media-type="application/vnd.oasis.opendocument.formula" manifest:full-path="Formula-290/" manifest:version="1.2"/>
  <manifest:file-entry manifest:media-type="application/vnd.oasis.opendocument.formula" manifest:full-path="Formula-290/" manifest:version="1.2"/>
  <manifest:file-entry manifest:media-type="application/vnd.oasis.opendocument.formula" manifest:full-path="Formula-288/" manifest:version="1.2"/>
  <manifest:file-entry manifest:media-type="application/vnd.oasis.opendocument.formula" manifest:full-path="Formula-288/" manifest:version="1.2"/>
  <manifest:file-entry manifest:media-type="application/vnd.oasis.opendocument.formula" manifest:full-path="Formula-286/" manifest:version="1.2"/>
  <manifest:file-entry manifest:media-type="application/vnd.oasis.opendocument.formula" manifest:full-path="Formula-286/" manifest:version="1.2"/>
  <manifest:file-entry manifest:media-type="application/vnd.oasis.opendocument.formula" manifest:full-path="Formula-284/" manifest:version="1.2"/>
  <manifest:file-entry manifest:media-type="application/vnd.oasis.opendocument.formula" manifest:full-path="Formula-284/" manifest:version="1.2"/>
  <manifest:file-entry manifest:media-type="application/vnd.oasis.opendocument.formula" manifest:full-path="Formula-282/" manifest:version="1.2"/>
  <manifest:file-entry manifest:media-type="application/vnd.oasis.opendocument.formula" manifest:full-path="Formula-282/" manifest:version="1.2"/>
  <manifest:file-entry manifest:media-type="application/vnd.oasis.opendocument.formula" manifest:full-path="Formula-280/" manifest:version="1.2"/>
  <manifest:file-entry manifest:media-type="application/vnd.oasis.opendocument.formula" manifest:full-path="Formula-280/" manifest:version="1.2"/>
  <manifest:file-entry manifest:media-type="application/vnd.oasis.opendocument.formula" manifest:full-path="Formula-278/" manifest:version="1.2"/>
  <manifest:file-entry manifest:media-type="application/vnd.oasis.opendocument.formula" manifest:full-path="Formula-278/" manifest:version="1.2"/>
  <manifest:file-entry manifest:media-type="application/vnd.oasis.opendocument.formula" manifest:full-path="Formula-276/" manifest:version="1.2"/>
  <manifest:file-entry manifest:media-type="application/vnd.oasis.opendocument.formula" manifest:full-path="Formula-276/" manifest:version="1.2"/>
  <manifest:file-entry manifest:media-type="application/vnd.oasis.opendocument.formula" manifest:full-path="Formula-274/" manifest:version="1.2"/>
  <manifest:file-entry manifest:media-type="application/vnd.oasis.opendocument.formula" manifest:full-path="Formula-274/" manifest:version="1.2"/>
  <manifest:file-entry manifest:media-type="application/vnd.oasis.opendocument.formula" manifest:full-path="Formula-272/" manifest:version="1.2"/>
  <manifest:file-entry manifest:media-type="application/vnd.oasis.opendocument.formula" manifest:full-path="Formula-272/" manifest:version="1.2"/>
  <manifest:file-entry manifest:media-type="application/vnd.oasis.opendocument.formula" manifest:full-path="Formula-270/" manifest:version="1.2"/>
  <manifest:file-entry manifest:media-type="application/vnd.oasis.opendocument.formula" manifest:full-path="Formula-270/" manifest:version="1.2"/>
  <manifest:file-entry manifest:media-type="application/vnd.oasis.opendocument.formula" manifest:full-path="Formula-268/" manifest:version="1.2"/>
  <manifest:file-entry manifest:media-type="application/vnd.oasis.opendocument.formula" manifest:full-path="Formula-268/" manifest:version="1.2"/>
  <manifest:file-entry manifest:media-type="application/vnd.oasis.opendocument.formula" manifest:full-path="Formula-266/" manifest:version="1.2"/>
  <manifest:file-entry manifest:media-type="application/vnd.oasis.opendocument.formula" manifest:full-path="Formula-266/" manifest:version="1.2"/>
  <manifest:file-entry manifest:media-type="application/vnd.oasis.opendocument.formula" manifest:full-path="Formula-264/" manifest:version="1.2"/>
  <manifest:file-entry manifest:media-type="application/vnd.oasis.opendocument.formula" manifest:full-path="Formula-264/" manifest:version="1.2"/>
  <manifest:file-entry manifest:media-type="application/vnd.oasis.opendocument.formula" manifest:full-path="Formula-262/" manifest:version="1.2"/>
  <manifest:file-entry manifest:media-type="application/vnd.oasis.opendocument.formula" manifest:full-path="Formula-262/" manifest:version="1.2"/>
  <manifest:file-entry manifest:media-type="application/vnd.oasis.opendocument.formula" manifest:full-path="Formula-260/" manifest:version="1.2"/>
  <manifest:file-entry manifest:media-type="application/vnd.oasis.opendocument.formula" manifest:full-path="Formula-260/" manifest:version="1.2"/>
  <manifest:file-entry manifest:media-type="application/vnd.oasis.opendocument.formula" manifest:full-path="Formula-258/" manifest:version="1.2"/>
  <manifest:file-entry manifest:media-type="application/vnd.oasis.opendocument.formula" manifest:full-path="Formula-258/" manifest:version="1.2"/>
  <manifest:file-entry manifest:media-type="application/vnd.oasis.opendocument.formula" manifest:full-path="Formula-256/" manifest:version="1.2"/>
  <manifest:file-entry manifest:media-type="application/vnd.oasis.opendocument.formula" manifest:full-path="Formula-256/" manifest:version="1.2"/>
  <manifest:file-entry manifest:media-type="application/vnd.oasis.opendocument.formula" manifest:full-path="Formula-254/" manifest:version="1.2"/>
  <manifest:file-entry manifest:media-type="application/vnd.oasis.opendocument.formula" manifest:full-path="Formula-254/" manifest:version="1.2"/>
  <manifest:file-entry manifest:media-type="application/vnd.oasis.opendocument.formula" manifest:full-path="Formula-252/" manifest:version="1.2"/>
  <manifest:file-entry manifest:media-type="application/vnd.oasis.opendocument.formula" manifest:full-path="Formula-252/" manifest:version="1.2"/>
  <manifest:file-entry manifest:media-type="application/vnd.oasis.opendocument.formula" manifest:full-path="Formula-250/" manifest:version="1.2"/>
  <manifest:file-entry manifest:media-type="application/vnd.oasis.opendocument.formula" manifest:full-path="Formula-250/" manifest:version="1.2"/>
  <manifest:file-entry manifest:media-type="application/vnd.oasis.opendocument.formula" manifest:full-path="Formula-248/" manifest:version="1.2"/>
  <manifest:file-entry manifest:media-type="application/vnd.oasis.opendocument.formula" manifest:full-path="Formula-248/" manifest:version="1.2"/>
  <manifest:file-entry manifest:media-type="application/vnd.oasis.opendocument.formula" manifest:full-path="Formula-246/" manifest:version="1.2"/>
  <manifest:file-entry manifest:media-type="application/vnd.oasis.opendocument.formula" manifest:full-path="Formula-246/" manifest:version="1.2"/>
  <manifest:file-entry manifest:media-type="application/vnd.oasis.opendocument.formula" manifest:full-path="Formula-244/" manifest:version="1.2"/>
  <manifest:file-entry manifest:media-type="application/vnd.oasis.opendocument.formula" manifest:full-path="Formula-244/" manifest:version="1.2"/>
  <manifest:file-entry manifest:media-type="application/vnd.oasis.opendocument.formula" manifest:full-path="Formula-242/" manifest:version="1.2"/>
  <manifest:file-entry manifest:media-type="application/vnd.oasis.opendocument.formula" manifest:full-path="Formula-242/" manifest:version="1.2"/>
  <manifest:file-entry manifest:media-type="application/vnd.oasis.opendocument.formula" manifest:full-path="Formula-240/" manifest:version="1.2"/>
  <manifest:file-entry manifest:media-type="application/vnd.oasis.opendocument.formula" manifest:full-path="Formula-240/" manifest:version="1.2"/>
  <manifest:file-entry manifest:media-type="application/vnd.oasis.opendocument.formula" manifest:full-path="Formula-238/" manifest:version="1.2"/>
  <manifest:file-entry manifest:media-type="application/vnd.oasis.opendocument.formula" manifest:full-path="Formula-238/" manifest:version="1.2"/>
  <manifest:file-entry manifest:media-type="application/vnd.oasis.opendocument.formula" manifest:full-path="Formula-236/" manifest:version="1.2"/>
  <manifest:file-entry manifest:media-type="application/vnd.oasis.opendocument.formula" manifest:full-path="Formula-236/" manifest:version="1.2"/>
  <manifest:file-entry manifest:media-type="application/vnd.oasis.opendocument.formula" manifest:full-path="Formula-234/" manifest:version="1.2"/>
  <manifest:file-entry manifest:media-type="application/vnd.oasis.opendocument.formula" manifest:full-path="Formula-234/" manifest:version="1.2"/>
  <manifest:file-entry manifest:media-type="application/vnd.oasis.opendocument.formula" manifest:full-path="Formula-232/" manifest:version="1.2"/>
  <manifest:file-entry manifest:media-type="application/vnd.oasis.opendocument.formula" manifest:full-path="Formula-232/" manifest:version="1.2"/>
  <manifest:file-entry manifest:media-type="application/vnd.oasis.opendocument.formula" manifest:full-path="Formula-230/" manifest:version="1.2"/>
  <manifest:file-entry manifest:media-type="application/vnd.oasis.opendocument.formula" manifest:full-path="Formula-230/" manifest:version="1.2"/>
  <manifest:file-entry manifest:media-type="application/vnd.oasis.opendocument.formula" manifest:full-path="Formula-228/" manifest:version="1.2"/>
  <manifest:file-entry manifest:media-type="application/vnd.oasis.opendocument.formula" manifest:full-path="Formula-228/" manifest:version="1.2"/>
  <manifest:file-entry manifest:media-type="application/vnd.oasis.opendocument.formula" manifest:full-path="Formula-226/" manifest:version="1.2"/>
  <manifest:file-entry manifest:media-type="application/vnd.oasis.opendocument.formula" manifest:full-path="Formula-226/" manifest:version="1.2"/>
  <manifest:file-entry manifest:media-type="application/vnd.oasis.opendocument.formula" manifest:full-path="Formula-224/" manifest:version="1.2"/>
  <manifest:file-entry manifest:media-type="application/vnd.oasis.opendocument.formula" manifest:full-path="Formula-224/" manifest:version="1.2"/>
  <manifest:file-entry manifest:media-type="application/vnd.oasis.opendocument.formula" manifest:full-path="Formula-222/" manifest:version="1.2"/>
  <manifest:file-entry manifest:media-type="application/vnd.oasis.opendocument.formula" manifest:full-path="Formula-222/" manifest:version="1.2"/>
  <manifest:file-entry manifest:media-type="application/vnd.oasis.opendocument.formula" manifest:full-path="Formula-220/" manifest:version="1.2"/>
  <manifest:file-entry manifest:media-type="application/vnd.oasis.opendocument.formula" manifest:full-path="Formula-220/" manifest:version="1.2"/>
  <manifest:file-entry manifest:media-type="application/vnd.oasis.opendocument.formula" manifest:full-path="Formula-218/" manifest:version="1.2"/>
  <manifest:file-entry manifest:media-type="application/vnd.oasis.opendocument.formula" manifest:full-path="Formula-218/" manifest:version="1.2"/>
  <manifest:file-entry manifest:media-type="application/vnd.oasis.opendocument.formula" manifest:full-path="Formula-216/" manifest:version="1.2"/>
  <manifest:file-entry manifest:media-type="application/vnd.oasis.opendocument.formula" manifest:full-path="Formula-216/" manifest:version="1.2"/>
  <manifest:file-entry manifest:media-type="application/vnd.oasis.opendocument.formula" manifest:full-path="Formula-214/" manifest:version="1.2"/>
  <manifest:file-entry manifest:media-type="application/vnd.oasis.opendocument.formula" manifest:full-path="Formula-214/" manifest:version="1.2"/>
  <manifest:file-entry manifest:media-type="application/vnd.oasis.opendocument.formula" manifest:full-path="Formula-212/" manifest:version="1.2"/>
  <manifest:file-entry manifest:media-type="application/vnd.oasis.opendocument.formula" manifest:full-path="Formula-212/" manifest:version="1.2"/>
  <manifest:file-entry manifest:media-type="application/vnd.oasis.opendocument.formula" manifest:full-path="Formula-210/" manifest:version="1.2"/>
  <manifest:file-entry manifest:media-type="application/vnd.oasis.opendocument.formula" manifest:full-path="Formula-210/" manifest:version="1.2"/>
  <manifest:file-entry manifest:media-type="application/vnd.oasis.opendocument.formula" manifest:full-path="Formula-208/" manifest:version="1.2"/>
  <manifest:file-entry manifest:media-type="application/vnd.oasis.opendocument.formula" manifest:full-path="Formula-208/" manifest:version="1.2"/>
  <manifest:file-entry manifest:media-type="application/vnd.oasis.opendocument.formula" manifest:full-path="Formula-206/" manifest:version="1.2"/>
  <manifest:file-entry manifest:media-type="application/vnd.oasis.opendocument.formula" manifest:full-path="Formula-206/" manifest:version="1.2"/>
  <manifest:file-entry manifest:media-type="application/vnd.oasis.opendocument.formula" manifest:full-path="Formula-204/" manifest:version="1.2"/>
  <manifest:file-entry manifest:media-type="application/vnd.oasis.opendocument.formula" manifest:full-path="Formula-204/" manifest:version="1.2"/>
  <manifest:file-entry manifest:media-type="application/vnd.oasis.opendocument.formula" manifest:full-path="Formula-202/" manifest:version="1.2"/>
  <manifest:file-entry manifest:media-type="application/vnd.oasis.opendocument.formula" manifest:full-path="Formula-202/" manifest:version="1.2"/>
  <manifest:file-entry manifest:media-type="application/vnd.oasis.opendocument.formula" manifest:full-path="Formula-200/" manifest:version="1.2"/>
  <manifest:file-entry manifest:media-type="application/vnd.oasis.opendocument.formula" manifest:full-path="Formula-200/" manifest:version="1.2"/>
  <manifest:file-entry manifest:media-type="application/vnd.oasis.opendocument.formula" manifest:full-path="Formula-198/" manifest:version="1.2"/>
  <manifest:file-entry manifest:media-type="application/vnd.oasis.opendocument.formula" manifest:full-path="Formula-198/" manifest:version="1.2"/>
  <manifest:file-entry manifest:media-type="application/vnd.oasis.opendocument.formula" manifest:full-path="Formula-196/" manifest:version="1.2"/>
  <manifest:file-entry manifest:media-type="application/vnd.oasis.opendocument.formula" manifest:full-path="Formula-196/" manifest:version="1.2"/>
  <manifest:file-entry manifest:media-type="application/vnd.oasis.opendocument.formula" manifest:full-path="Formula-194/" manifest:version="1.2"/>
  <manifest:file-entry manifest:media-type="application/vnd.oasis.opendocument.formula" manifest:full-path="Formula-194/" manifest:version="1.2"/>
  <manifest:file-entry manifest:media-type="application/vnd.oasis.opendocument.formula" manifest:full-path="Formula-192/" manifest:version="1.2"/>
  <manifest:file-entry manifest:media-type="application/vnd.oasis.opendocument.formula" manifest:full-path="Formula-192/" manifest:version="1.2"/>
  <manifest:file-entry manifest:media-type="application/vnd.oasis.opendocument.formula" manifest:full-path="Formula-190/" manifest:version="1.2"/>
  <manifest:file-entry manifest:media-type="application/vnd.oasis.opendocument.formula" manifest:full-path="Formula-190/" manifest:version="1.2"/>
  <manifest:file-entry manifest:media-type="application/vnd.oasis.opendocument.formula" manifest:full-path="Formula-188/" manifest:version="1.2"/>
  <manifest:file-entry manifest:media-type="application/vnd.oasis.opendocument.formula" manifest:full-path="Formula-188/" manifest:version="1.2"/>
  <manifest:file-entry manifest:media-type="application/vnd.oasis.opendocument.formula" manifest:full-path="Formula-186/" manifest:version="1.2"/>
  <manifest:file-entry manifest:media-type="application/vnd.oasis.opendocument.formula" manifest:full-path="Formula-186/" manifest:version="1.2"/>
  <manifest:file-entry manifest:media-type="application/vnd.oasis.opendocument.formula" manifest:full-path="Formula-184/" manifest:version="1.2"/>
  <manifest:file-entry manifest:media-type="application/vnd.oasis.opendocument.formula" manifest:full-path="Formula-184/" manifest:version="1.2"/>
  <manifest:file-entry manifest:media-type="application/vnd.oasis.opendocument.formula" manifest:full-path="Formula-182/" manifest:version="1.2"/>
  <manifest:file-entry manifest:media-type="application/vnd.oasis.opendocument.formula" manifest:full-path="Formula-182/" manifest:version="1.2"/>
  <manifest:file-entry manifest:media-type="application/vnd.oasis.opendocument.formula" manifest:full-path="Formula-180/" manifest:version="1.2"/>
  <manifest:file-entry manifest:media-type="application/vnd.oasis.opendocument.formula" manifest:full-path="Formula-180/" manifest:version="1.2"/>
  <manifest:file-entry manifest:media-type="application/vnd.oasis.opendocument.formula" manifest:full-path="Formula-178/" manifest:version="1.2"/>
  <manifest:file-entry manifest:media-type="application/vnd.oasis.opendocument.formula" manifest:full-path="Formula-178/" manifest:version="1.2"/>
  <manifest:file-entry manifest:media-type="application/vnd.oasis.opendocument.formula" manifest:full-path="Formula-176/" manifest:version="1.2"/>
  <manifest:file-entry manifest:media-type="application/vnd.oasis.opendocument.formula" manifest:full-path="Formula-176/" manifest:version="1.2"/>
  <manifest:file-entry manifest:media-type="application/vnd.oasis.opendocument.formula" manifest:full-path="Formula-174/" manifest:version="1.2"/>
  <manifest:file-entry manifest:media-type="application/vnd.oasis.opendocument.formula" manifest:full-path="Formula-174/" manifest:version="1.2"/>
  <manifest:file-entry manifest:media-type="application/vnd.oasis.opendocument.formula" manifest:full-path="Formula-172/" manifest:version="1.2"/>
  <manifest:file-entry manifest:media-type="application/vnd.oasis.opendocument.formula" manifest:full-path="Formula-172/" manifest:version="1.2"/>
  <manifest:file-entry manifest:media-type="application/vnd.oasis.opendocument.formula" manifest:full-path="Formula-170/" manifest:version="1.2"/>
  <manifest:file-entry manifest:media-type="application/vnd.oasis.opendocument.formula" manifest:full-path="Formula-170/" manifest:version="1.2"/>
  <manifest:file-entry manifest:media-type="application/vnd.oasis.opendocument.formula" manifest:full-path="Formula-168/" manifest:version="1.2"/>
  <manifest:file-entry manifest:media-type="application/vnd.oasis.opendocument.formula" manifest:full-path="Formula-168/" manifest:version="1.2"/>
  <manifest:file-entry manifest:media-type="application/vnd.oasis.opendocument.formula" manifest:full-path="Formula-166/" manifest:version="1.2"/>
  <manifest:file-entry manifest:media-type="application/vnd.oasis.opendocument.formula" manifest:full-path="Formula-166/" manifest:version="1.2"/>
  <manifest:file-entry manifest:media-type="application/vnd.oasis.opendocument.formula" manifest:full-path="Formula-164/" manifest:version="1.2"/>
  <manifest:file-entry manifest:media-type="application/vnd.oasis.opendocument.formula" manifest:full-path="Formula-164/" manifest:version="1.2"/>
  <manifest:file-entry manifest:media-type="application/vnd.oasis.opendocument.formula" manifest:full-path="Formula-162/" manifest:version="1.2"/>
  <manifest:file-entry manifest:media-type="application/vnd.oasis.opendocument.formula" manifest:full-path="Formula-162/" manifest:version="1.2"/>
  <manifest:file-entry manifest:media-type="application/vnd.oasis.opendocument.formula" manifest:full-path="Formula-160/" manifest:version="1.2"/>
  <manifest:file-entry manifest:media-type="application/vnd.oasis.opendocument.formula" manifest:full-path="Formula-160/" manifest:version="1.2"/>
  <manifest:file-entry manifest:media-type="application/vnd.oasis.opendocument.formula" manifest:full-path="Formula-158/" manifest:version="1.2"/>
  <manifest:file-entry manifest:media-type="application/vnd.oasis.opendocument.formula" manifest:full-path="Formula-158/" manifest:version="1.2"/>
  <manifest:file-entry manifest:media-type="application/vnd.oasis.opendocument.formula" manifest:full-path="Formula-156/" manifest:version="1.2"/>
  <manifest:file-entry manifest:media-type="application/vnd.oasis.opendocument.formula" manifest:full-path="Formula-156/" manifest:version="1.2"/>
  <manifest:file-entry manifest:media-type="application/vnd.oasis.opendocument.formula" manifest:full-path="Formula-154/" manifest:version="1.2"/>
  <manifest:file-entry manifest:media-type="application/vnd.oasis.opendocument.formula" manifest:full-path="Formula-154/" manifest:version="1.2"/>
  <manifest:file-entry manifest:media-type="application/vnd.oasis.opendocument.formula" manifest:full-path="Formula-152/" manifest:version="1.2"/>
  <manifest:file-entry manifest:media-type="application/vnd.oasis.opendocument.formula" manifest:full-path="Formula-152/" manifest:version="1.2"/>
  <manifest:file-entry manifest:media-type="application/vnd.oasis.opendocument.formula" manifest:full-path="Formula-150/" manifest:version="1.2"/>
  <manifest:file-entry manifest:media-type="application/vnd.oasis.opendocument.formula" manifest:full-path="Formula-150/" manifest:version="1.2"/>
  <manifest:file-entry manifest:media-type="application/vnd.oasis.opendocument.formula" manifest:full-path="Formula-148/" manifest:version="1.2"/>
  <manifest:file-entry manifest:media-type="application/vnd.oasis.opendocument.formula" manifest:full-path="Formula-148/" manifest:version="1.2"/>
  <manifest:file-entry manifest:media-type="application/vnd.oasis.opendocument.formula" manifest:full-path="Formula-146/" manifest:version="1.2"/>
  <manifest:file-entry manifest:media-type="application/vnd.oasis.opendocument.formula" manifest:full-path="Formula-146/" manifest:version="1.2"/>
  <manifest:file-entry manifest:media-type="application/vnd.oasis.opendocument.formula" manifest:full-path="Formula-144/" manifest:version="1.2"/>
  <manifest:file-entry manifest:media-type="application/vnd.oasis.opendocument.formula" manifest:full-path="Formula-144/" manifest:version="1.2"/>
  <manifest:file-entry manifest:media-type="application/vnd.oasis.opendocument.formula" manifest:full-path="Formula-142/" manifest:version="1.2"/>
  <manifest:file-entry manifest:media-type="application/vnd.oasis.opendocument.formula" manifest:full-path="Formula-142/" manifest:version="1.2"/>
  <manifest:file-entry manifest:media-type="application/vnd.oasis.opendocument.formula" manifest:full-path="Formula-140/" manifest:version="1.2"/>
  <manifest:file-entry manifest:media-type="application/vnd.oasis.opendocument.formula" manifest:full-path="Formula-140/" manifest:version="1.2"/>
  <manifest:file-entry manifest:media-type="application/vnd.oasis.opendocument.formula" manifest:full-path="Formula-138/" manifest:version="1.2"/>
  <manifest:file-entry manifest:media-type="application/vnd.oasis.opendocument.formula" manifest:full-path="Formula-138/" manifest:version="1.2"/>
  <manifest:file-entry manifest:media-type="application/vnd.oasis.opendocument.formula" manifest:full-path="Formula-136/" manifest:version="1.2"/>
  <manifest:file-entry manifest:media-type="application/vnd.oasis.opendocument.formula" manifest:full-path="Formula-136/" manifest:version="1.2"/>
  <manifest:file-entry manifest:media-type="application/vnd.oasis.opendocument.formula" manifest:full-path="Formula-134/" manifest:version="1.2"/>
  <manifest:file-entry manifest:media-type="application/vnd.oasis.opendocument.formula" manifest:full-path="Formula-134/" manifest:version="1.2"/>
  <manifest:file-entry manifest:media-type="application/vnd.oasis.opendocument.formula" manifest:full-path="Formula-132/" manifest:version="1.2"/>
  <manifest:file-entry manifest:media-type="application/vnd.oasis.opendocument.formula" manifest:full-path="Formula-132/" manifest:version="1.2"/>
  <manifest:file-entry manifest:media-type="application/vnd.oasis.opendocument.formula" manifest:full-path="Formula-130/" manifest:version="1.2"/>
  <manifest:file-entry manifest:media-type="application/vnd.oasis.opendocument.formula" manifest:full-path="Formula-130/" manifest:version="1.2"/>
  <manifest:file-entry manifest:media-type="application/vnd.oasis.opendocument.formula" manifest:full-path="Formula-128/" manifest:version="1.2"/>
  <manifest:file-entry manifest:media-type="application/vnd.oasis.opendocument.formula" manifest:full-path="Formula-128/" manifest:version="1.2"/>
  <manifest:file-entry manifest:media-type="application/vnd.oasis.opendocument.formula" manifest:full-path="Formula-126/" manifest:version="1.2"/>
  <manifest:file-entry manifest:media-type="application/vnd.oasis.opendocument.formula" manifest:full-path="Formula-126/" manifest:version="1.2"/>
  <manifest:file-entry manifest:media-type="application/vnd.oasis.opendocument.formula" manifest:full-path="Formula-124/" manifest:version="1.2"/>
  <manifest:file-entry manifest:media-type="application/vnd.oasis.opendocument.formula" manifest:full-path="Formula-124/" manifest:version="1.2"/>
  <manifest:file-entry manifest:media-type="application/vnd.oasis.opendocument.formula" manifest:full-path="Formula-122/" manifest:version="1.2"/>
  <manifest:file-entry manifest:media-type="application/vnd.oasis.opendocument.formula" manifest:full-path="Formula-122/" manifest:version="1.2"/>
  <manifest:file-entry manifest:media-type="application/vnd.oasis.opendocument.formula" manifest:full-path="Formula-120/" manifest:version="1.2"/>
  <manifest:file-entry manifest:media-type="application/vnd.oasis.opendocument.formula" manifest:full-path="Formula-120/" manifest:version="1.2"/>
  <manifest:file-entry manifest:media-type="application/vnd.oasis.opendocument.formula" manifest:full-path="Formula-118/" manifest:version="1.2"/>
  <manifest:file-entry manifest:media-type="application/vnd.oasis.opendocument.formula" manifest:full-path="Formula-118/" manifest:version="1.2"/>
  <manifest:file-entry manifest:media-type="application/vnd.oasis.opendocument.formula" manifest:full-path="Formula-116/" manifest:version="1.2"/>
  <manifest:file-entry manifest:media-type="application/vnd.oasis.opendocument.formula" manifest:full-path="Formula-116/" manifest:version="1.2"/>
  <manifest:file-entry manifest:media-type="application/vnd.oasis.opendocument.formula" manifest:full-path="Formula-114/" manifest:version="1.2"/>
  <manifest:file-entry manifest:media-type="application/vnd.oasis.opendocument.formula" manifest:full-path="Formula-114/" manifest:version="1.2"/>
  <manifest:file-entry manifest:media-type="application/vnd.oasis.opendocument.formula" manifest:full-path="Formula-112/" manifest:version="1.2"/>
  <manifest:file-entry manifest:media-type="application/vnd.oasis.opendocument.formula" manifest:full-path="Formula-112/" manifest:version="1.2"/>
  <manifest:file-entry manifest:media-type="application/vnd.oasis.opendocument.formula" manifest:full-path="Formula-110/" manifest:version="1.2"/>
  <manifest:file-entry manifest:media-type="application/vnd.oasis.opendocument.formula" manifest:full-path="Formula-110/" manifest:version="1.2"/>
  <manifest:file-entry manifest:media-type="application/vnd.oasis.opendocument.formula" manifest:full-path="Formula-108/" manifest:version="1.2"/>
  <manifest:file-entry manifest:media-type="application/vnd.oasis.opendocument.formula" manifest:full-path="Formula-108/" manifest:version="1.2"/>
  <manifest:file-entry manifest:media-type="application/vnd.oasis.opendocument.formula" manifest:full-path="Formula-106/" manifest:version="1.2"/>
  <manifest:file-entry manifest:media-type="application/vnd.oasis.opendocument.formula" manifest:full-path="Formula-106/" manifest:version="1.2"/>
  <manifest:file-entry manifest:media-type="application/vnd.oasis.opendocument.formula" manifest:full-path="Formula-104/" manifest:version="1.2"/>
  <manifest:file-entry manifest:media-type="application/vnd.oasis.opendocument.formula" manifest:full-path="Formula-104/" manifest:version="1.2"/>
  <manifest:file-entry manifest:media-type="application/vnd.oasis.opendocument.formula" manifest:full-path="Formula-102/" manifest:version="1.2"/>
  <manifest:file-entry manifest:media-type="application/vnd.oasis.opendocument.formula" manifest:full-path="Formula-102/" manifest:version="1.2"/>
  <manifest:file-entry manifest:media-type="application/vnd.oasis.opendocument.formula" manifest:full-path="Formula-100/" manifest:version="1.2"/>
  <manifest:file-entry manifest:media-type="application/vnd.oasis.opendocument.formula" manifest:full-path="Formula-100/" manifest:version="1.2"/>
  <manifest:file-entry manifest:media-type="application/vnd.oasis.opendocument.formula" manifest:full-path="Formula-98/" manifest:version="1.2"/>
  <manifest:file-entry manifest:media-type="application/vnd.oasis.opendocument.formula" manifest:full-path="Formula-98/" manifest:version="1.2"/>
  <manifest:file-entry manifest:media-type="application/vnd.oasis.opendocument.formula" manifest:full-path="Formula-96/" manifest:version="1.2"/>
  <manifest:file-entry manifest:media-type="application/vnd.oasis.opendocument.formula" manifest:full-path="Formula-96/" manifest:version="1.2"/>
  <manifest:file-entry manifest:media-type="application/vnd.oasis.opendocument.formula" manifest:full-path="Formula-94/" manifest:version="1.2"/>
  <manifest:file-entry manifest:media-type="application/vnd.oasis.opendocument.formula" manifest:full-path="Formula-94/" manifest:version="1.2"/>
  <manifest:file-entry manifest:media-type="application/vnd.oasis.opendocument.formula" manifest:full-path="Formula-92/" manifest:version="1.2"/>
  <manifest:file-entry manifest:media-type="application/vnd.oasis.opendocument.formula" manifest:full-path="Formula-92/" manifest:version="1.2"/>
  <manifest:file-entry manifest:media-type="application/vnd.oasis.opendocument.formula" manifest:full-path="Formula-90/" manifest:version="1.2"/>
  <manifest:file-entry manifest:media-type="application/vnd.oasis.opendocument.formula" manifest:full-path="Formula-90/" manifest:version="1.2"/>
  <manifest:file-entry manifest:media-type="application/vnd.oasis.opendocument.formula" manifest:full-path="Formula-88/" manifest:version="1.2"/>
  <manifest:file-entry manifest:media-type="application/vnd.oasis.opendocument.formula" manifest:full-path="Formula-88/" manifest:version="1.2"/>
  <manifest:file-entry manifest:media-type="application/vnd.oasis.opendocument.formula" manifest:full-path="Formula-86/" manifest:version="1.2"/>
  <manifest:file-entry manifest:media-type="application/vnd.oasis.opendocument.formula" manifest:full-path="Formula-86/" manifest:version="1.2"/>
  <manifest:file-entry manifest:media-type="application/vnd.oasis.opendocument.formula" manifest:full-path="Formula-84/" manifest:version="1.2"/>
  <manifest:file-entry manifest:media-type="application/vnd.oasis.opendocument.formula" manifest:full-path="Formula-84/" manifest:version="1.2"/>
  <manifest:file-entry manifest:media-type="application/vnd.oasis.opendocument.formula" manifest:full-path="Formula-82/" manifest:version="1.2"/>
  <manifest:file-entry manifest:media-type="application/vnd.oasis.opendocument.formula" manifest:full-path="Formula-82/" manifest:version="1.2"/>
  <manifest:file-entry manifest:media-type="application/vnd.oasis.opendocument.formula" manifest:full-path="Formula-80/" manifest:version="1.2"/>
  <manifest:file-entry manifest:media-type="application/vnd.oasis.opendocument.formula" manifest:full-path="Formula-80/" manifest:version="1.2"/>
  <manifest:file-entry manifest:media-type="application/vnd.oasis.opendocument.formula" manifest:full-path="Formula-78/" manifest:version="1.2"/>
  <manifest:file-entry manifest:media-type="application/vnd.oasis.opendocument.formula" manifest:full-path="Formula-78/" manifest:version="1.2"/>
  <manifest:file-entry manifest:media-type="application/vnd.oasis.opendocument.formula" manifest:full-path="Formula-76/" manifest:version="1.2"/>
  <manifest:file-entry manifest:media-type="application/vnd.oasis.opendocument.formula" manifest:full-path="Formula-76/" manifest:version="1.2"/>
  <manifest:file-entry manifest:media-type="application/vnd.oasis.opendocument.formula" manifest:full-path="Formula-74/" manifest:version="1.2"/>
  <manifest:file-entry manifest:media-type="application/vnd.oasis.opendocument.formula" manifest:full-path="Formula-74/" manifest:version="1.2"/>
  <manifest:file-entry manifest:media-type="application/vnd.oasis.opendocument.formula" manifest:full-path="Formula-72/" manifest:version="1.2"/>
  <manifest:file-entry manifest:media-type="application/vnd.oasis.opendocument.formula" manifest:full-path="Formula-72/" manifest:version="1.2"/>
  <manifest:file-entry manifest:media-type="application/vnd.oasis.opendocument.formula" manifest:full-path="Formula-70/" manifest:version="1.2"/>
  <manifest:file-entry manifest:media-type="application/vnd.oasis.opendocument.formula" manifest:full-path="Formula-70/" manifest:version="1.2"/>
  <manifest:file-entry manifest:media-type="application/vnd.oasis.opendocument.formula" manifest:full-path="Formula-68/" manifest:version="1.2"/>
  <manifest:file-entry manifest:media-type="application/vnd.oasis.opendocument.formula" manifest:full-path="Formula-68/" manifest:version="1.2"/>
  <manifest:file-entry manifest:media-type="application/vnd.oasis.opendocument.formula" manifest:full-path="Formula-66/" manifest:version="1.2"/>
  <manifest:file-entry manifest:media-type="application/vnd.oasis.opendocument.formula" manifest:full-path="Formula-66/" manifest:version="1.2"/>
  <manifest:file-entry manifest:media-type="application/vnd.oasis.opendocument.formula" manifest:full-path="Formula-64/" manifest:version="1.2"/>
  <manifest:file-entry manifest:media-type="application/vnd.oasis.opendocument.formula" manifest:full-path="Formula-64/" manifest:version="1.2"/>
  <manifest:file-entry manifest:media-type="application/vnd.oasis.opendocument.formula" manifest:full-path="Formula-62/" manifest:version="1.2"/>
  <manifest:file-entry manifest:media-type="application/vnd.oasis.opendocument.formula" manifest:full-path="Formula-62/" manifest:version="1.2"/>
  <manifest:file-entry manifest:media-type="application/vnd.oasis.opendocument.formula" manifest:full-path="Formula-60/" manifest:version="1.2"/>
  <manifest:file-entry manifest:media-type="application/vnd.oasis.opendocument.formula" manifest:full-path="Formula-60/" manifest:version="1.2"/>
  <manifest:file-entry manifest:media-type="application/vnd.oasis.opendocument.formula" manifest:full-path="Formula-58/" manifest:version="1.2"/>
  <manifest:file-entry manifest:media-type="application/vnd.oasis.opendocument.formula" manifest:full-path="Formula-58/" manifest:version="1.2"/>
  <manifest:file-entry manifest:media-type="application/vnd.oasis.opendocument.formula" manifest:full-path="Formula-56/" manifest:version="1.2"/>
  <manifest:file-entry manifest:media-type="application/vnd.oasis.opendocument.formula" manifest:full-path="Formula-56/" manifest:version="1.2"/>
  <manifest:file-entry manifest:media-type="application/vnd.oasis.opendocument.formula" manifest:full-path="Formula-54/" manifest:version="1.2"/>
  <manifest:file-entry manifest:media-type="application/vnd.oasis.opendocument.formula" manifest:full-path="Formula-54/" manifest:version="1.2"/>
  <manifest:file-entry manifest:media-type="application/vnd.oasis.opendocument.formula" manifest:full-path="Formula-52/" manifest:version="1.2"/>
  <manifest:file-entry manifest:media-type="application/vnd.oasis.opendocument.formula" manifest:full-path="Formula-52/" manifest:version="1.2"/>
  <manifest:file-entry manifest:media-type="application/vnd.oasis.opendocument.formula" manifest:full-path="Formula-50/" manifest:version="1.2"/>
  <manifest:file-entry manifest:media-type="application/vnd.oasis.opendocument.formula" manifest:full-path="Formula-50/" manifest:version="1.2"/>
  <manifest:file-entry manifest:media-type="application/vnd.oasis.opendocument.formula" manifest:full-path="Formula-48/" manifest:version="1.2"/>
  <manifest:file-entry manifest:media-type="application/vnd.oasis.opendocument.formula" manifest:full-path="Formula-48/" manifest:version="1.2"/>
  <manifest:file-entry manifest:media-type="application/vnd.oasis.opendocument.formula" manifest:full-path="Formula-46/" manifest:version="1.2"/>
  <manifest:file-entry manifest:media-type="application/vnd.oasis.opendocument.formula" manifest:full-path="Formula-46/" manifest:version="1.2"/>
  <manifest:file-entry manifest:media-type="application/vnd.oasis.opendocument.formula" manifest:full-path="Formula-44/" manifest:version="1.2"/>
  <manifest:file-entry manifest:media-type="application/vnd.oasis.opendocument.formula" manifest:full-path="Formula-44/" manifest:version="1.2"/>
  <manifest:file-entry manifest:media-type="application/vnd.oasis.opendocument.formula" manifest:full-path="Formula-42/" manifest:version="1.2"/>
  <manifest:file-entry manifest:media-type="application/vnd.oasis.opendocument.formula" manifest:full-path="Formula-42/" manifest:version="1.2"/>
  <manifest:file-entry manifest:media-type="application/vnd.oasis.opendocument.formula" manifest:full-path="Formula-40/" manifest:version="1.2"/>
  <manifest:file-entry manifest:media-type="application/vnd.oasis.opendocument.formula" manifest:full-path="Formula-40/" manifest:version="1.2"/>
  <manifest:file-entry manifest:media-type="application/vnd.oasis.opendocument.formula" manifest:full-path="Formula-38/" manifest:version="1.2"/>
  <manifest:file-entry manifest:media-type="application/vnd.oasis.opendocument.formula" manifest:full-path="Formula-38/" manifest:version="1.2"/>
  <manifest:file-entry manifest:media-type="application/vnd.oasis.opendocument.formula" manifest:full-path="Formula-36/" manifest:version="1.2"/>
  <manifest:file-entry manifest:media-type="application/vnd.oasis.opendocument.formula" manifest:full-path="Formula-36/"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center"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center"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58981*"/>
    </style:style>
    <style:style style:name="Table1.B" style:family="table-column">
      <style:table-column-properties style:rel-column-width="6553*"/>
    </style:style>
    <style:style style:name="Table2" style:family="table">
      <style:table-properties table:align="center" style:rel-width="100%"/>
    </style:style>
    <style:style style:name="Table2.A" style:family="table-column">
      <style:table-column-properties style:rel-column-width="15887*"/>
    </style:style>
    <style:style style:name="Table2.B" style:family="table-column">
      <style:table-column-properties style:rel-column-width="35746*"/>
    </style:style>
    <style:style style:name="Table2.C" style:family="table-column">
      <style:table-column-properties style:rel-column-width="13901*"/>
    </style:style>
  </office:automatic-styles>
  <office:body>
    <office:text>
<text:p text:style-name="Title">The ecological interpretation of probabilistic networks</text:p>


The stochastic nature of ecological interactions has led many biologists to adopt a probabilistic view of ecological networks. Representing species interactions probabilistically (how likely are they to interact?) as opposed to deterministically (do they interact?) allows a better assessment of their spatiotemporal variability and accounts for inherent uncertainties in observations and predictions. However, despite this growing interest in probabilistic networks, general guidelines regarding the estimation and documentation of probabilistic interaction data are still lacking. This is concerning given that their biological interpretation and statistical manipulation are contingent upon the methods and variables used to estimate them. In this contribution, we review how probabilistic interactions are defined in the literature at different spatial scales, from local interactions to regional networks (metawebs), with a strong emphasis on food webs. These definitions are based on the distinction between the realization of an interaction at a specific time and space and its biological feasibility. We show that different network representations have different statistical behaviours when it comes to common ecological applications. Specifically, we argue that local probabilistic networks and metawebs differ in their spatial and temporal scaling of interactions, with potential interactions being scale-independent. This is in contrast with the taxonomic scaling of interactions, which does not qualitatively differ between both types of networks. Moreover, we suggest two approaches to sampling deterministic networks from probabilistic webs that account for these differences and argue that systematic biases arise when directly inferring local networks from subsets of metawebs. To support our arguments, we built a spatiotemporally explicit model of probabilistic interactions and developed different case studies using empirical and simulated data. Overall, our results emphasize the need for better documentation of probabilistic ecological networks, both at the local and regional scales, to inform the appropriate reuse of these data.


<text:h text:style-name="Heading_20_1" text:outline-level="1"><text:bookmark-start text:name="introduction"/>Introduction<text:bookmark-end text:name="introduction"/></text:h>
<text:p text:style-name="First_20_paragraph">Cataloging ecological interactions is a gargantuan task. Regardless of sampling effort, there are practical and biological constraints that hinder our ability to observe all interactions in nature, such as the spatial and temporal uncoupling of species and the large number of potential interactions in a community, of which the vast majority are rare (Jordano (2016)). Documenting the location and timing of interactions becomes even more challenging when accounting for the spatiotemporal variability of ecological networks (Poisot <text:span text:style-name="T1">et al.</text:span> (2012), Poisot <text:span text:style-name="T1">et al.</text:span> (2015)). Indeed, it is now recognized that knowing the biological capacity of two species to interact is necessary but not sufficient for inferring their interaction at a specific time and space. For example, Golubski &amp; Abrams (2011) presented many cases where trophic interactions in food webs depend on the presence or abundance of a third species (e.g., of a more profitable prey species). More generally, a handful of conditions must be satisfied for an interaction to be observed locally. First, both species must have overlapping geographic ranges, i.e. they must co-occur within the region of interest (Blanchet <text:span text:style-name="T1">et al.</text:span> 2020). Then, they must encounter locally. Probabilities of interspecific encounters are typically low, especially for rare species with low relative abundances (Canard <text:span text:style-name="T1">et al.</text:span> 2012). Finally, their traits must be locally compatible (Poisot <text:span text:style-name="T1">et al.</text:span> 2015). This includes their phenology (Olesen <text:span text:style-name="T1">et al.</text:span> (2010), Singer &amp; McBride (2012)), behavioral choices (Pulliam (1974), Choh <text:span text:style-name="T1">et al.</text:span> (2012)) and phenotypes (Bolnick <text:span text:style-name="T1">et al.</text:span> (2011), Stouffer <text:span text:style-name="T1">et al.</text:span> (2011), Gravel <text:span text:style-name="T1">et al.</text:span> (2013)). Environmental factors, such as temperature (Angilletta <text:span text:style-name="T1">et al.</text:span> 2004), drought (Woodward <text:span text:style-name="T1">et al.</text:span> 2012), climate change Araujo <text:span text:style-name="T1">et al.</text:span> (2011), and habitat modifications (Tylianakis <text:span text:style-name="T1">et al.</text:span> 2007), contribute to this spatiotemporal variability of interactions by impacting species abundance and traits. In this context, it is unsurprising that our knowledge of ecological interactions remains limited (Hortal <text:span text:style-name="T1">et al.</text:span> 2015) despite extensive biodiversity data collection (Schmeller <text:span text:style-name="T1">et al.</text:span> 2015).</text:p>
<text:p text:style-name="Text_20_body">The recognition of the intrinsic variability of species interactions has led ecologists to expand their representation of ecological networks to include a probabilistic view of interactions (Poisot <text:span text:style-name="T1">et al.</text:span> 2016). As opposed to binary deterministic networks, in which interactions are either observed or not, probabilistic networks represent our degree of belief about the realization or feasibility of pairwise interactions at the local or regional scale, respectively. In other words, representing interactions probabilistically considers inherent uncertainties and observation errors associated with ecological data. In the broadest sense, binary networks are also a type of probabilistic network, in which the value of interactions is restrained to <draw:frame draw:style-name="fr1" text:anchor-type="as-char"><draw:object xlink:href="Formula-114/" xlink:type="simple" xlink:show="embed" xlink:actuate="onLoad"/></draw:frame> (non-observed) or <draw:frame draw:style-name="fr1" text:anchor-type="as-char"><draw:object xlink:href="Formula-116/" xlink:type="simple" xlink:show="embed" xlink:actuate="onLoad"/></draw:frame> (observed). In probabilistic networks, only forbidden interactions Olesen <text:span text:style-name="T1">et al.</text:span> (2010) have a probability value of zero (but see Gonzalez-Varo &amp; Traveset 2016). However, <text:span text:style-name="T1">neutral</text:span> forbidden interactions (i.e., improbable interactions between rare species, Canard <text:span text:style-name="T1">et al.</text:span> 2012) could have low probability values in a local network but high probability in a regional network (metaweb) describing the biological capacity of species to interact.</text:p>
<text:p text:style-name="Text_20_body">By accounting for the uncertainty of interactions, probabilistic networks provide a more realistic portrait of species interactions and their emerging structure. This is important given that network structure is one of the major drivers of the functioning, dynamics, and resilience of ecosystems worldwide Rooney &amp; McCann (2012). Moreover, the application and development of computational methods in network ecology, which are often based on a probabilistic representation of interactions, can help alleviate the colossal sampling efforts required to document species interactions (Strydom <text:span text:style-name="T1">et al.</text:span> 2021). For example, statistical models can be used to estimate the uncertainty of pairwise interactions (Cirtwill <text:span text:style-name="T1">et al.</text:span> 2019) and the probability of missing (false negatives) and spurious (false positives) interactions (Guimerà &amp; Sales-Pardo 2009). Considering the high rate of false negatives in species interaction data due to the difficulty of witnessing rare interactions (Catchen <text:span text:style-name="T1">et al.</text:span> 2023), these models can inform the identification of priority sampling locations of ecological networks (e.g., Andrade-Pacheco <text:span text:style-name="T1">et al.</text:span> 2020 present an approach to identify priority sampling locations of disease hotspots). Statistical models can also be used to generate network predictions without prior knowledge of pairwise interactions, for instance using body size Gravel <text:span text:style-name="T1">et al.</text:span> (2013), phylogeny Strydom <text:span text:style-name="T1">et al.</text:span> (2022), or a combination of niche and neutral processes Pomeranz <text:span text:style-name="T1">et al.</text:span> (2019) for inference. Topological null models Fortuna &amp; Bascompte (2006), which can be used to generate underlying distributions of network measures for null hypothesis significance testing, are other examples of common probabilistic network models. Many measures have been developed to describe the structure (Poisot <text:span text:style-name="T1">et al.</text:span> 2016) and diversity Godsoe <text:span text:style-name="T1">et al.</text:span> (2022) of probabilistic networks. These models and measures support the use of this approach for the study of a wide range of ecological questions, from making better predictions of species distribution (Cazelles <text:span text:style-name="T1">et al.</text:span> 2016) to forecasting the impact of climate change on ecological networks (Gilman <text:span text:style-name="T1">et al.</text:span> 2010).</text:p>
<text:p text:style-name="Text_20_body">Despite these advances and opportunities, the lack of clear guidelines on the use of probabilistic interaction data is worrisome, especially for field and computational ecologists who manipulate and generate these numbers. Indeed, beyond methodological challenges encountered when evaluating them, there are important and perhaps more fundamental conceptual challenges when it comes to defining them. To the best of our knowledge, there is currently no data standard that could guide the estimation and documentation of interaction probabilities (Salim <text:span text:style-name="T1">et al.</text:span> 2022 discuss data standards for deterministic mutualistic networks). General guidelines could support more adequate manipulation and integration of interaction data from different sources and prevent ecologists from being misled by ambiguous and often diverging interpretations of probabilistic networks. In this contribution, we aim to take a step back by outlining different ways in which they were defined and used in network ecology and propose an approach to thinking about them. We distinguish two broad categories of probabilistic networks that have different statistical behaviors when applied to key ecological questions: local networks of realized interactions and regional networks (metawebs) of potential interactions. We show that these representations have different ecological and statistical implications, especially regarding the spatial and temporal scaling of interactions and the prediction of binary networks across space. Although we focus on food webs, our observations and advice can be applied to most types of ecological networks, from plant-pollinator to host-parasite networks. Indeed, excepting networks of indirect interactions such as competition and facilitation networks Kéfi <text:span text:style-name="T1">et al.</text:span> (2016), most ecological networks describe probabilities of direct interactions, which are conceptually and mathematically analogous to each other regardless of their biological type (e.g., trophic and parasitic interactions). Overall, we argue that probabilistic networks should be better documented, clearly defined in mathematical terms, and used with caution when analyzing ecological interactions.</text:p>
<text:h text:style-name="Heading_20_1" text:outline-level="1"><text:bookmark-start text:name="probabilistic-representations-of-interactions"/>Probabilistic representations of interactions<text:bookmark-end text:name="probabilistic-representations-of-interactions"/></text:h>
<text:p text:style-name="First_20_paragraph">One of the first aspects to take into consideration when estimating or interpreting probabilities of interactions is knowing if they describe potential or realized interactions. A potential interaction is defined as the biological capacity of two taxa to interact (i.e., the probability that they <text:span text:style-name="T1">can</text:span> theoretically interact) whereas a realized interaction refers to the materialization or observation of this interaction in a delineated space and time (i.e., the probability that they interact locally). Here, we use the terms <text:span text:style-name="T1">metaweb</text:span> to designate networks of potential interactions and <text:span text:style-name="T1">local networks</text:span> for those of realized interactions. Metawebs are the network analog of the species pool, where local networks originate from a subset of both species (nodes) and interactions (edges) of the regional metaweb (Saravia <text:span text:style-name="T1">et al.</text:span> 2022). Frequent confusion arises among ecologists over the use of these two terms, especially in a probabilistic context. Indeed, it can be difficult to know when published probabilistic networks describe potential or realized interactions, or when so-called probabilities are in reality <text:span text:style-name="T1">interaction scores</text:span> (i.e., a type of non-probabilistic quantitative interactions). Likewise, probabilistic potential interactions are often used and interpreted as realized interactions (and conversely), which may generate misleading findings when analyzing these data. We believe that a better understanding of the differences, similarities, and relationships between these two probabilistic representations of ecological networks would alleviate interpretation errors and help ecologists use these numbers more appropriately.</text:p>
<text:h text:style-name="Heading_20_2" text:outline-level="2"><text:bookmark-start text:name="pairwise-interactions-the-building-blocks-of-ecological-networks"/>Pairwise interactions: the building blocks of ecological networks<text:bookmark-end text:name="pairwise-interactions-the-building-blocks-of-ecological-networks"/></text:h>
<text:p text:style-name="First_20_paragraph">Local ecological networks and metawebs, like any type of network, are made of nodes and edges that can be represented at different levels of organization and precision. The basic unit of food webs and other ecological networks are individuals that interact with each other (e.g., by predation, Elton (2001)), forming individual-based networks. The aggregation of these individuals into more or less homogeneous groups (e.g., populations, species, trophic species, families) allows us to represent nodes at broader taxonomic scales, which impacts our interpretation of the properties and behavior of these systems (Guimarães 2020). Moreover, edges linking these nodes can describe a variety of interaction measures. Ecologists have traditionally represented interactions as binary objects that were considered realized after observing at least one individual from group <draw:frame draw:style-name="fr1" text:anchor-type="as-char"><draw:object xlink:href="Formula-118/" xlink:type="simple" xlink:show="embed" xlink:actuate="onLoad"/></draw:frame> interact with at least another individual from group <draw:frame draw:style-name="fr1" text:anchor-type="as-char"><draw:object xlink:href="Formula-120/" xlink:type="simple" xlink:show="embed" xlink:actuate="onLoad"/></draw:frame>. Boolean interactions are actually the result of a Bernoulli process $A_{i,j} \sim {\rm Bernoulli}(P(i \rightarrow j))$, with <draw:frame draw:style-name="fr1" text:anchor-type="as-char"><draw:object xlink:href="Formula-122/" xlink:type="simple" xlink:show="embed" xlink:actuate="onLoad"/></draw:frame> being the probability of interaction between <draw:frame draw:style-name="fr1" text:anchor-type="as-char"><draw:object xlink:href="Formula-124/" xlink:type="simple" xlink:show="embed" xlink:actuate="onLoad"/></draw:frame> and <draw:frame draw:style-name="fr1" text:anchor-type="as-char"><draw:object xlink:href="Formula-126/" xlink:type="simple" xlink:show="embed" xlink:actuate="onLoad"/></draw:frame> that characterizes our limited knowledge of the system and its intrinsic spatiotemporal variability. Depending on the type of networks (local or metaweb), the mathematical formulation and interpretation of stochastic parameters like <draw:frame draw:style-name="fr1" text:anchor-type="as-char"><draw:object xlink:href="Formula-128/" xlink:type="simple" xlink:show="embed" xlink:actuate="onLoad"/></draw:frame> can be linked to environmental and biological factors such as species relative abundance, traits, area, and time (tbl. 1). In these probabilistic network representations in which <draw:frame draw:style-name="fr1" text:anchor-type="as-char"><draw:object xlink:href="Formula-130/" xlink:type="simple" xlink:show="embed" xlink:actuate="onLoad"/></draw:frame> are edge values, the only two possible outcomes are the presence (<draw:frame draw:style-name="fr1" text:anchor-type="as-char"><draw:object xlink:href="Formula-132/" xlink:type="simple" xlink:show="embed" xlink:actuate="onLoad"/></draw:frame>) or absence (<draw:frame draw:style-name="fr1" text:anchor-type="as-char"><draw:object xlink:href="Formula-134/" xlink:type="simple" xlink:show="embed" xlink:actuate="onLoad"/></draw:frame>) of an interaction between each pair of nodes. Observing an interaction between two taxa at a given location and time provides important information that can be used to update previous estimates of <draw:frame draw:style-name="fr1" text:anchor-type="as-char"><draw:object xlink:href="Formula-136/" xlink:type="simple" xlink:show="embed" xlink:actuate="onLoad"/></draw:frame>, informing us on the biological capacity of both taxa to interact and the environmental conditions that enabled them to interact locally.</text:p>
<text:p text:style-name="Text_20_body">Even though binary networks constitute a highly valuable source of ecological information (Pascual <text:span text:style-name="T1">et al.</text:span> 2006), they overlook important factors regarding interaction strengths. These are represented using quantitative interactions, which better describe the energy flows, demographic impacts or frequencies of interactions between nodes Borrett &amp; Scharler (2019), with <draw:frame draw:style-name="fr1" text:anchor-type="as-char"><draw:object xlink:href="Formula-138/" xlink:type="simple" xlink:show="embed" xlink:actuate="onLoad"/></draw:frame> being a natural number <draw:frame draw:style-name="fr1" text:anchor-type="as-char"><draw:object xlink:href="Formula-140/" xlink:type="simple" xlink:show="embed" xlink:actuate="onLoad"/></draw:frame> or a real number <draw:frame draw:style-name="fr1" text:anchor-type="as-char"><draw:object xlink:href="Formula-142/" xlink:type="simple" xlink:show="embed" xlink:actuate="onLoad"/></draw:frame> depending on the measure. For example, they can represent the average number of prey individuals consumed by a predator in a given time period (e.g., the average number of fish in the stomach of a piscivorous species). Because quantitative interactions can describe predation pressure on prey taxa, they can be good estimators of the parameters describing species interactions in a Lotka-Volterra model (e.g., Emmerson &amp; Raffaelli 2004). However, this extra amount of ecological information typically comes at a cost of greater sampling effort or data requirement in predictive models (Strydom <text:span text:style-name="T1">et al.</text:span> 2021), which can lead to relatively high levels of uncertainties when inferring quantitative networks with limited data. Just like binary networks, the uncertainty and spatiotemporal variability of quantitative interactions can be represented probabilistically, with the difference that quantitative interactions can follow various probability distributions depending on the measure used, the event’s outcome being the value of interaction strength. For instance, quantitative interactions can follow a Poisson distribution $A_{i,j} \sim {\rm Poisson}(\lambda_{i \rightarrow j})$ when predicting frequencies of interactions between pairs of nodes, with <draw:frame draw:style-name="fr1" text:anchor-type="as-char"><draw:object xlink:href="Formula-144/" xlink:type="simple" xlink:show="embed" xlink:actuate="onLoad"/></draw:frame> being the expected rate at which individuals of taxa <draw:frame draw:style-name="fr1" text:anchor-type="as-char"><draw:object xlink:href="Formula-146/" xlink:type="simple" xlink:show="embed" xlink:actuate="onLoad"/></draw:frame> and <draw:frame draw:style-name="fr1" text:anchor-type="as-char"><draw:object xlink:href="Formula-148/" xlink:type="simple" xlink:show="embed" xlink:actuate="onLoad"/></draw:frame> interact (e.g., the average number of prey <draw:frame draw:style-name="fr1" text:anchor-type="as-char"><draw:object xlink:href="Formula-150/" xlink:type="simple" xlink:show="embed" xlink:actuate="onLoad"/></draw:frame> consumed by all predators <draw:frame draw:style-name="fr1" text:anchor-type="as-char"><draw:object xlink:href="Formula-152/" xlink:type="simple" xlink:show="embed" xlink:actuate="onLoad"/></draw:frame>). The Poisson distribution can also be 0-inflated when considering non-interacting taxa, which constitute the majority of taxa pairs in most local networks due to their typically high sparseness (Jordano 2016). Because of the methodological difficulties typically encountered when building deterministic quantitative networks, binary networks, which are easier to sample (Jordano 2016) and predict (Strydom <text:span text:style-name="T1">et al.</text:span> 2021), are much more documented and modeled in the literature. Moreover, most published probabilistic networks and methods describe Bernoulli interactions, which underlines the need for better guidelines regarding the interpretation and manipulation of these types of networks. For these reasons, our primary focus in this contribution will be on addressing the challenges in estimating and using Bernoulli interactions, in both probabilistic local networks and metawebs.</text:p>
<text:h text:style-name="Heading_20_2" text:outline-level="2"><text:bookmark-start text:name="local-networks-communities-interacting-in-space-and-time"/>Local networks: communities interacting in space and time<text:bookmark-end text:name="local-networks-communities-interacting-in-space-and-time"/></text:h>
<text:p text:style-name="First_20_paragraph">As opposed to metawebs, probabilistic local networks describe how likely taxa are to interact at a given location and time period (i.e., they are context-dependent). In local networks, edges commonly represent our degree of belief that two taxa interact in nature, but can also document the probability of <text:span text:style-name="T1">observing</text:span> this interaction (Catchen <text:span text:style-name="T1">et al.</text:span> 2023). For example, Kopelke <text:span text:style-name="T1">et al.</text:span> (2017) assembled a dataset of binary local European food webs of willow-galling sawflies and their natural enemies, clearly referencing each food web in space and time. Because of its large number of replicated samples, this dataset can be used to infer the probability of locally observing an interaction between any pair of taxa by measuring the proportion of sites where an interaction was observed (Gravel <text:span text:style-name="T1">et al.</text:span> 2019). More generally, we define space as the geographic coordinates <draw:frame draw:style-name="fr1" text:anchor-type="as-char"><draw:object xlink:href="Formula-154/" xlink:type="simple" xlink:show="embed" xlink:actuate="onLoad"/></draw:frame> of the spatial boundaries delineating the system (sampled or targeted) and time as the time interval during which interactions were sampled or for which they were predicted. Given that space and time are in reality continuous variables, the probability that an interaction occurs within a particular spatial and temporal setting is given by the integral of the probability density function describing the relative likelihood that this interaction is realized at any specific and infinitely small location and time. Therefore, the edge value could represent a probability density or a probability mass depending on how space and time are measured. For simplicity reasons, we will consider space and time as discrete dimensions that provide actual probabilities of interactions, which is conform to how ecological interactions are usually sampled. Using space and time intervals allows us to measure an area <draw:frame draw:style-name="fr1" text:anchor-type="as-char"><draw:object xlink:href="Formula-156/" xlink:type="simple" xlink:show="embed" xlink:actuate="onLoad"/></draw:frame> and duration <draw:frame draw:style-name="fr1" text:anchor-type="as-char"><draw:object xlink:href="Formula-158/" xlink:type="simple" xlink:show="embed" xlink:actuate="onLoad"/></draw:frame>, which can be directly used in spatiotemporal analyses of ecological networks. For example, when studying network-area relationships (NAR, Galiana <text:span text:style-name="T1">et al.</text:span> 2018), we should expect local probabilities of interactions to scale with area and duration because taxa have more opportunities to interact.</text:p>
<text:p text:style-name="Text_20_body">The probability that two taxa <draw:frame draw:style-name="fr1" text:anchor-type="as-char"><draw:object xlink:href="Formula-160/" xlink:type="simple" xlink:show="embed" xlink:actuate="onLoad"/></draw:frame> and <draw:frame draw:style-name="fr1" text:anchor-type="as-char"><draw:object xlink:href="Formula-162/" xlink:type="simple" xlink:show="embed" xlink:actuate="onLoad"/></draw:frame> interact locally can also be conditional on many environmental and biological factors. One of these is their co-occurrence <draw:frame draw:style-name="fr1" text:anchor-type="as-char"><draw:object xlink:href="Formula-164/" xlink:type="simple" xlink:show="embed" xlink:actuate="onLoad"/></draw:frame>, which is usually a Boolean describing if the geographic distribution of both taxa overlaps within the study area. In local networks, the probability that the interaction is realized must be <draw:frame draw:style-name="fr1" text:anchor-type="as-char"><draw:object xlink:href="Formula-166/" xlink:type="simple" xlink:show="embed" xlink:actuate="onLoad"/></draw:frame> when taxa do not co-occur, i.e. <draw:frame draw:style-name="fr1" text:anchor-type="as-char"><draw:object xlink:href="Formula-168/" xlink:type="simple" xlink:show="embed" xlink:actuate="onLoad"/></draw:frame>. Co-occurrence can also be modeled probabilistically. In that case, it follows a Bernoulli distribution $C_{i,j} \sim {\rm Bernoulli}(P_{i,j}(x, y))$, where the probability of co-occurrence <draw:frame draw:style-name="fr1" text:anchor-type="as-char"><draw:object xlink:href="Formula-170/" xlink:type="simple" xlink:show="embed" xlink:actuate="onLoad"/></draw:frame> can be estimated using species distribution models (e.g., Pollock <text:span text:style-name="T1">et al.</text:span> 2014). More generally, the probability that two taxa interact locally can be obtained by the product of their probability of interaction given co-occurrence with their probability of co-occurrence:</text:p>
<text:p text:style-name="Text_20_body"><text:bookmark-start text:name="eq:co-occur"/><draw:frame draw:style-name="fr2" text:anchor-type="paragraph"><draw:object xlink:href="Formula-172/" xlink:type="simple" xlink:show="embed" xlink:actuate="onLoad"/></draw:frame><text:bookmark-end text:name="eq:co-occur"/></text:p>
<text:p text:style-name="Text_20_body">Other important factors that can impact our estimation of interaction probabilities at the local scale are taxa relative abundance (Canard <text:span text:style-name="T1">et al.</text:span> 2012) and traits (Poisot <text:span text:style-name="T1">et al.</text:span> 2015), as well as environmental factors such as temperature (Angilletta <text:span text:style-name="T1">et al.</text:span> 2004), precipitation (Woodward <text:span text:style-name="T1">et al.</text:span> 2012), habitat structure (Klecka &amp; Boukal 2014), and presence of other interacting taxa in the network Kéfi <text:span text:style-name="T1">et al.</text:span> (2012). Here, we will use the variable <draw:frame draw:style-name="fr1" text:anchor-type="as-char"><draw:object xlink:href="Formula-174/" xlink:type="simple" xlink:show="embed" xlink:actuate="onLoad"/></draw:frame> to describe the biological and ecological context in which interaction probabilities were estimated. For example, if a research team conducts a mesocosm experiment to estimate interaction probabilities between predators and prey with and without shelters, <draw:frame draw:style-name="fr1" text:anchor-type="as-char"><draw:object xlink:href="Formula-176/" xlink:type="simple" xlink:show="embed" xlink:actuate="onLoad"/></draw:frame> would represent the presence or absence of these shelters. Like co-occurrence, <draw:frame draw:style-name="fr1" text:anchor-type="as-char"><draw:object xlink:href="Formula-178/" xlink:type="simple" xlink:show="embed" xlink:actuate="onLoad"/></draw:frame> can also be modeled probabilistically when the stochasticity or uncertainty of environmental and biological factors is considered. In sum, <draw:frame draw:style-name="fr1" text:anchor-type="as-char"><draw:object xlink:href="Formula-180/" xlink:type="simple" xlink:show="embed" xlink:actuate="onLoad"/></draw:frame> represents all ecological and biological variables that were taken into consideration when measuring interaction probabilities and is, therefore, a subset of all factors actually impacting ecological interactions.</text:p>
<text:p text:style-name="Text_20_body">The probability that two taxa <draw:frame draw:style-name="fr1" text:anchor-type="as-char"><draw:object xlink:href="Formula-182/" xlink:type="simple" xlink:show="embed" xlink:actuate="onLoad"/></draw:frame> and <draw:frame draw:style-name="fr1" text:anchor-type="as-char"><draw:object xlink:href="Formula-184/" xlink:type="simple" xlink:show="embed" xlink:actuate="onLoad"/></draw:frame> interact in a local network <draw:frame draw:style-name="fr1" text:anchor-type="as-char"><draw:object xlink:href="Formula-186/" xlink:type="simple" xlink:show="embed" xlink:actuate="onLoad"/></draw:frame> can thus be conditional on the area <draw:frame draw:style-name="fr1" text:anchor-type="as-char"><draw:object xlink:href="Formula-188/" xlink:type="simple" xlink:show="embed" xlink:actuate="onLoad"/></draw:frame>, the time interval <draw:frame draw:style-name="fr1" text:anchor-type="as-char"><draw:object xlink:href="Formula-190/" xlink:type="simple" xlink:show="embed" xlink:actuate="onLoad"/></draw:frame>, their co-occurrence <draw:frame draw:style-name="fr1" text:anchor-type="as-char"><draw:object xlink:href="Formula-192/" xlink:type="simple" xlink:show="embed" xlink:actuate="onLoad"/></draw:frame> and chosen environmental and biological conditions <draw:frame draw:style-name="fr1" text:anchor-type="as-char"><draw:object xlink:href="Formula-194/" xlink:type="simple" xlink:show="embed" xlink:actuate="onLoad"/></draw:frame>. This gives us the following equation when all these conditions are included in the estimation of interaction probabilities:</text:p>
<text:p text:style-name="Text_20_body"><text:bookmark-start text:name="eq:local"/><draw:frame draw:style-name="fr2" text:anchor-type="paragraph"><draw:object xlink:href="Formula-196/" xlink:type="simple" xlink:show="embed" xlink:actuate="onLoad"/></draw:frame><text:bookmark-end text:name="eq:local"/></text:p>
<text:p text:style-name="Text_20_body">The local context in which probabilities are estimated and the variables that should be taken into consideration depend on the study system, the objective of the study, and the resources available to the researchers. In other words, these variables do not systematically need to be accounted for. However, when they are, they should be specified in the documentation of the data, preferentially in mathematical terms to avoid any confusion in their interpretation and to limit manipulation errors during their re-use. For example, ecologists should be explicit about their consideration of co-occurrence in their estimation of local interaction probabilities. Indeed, it is important to specify if probability values are conditional <draw:frame draw:style-name="fr1" text:anchor-type="as-char"><draw:object xlink:href="Formula-198/" xlink:type="simple" xlink:show="embed" xlink:actuate="onLoad"/></draw:frame> or not <draw:frame draw:style-name="fr1" text:anchor-type="as-char"><draw:object xlink:href="Formula-200/" xlink:type="simple" xlink:show="embed" xlink:actuate="onLoad"/></draw:frame> on co-occurrence since this can significantly impact the interpretation and analysis of the data. In tbl. 1, we present a handful of studies of probabilistic ecological networks and their formulation of probabilistic interactions. This table illustrates the variety of definitions of probabilistic interactions found in the literature and emphasizes the need to carefully describe interaction data before integrating and analyzing them.</text:p>
<text:section text:name="tbl:prob"><text:p text:style-name="TableCaption">Table 1: Interaction probabilities are interpreted differently in metawebs and local networks. Each formula includes different conditional variables and is described in plain text. A non-exhaustive list of studies using these formulas is included, with the variables used specified in parenthese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Formula</text:p>
      </table:table-cell>
      <table:table-cell table:style-name="TableHeaderRowCell" office:value-type="string">
        <text:p text:style-name="Table_20_Heading">Description</text:p>
      </table:table-cell>
      <table:table-cell table:style-name="TableHeaderRowCell" office:value-type="string">
        <text:p text:style-name="P5">Studies</text:p>
      </table:table-cell>
    </table:table-row>
  </table:table-header-rows>
  <table:table-row>
    <table:table-cell table:style-name="TableRowCell" office:value-type="string">
      <text:p text:style-name="Table_20_Contents"><draw:frame draw:style-name="fr1" text:anchor-type="as-char"><draw:object xlink:href="Formula-202/" xlink:type="simple" xlink:show="embed" xlink:actuate="onLoad"/></draw:frame></text:p>
    </table:table-cell>
    <table:table-cell table:style-name="TableRowCell" office:value-type="string">
      <text:p text:style-name="Table_20_Contents">probability that the interaction is biologically feasible</text:p>
    </table:table-cell>
    <table:table-cell table:style-name="TableRowCell" office:value-type="string">
    </table:table-cell>
  </table:table-row>
  <table:table-row>
    <table:table-cell table:style-name="TableRowCell" office:value-type="string">
      <text:p text:style-name="Table_20_Contents"><draw:frame draw:style-name="fr1" text:anchor-type="as-char"><draw:object xlink:href="Formula-204/" xlink:type="simple" xlink:show="embed" xlink:actuate="onLoad"/></draw:frame></text:p>
    </table:table-cell>
    <table:table-cell table:style-name="TableRowCell" office:value-type="string">
      <text:p text:style-name="Table_20_Contents">probability that the interaction is realized locally</text:p>
    </table:table-cell>
    <table:table-cell table:style-name="TableRowCell" office:value-type="string">
    </table:table-cell>
  </table:table-row>
  <table:table-row>
    <table:table-cell table:style-name="TableRowCell" office:value-type="string">
      <text:p text:style-name="Table_20_Contents"><draw:frame draw:style-name="fr1" text:anchor-type="as-char"><draw:object xlink:href="Formula-206/" xlink:type="simple" xlink:show="embed" xlink:actuate="onLoad"/></draw:frame></text:p>
    </table:table-cell>
    <table:table-cell table:style-name="TableRowCell" office:value-type="string">
      <text:p text:style-name="Table_20_Contents">probability that the interaction is realized locally given network area</text:p>
    </table:table-cell>
    <table:table-cell table:style-name="TableRowCell" office:value-type="string">
    </table:table-cell>
  </table:table-row>
  <table:table-row>
    <table:table-cell table:style-name="TableRowCell" office:value-type="string">
      <text:p text:style-name="Table_20_Contents"><draw:frame draw:style-name="fr1" text:anchor-type="as-char"><draw:object xlink:href="Formula-208/" xlink:type="simple" xlink:show="embed" xlink:actuate="onLoad"/></draw:frame></text:p>
    </table:table-cell>
    <table:table-cell table:style-name="TableRowCell" office:value-type="string">
      <text:p text:style-name="Table_20_Contents">probability that the interaction is realized locally given duration</text:p>
    </table:table-cell>
    <table:table-cell table:style-name="TableRowCell" office:value-type="string">
    </table:table-cell>
  </table:table-row>
  <table:table-row>
    <table:table-cell table:style-name="TableRowCell" office:value-type="string">
      <text:p text:style-name="Table_20_Contents"><draw:frame draw:style-name="fr1" text:anchor-type="as-char"><draw:object xlink:href="Formula-210/" xlink:type="simple" xlink:show="embed" xlink:actuate="onLoad"/></draw:frame></text:p>
    </table:table-cell>
    <table:table-cell table:style-name="TableRowCell" office:value-type="string">
      <text:p text:style-name="Table_20_Contents">probability that the interaction is realized locally given co-occurrence</text:p>
    </table:table-cell>
    <table:table-cell table:style-name="TableRowCell" office:value-type="string">
    </table:table-cell>
  </table:table-row>
  <table:table-row>
    <table:table-cell table:style-name="TableRowCell" office:value-type="string">
      <text:p text:style-name="Table_20_Contents"><draw:frame draw:style-name="fr1" text:anchor-type="as-char"><draw:object xlink:href="Formula-212/" xlink:type="simple" xlink:show="embed" xlink:actuate="onLoad"/></draw:frame></text:p>
    </table:table-cell>
    <table:table-cell table:style-name="TableRowCell" office:value-type="string">
      <text:p text:style-name="Table_20_Contents">probability that the interaction is realized locally given chosen environmental and biological factors</text:p>
    </table:table-cell>
    <table:table-cell table:style-name="TableRowCell" office:value-type="string">
    </table:table-cell>
  </table:table-row>
  <table:table-row>
    <table:table-cell table:style-name="TableRowCell" office:value-type="string">
      <text:p text:style-name="Table_20_Contents"><draw:frame draw:style-name="fr1" text:anchor-type="as-char"><draw:object xlink:href="Formula-214/" xlink:type="simple" xlink:show="embed" xlink:actuate="onLoad"/></draw:frame></text:p>
    </table:table-cell>
    <table:table-cell table:style-name="TableRowCell" office:value-type="string">
      <text:p text:style-name="Table_20_Contents">probability that the interaction is realized locally given many conditional factors</text:p>
    </table:table-cell>
    <table:table-cell table:style-name="TableRowCell" office:value-type="string">
    </table:table-cell>
  </table:table-row>
</table:table></text:section>
<text:h text:style-name="Heading_20_2" text:outline-level="2"><text:bookmark-start text:name="metawebs-regional-catalogs-of-interactions"/>Metawebs: regional catalogs of interactions<text:bookmark-end text:name="metawebs-regional-catalogs-of-interactions"/></text:h>
<text:p text:style-name="First_20_paragraph">Metawebs are networks of potential interactions that have been designed for broad spatial, temporal, and taxonomic scales (e.g., species food webs at the continental scale). They represent the probability that two taxa can biologically interact regardless of their co-occurrence and local environmental conditions. Indeed, potential interactions are by definition context-independent, i.e. they are not measured at a specific location and time. In contrast with probabilistic local networks, which represent the stochasticity of interactions occurring in nature, probabilistic metawebs measure our degree of belief in the capacity of two taxa to interact (i.e., the probability that their traits could support an interaction in the right conditions). In other words, potential interactions describe the probability that there exists at least one combination of phenotypes of taxa <draw:frame draw:style-name="fr1" text:anchor-type="as-char"><draw:object xlink:href="Formula-216/" xlink:type="simple" xlink:show="embed" xlink:actuate="onLoad"/></draw:frame> and <draw:frame draw:style-name="fr1" text:anchor-type="as-char"><draw:object xlink:href="Formula-218/" xlink:type="simple" xlink:show="embed" xlink:actuate="onLoad"/></draw:frame> that can interact with each other if they were to encounter. This probability of interaction, in a metaweb <draw:frame draw:style-name="fr1" text:anchor-type="as-char"><draw:object xlink:href="Formula-220/" xlink:type="simple" xlink:show="embed" xlink:actuate="onLoad"/></draw:frame>, can be expressed as</text:p>
<text:p text:style-name="Text_20_body"><text:bookmark-start text:name="eq:metaweb"/><draw:frame draw:style-name="fr2" text:anchor-type="paragraph"><draw:object xlink:href="Formula-222/" xlink:type="simple" xlink:show="embed" xlink:actuate="onLoad"/></draw:frame><text:bookmark-end text:name="eq:metaweb"/></text:p>
<text:p text:style-name="Text_20_body">which, in contrast with eq. 2, is not conditional on any spatial, temporal, or environmental variables (tbl. 1).</text:p>
<text:p text:style-name="Text_20_body">Starting from a selected set of taxa, which are usually distributed within a broad region of interest, metawebs can be built using different data sources, including literature review, fieldwork, and predictive models (e.g., the metaweb of Canadian mammals inferred by Strydom <text:span text:style-name="T1">et al.</text:span> 2022). Every pair of taxa that have confidently been observed to interact at least once can be given a probability of <draw:frame draw:style-name="fr1" text:anchor-type="as-char"><draw:object xlink:href="Formula-224/" xlink:type="simple" xlink:show="embed" xlink:actuate="onLoad"/></draw:frame> (i.e., <draw:frame draw:style-name="fr1" text:anchor-type="as-char"><draw:object xlink:href="Formula-226/" xlink:type="simple" xlink:show="embed" xlink:actuate="onLoad"/></draw:frame>) since we know that they <text:span text:style-name="T1">can</text:span> interact. This is usually not the case in local probabilistic networks, in which probabilities usually remain stochastic (i.e., <draw:frame draw:style-name="fr1" text:anchor-type="as-char"><draw:object xlink:href="Formula-228/" xlink:type="simple" xlink:show="embed" xlink:actuate="onLoad"/></draw:frame>) after empirically observing interactions because of their intrinsic spatiotemporal variability. Similarly, although rare interactions typically have low probabilities in local networks, they can have high probabilities in metawebs if the traits of both taxa match. On the other hand, interactions that were never observed can have low probability values in both metawebs and local networks, going as low as <draw:frame draw:style-name="fr1" text:anchor-type="as-char"><draw:object xlink:href="Formula-230/" xlink:type="simple" xlink:show="embed" xlink:actuate="onLoad"/></draw:frame> for forbidden links. However, because of observation errors due to taxonomic misidentifications and ecological misinterpretations (e.g., due to cryptic species and interactions, Pringle &amp; Hutchinson (2020)), many observations of interactions are actually false positives. Similarly, forbidden interactions can be false negatives in metawebs, e.g. if they have been assessed for specific phenotypes, locations or time. Implementing a Bayesian framework, which updates prior probabilities with empirical data (e.g., Bartomeus <text:span text:style-name="T1">et al.</text:span> (2016), Cirtwill <text:span text:style-name="T1">et al.</text:span> (2019)), could improve our estimation of interaction probabilities in both systems.</text:p>
<text:h text:style-name="Heading_20_1" text:outline-level="1"><text:bookmark-start text:name="statistical-behaviors-of-probabilistic-networks"/>Statistical behaviors of probabilistic networks<text:bookmark-end text:name="statistical-behaviors-of-probabilistic-networks"/></text:h>
<text:p text:style-name="First_20_paragraph">The differences in the mathematical formulations of local and potential interactions can affect their statistical behaviors when applied to key ecological questions. These disparities must therefore be taken into account when analyzing probabilistic interaction data to prevent misleading results and minimize interpretation errors. Here we show four common applications of probabilistic interactions and compare the characteristics of local networks and metawebs using simulated and empirical data.</text:p>
<text:h text:style-name="Heading_20_2" text:outline-level="2"><text:bookmark-start text:name="taxonomic-scaling-of-interactions"/>Taxonomic scaling of interactions<text:bookmark-end text:name="taxonomic-scaling-of-interactions"/></text:h>
<text:p text:style-name="First_20_paragraph">Probabilistic networks can be used to address a wide range of ecological questions based on their level of organization. For example, the assemblage of interactions across ecological scales can be studied using species-based networks, whereas clade-based networks can be used to study macroevolutionary processes (e.g., Gomez <text:span text:style-name="T1">et al.</text:span> 2010). Because our interpretation of the properties and dynamics of ecological networks depends on their taxonomic scale (Guimarães 2020), examining the phylogenetic scaling of network structure is also a promising research avenue. Analyzing the same system at different taxonomic scales can thus provide meaningful and complementary ecological information and is, in our perspective, best conducted using probabilistic networks.</text:p>
<text:p text:style-name="Text_20_body">There is no qualitative difference in the taxonomic scaling of local networks compared to metawebs because only the nodes are defined taxonomically. In other words, the edge probability values of local networks (eq. 2) and metawebs (eq. 3) are not conditional on any taxonomic scale. It is the definition of the event itself (i.e., the interaction of the two taxa) that has a given phylogenetic scale, not their conditional variables. In both types of networks, shifting to a broader level of organization can be directly done using probabilities at finer scales. For example, if we have a network of <draw:frame draw:style-name="fr1" text:anchor-type="as-char"><draw:object xlink:href="Formula-232/" xlink:type="simple" xlink:show="embed" xlink:actuate="onLoad"/></draw:frame> species from genus <draw:frame draw:style-name="fr1" text:anchor-type="as-char"><draw:object xlink:href="Formula-234/" xlink:type="simple" xlink:show="embed" xlink:actuate="onLoad"/></draw:frame> and <draw:frame draw:style-name="fr1" text:anchor-type="as-char"><draw:object xlink:href="Formula-236/" xlink:type="simple" xlink:show="embed" xlink:actuate="onLoad"/></draw:frame> species from genus <draw:frame draw:style-name="fr1" text:anchor-type="as-char"><draw:object xlink:href="Formula-238/" xlink:type="simple" xlink:show="embed" xlink:actuate="onLoad"/></draw:frame>, we can calculate the probability that at least one species from genus <draw:frame draw:style-name="fr1" text:anchor-type="as-char"><draw:object xlink:href="Formula-240/" xlink:type="simple" xlink:show="embed" xlink:actuate="onLoad"/></draw:frame> interact with at least one species from genus <draw:frame draw:style-name="fr1" text:anchor-type="as-char"><draw:object xlink:href="Formula-242/" xlink:type="simple" xlink:show="embed" xlink:actuate="onLoad"/></draw:frame> as follows:</text:p>
<text:p text:style-name="Text_20_body"><text:bookmark-start text:name="eq:taxo"/><draw:frame draw:style-name="fr2" text:anchor-type="paragraph"><draw:object xlink:href="Formula-244/" xlink:type="simple" xlink:show="embed" xlink:actuate="onLoad"/></draw:frame><text:bookmark-end text:name="eq:taxo"/></text:p>
<text:p text:style-name="Text_20_body">where <draw:frame draw:style-name="fr1" text:anchor-type="as-char"><draw:object xlink:href="Formula-246/" xlink:type="simple" xlink:show="embed" xlink:actuate="onLoad"/></draw:frame> and <draw:frame draw:style-name="fr1" text:anchor-type="as-char"><draw:object xlink:href="Formula-248/" xlink:type="simple" xlink:show="embed" xlink:actuate="onLoad"/></draw:frame> are the species of the corresponding genus. Knowing that two species interact (i.e., <draw:frame draw:style-name="fr1" text:anchor-type="as-char"><draw:object xlink:href="Formula-250/" xlink:type="simple" xlink:show="embed" xlink:actuate="onLoad"/></draw:frame>) gives a probability of genus interaction of <draw:frame draw:style-name="fr1" text:anchor-type="as-char"><draw:object xlink:href="Formula-252/" xlink:type="simple" xlink:show="embed" xlink:actuate="onLoad"/></draw:frame>. Canard <text:span text:style-name="T1">et al.</text:span> (2012) built a species-based network from neutrally simulated interactions between individuals using a similar approach. In contrast, more sophisticated models need to be built when shifting to a finer level of organization. Indeed, knowing that two genera interact does not imply that all of their pairwise species combinations can also interact. One could, for example, build a finer-scale network by generating probabilities of species interactions by randomly sampling them from a beta distribution parametrized by the broader-scale network.</text:p>
<text:p text:style-name="Text_20_body">Ideally, the biological interpretation of probabilistic interactions should not differ across a network even if it has heterogenous levels of organization, i.e. if different nodes are represented at different taxonomic scales (e.g., a network composed of species and trophic species). This is frequent in ecological networks where taxonomic resolution is typically low Vázquez <text:span text:style-name="T1">et al.</text:span> (2022). Broader-scale interactions should be based on probabilities of interactions between individuals, either at the local or regional scale. For example, in local individual-based food webs, the probability that two individuals interact represents the degree of belief that one individual will actually consume the other. Similarly, in local species-based food webs, the probability that two species interact represents the degree of belief that at least one individual from the predator species consumes at least another individual from the prey species. Moreover, in local clade-based food webs, the probability that two clades interact represents the degree of belief that at least two species from these clades interact with each other or, equivalently, that at least two individuals from these clades interact with each other. Fundamentally, the taxonomic scaling of interactions is an aggregation of interactions between individuals into larger groups, which could be more or less homogeneous depending on the organisms and the study system. This type of scaling is analogous to the spatial and temporal scaling of interactions to the extent that they represent different ways to aggregate individuals into broader groups, either spatially, temporally, or taxonomically.</text:p>
<text:h text:style-name="Heading_20_2" text:outline-level="2"><text:bookmark-start text:name="spatial-and-temporal-scaling-of-interactions"/>Spatial and temporal scaling of interactions<text:bookmark-end text:name="spatial-and-temporal-scaling-of-interactions"/></text:h>
<text:p text:style-name="First_20_paragraph">The study of network-area relationships (NARs) and interaction accumulation curves (IACs) are important realms of research in network ecology. Firstly, NARs describe the scaling of network properties (such as modularity and trophic chain lengths) with spatial scale Galiana <text:span text:style-name="T1">et al.</text:span> (2018). The variation of network structure across spatial scales can be the result of the scaling of species richness (species-area relationships, SARs) and the number of interactions (Brose <text:span text:style-name="T1">et al.</text:span> 2004) with the area sampled, but can also be due to ecological processes (e.g., spatial variability in community composition and extinction and colonization events) occurring at different scales (Galiana <text:span text:style-name="T1">et al.</text:span> 2018). Secondly, IACs describe the scaling of the number of interactions observed with sampling effort (Jordano 2016), which can impact many measures of network structure such as connectance (McLeod <text:span text:style-name="T1">et al.</text:span> 2021). Beyond sampling effort, the temporal scaling of interactions describes how network structure changes with the duration of the network (Poisot <text:span text:style-name="T1">et al.</text:span> 2012) given that different interactions are occurring through time. Because probabilistic local networks can assess the spatiotemporal variability of interactions (eq. 2), they are useful tools to develop and test different equations of the scaling of network structure with space and time.</text:p>
<text:p text:style-name="Text_20_body">Metawebs and local networks intrinsically differ in their relationship to spatial and temporal scales. On one hand, because probabilistic metawebs are context-independent, potential interactions do not scale with space and time since they depend solely on the biological capacity of the two taxa to interact, regardless of any particular environmental conditions. This suggests that the probability that two taxa can potentially interact should theoretically be the same in all metawebs in which they are present, provided that the data and methods used to estimate them are the same. As a result, if a potential network <draw:frame draw:style-name="fr1" text:anchor-type="as-char"><draw:object xlink:href="Formula-254/" xlink:type="simple" xlink:show="embed" xlink:actuate="onLoad"/></draw:frame> is subsampled from a regional metaweb <draw:frame draw:style-name="fr1" text:anchor-type="as-char"><draw:object xlink:href="Formula-256/" xlink:type="simple" xlink:show="embed" xlink:actuate="onLoad"/></draw:frame> to represent the potential interactions between a subset of taxa found in a smaller region, their probabilities of interaction should be identical regardless of scale, i.e. <draw:frame draw:style-name="fr1" text:anchor-type="as-char"><draw:object xlink:href="Formula-258/" xlink:type="simple" xlink:show="embed" xlink:actuate="onLoad"/></draw:frame>. On the other hand, local ecological networks scale both spatially and temporally since interactions have more opportunities to be realized and observed in a larger area and duration (e.g., more individuals, more trait variations, more chance of an encounter, McLeod <text:span text:style-name="T1">et al.</text:span> (2020)). For example, if a local probabilistic network <draw:frame draw:style-name="fr1" text:anchor-type="as-char"><draw:object xlink:href="Formula-260/" xlink:type="simple" xlink:show="embed" xlink:actuate="onLoad"/></draw:frame> of area <draw:frame draw:style-name="fr1" text:anchor-type="as-char"><draw:object xlink:href="Formula-262/" xlink:type="simple" xlink:show="embed" xlink:actuate="onLoad"/></draw:frame> is obtained from a larger network <draw:frame draw:style-name="fr1" text:anchor-type="as-char"><draw:object xlink:href="Formula-264/" xlink:type="simple" xlink:show="embed" xlink:actuate="onLoad"/></draw:frame> of area <draw:frame draw:style-name="fr1" text:anchor-type="as-char"><draw:object xlink:href="Formula-266/" xlink:type="simple" xlink:show="embed" xlink:actuate="onLoad"/></draw:frame>, with <draw:frame draw:style-name="fr1" text:anchor-type="as-char"><draw:object xlink:href="Formula-268/" xlink:type="simple" xlink:show="embed" xlink:actuate="onLoad"/></draw:frame> being completely nested within <draw:frame draw:style-name="fr1" text:anchor-type="as-char"><draw:object xlink:href="Formula-270/" xlink:type="simple" xlink:show="embed" xlink:actuate="onLoad"/></draw:frame>, interaction probabilities should be smaller in the smaller network, i.e. <draw:frame draw:style-name="fr1" text:anchor-type="as-char"><draw:object xlink:href="Formula-272/" xlink:type="simple" xlink:show="embed" xlink:actuate="onLoad"/></draw:frame>. However, if <draw:frame draw:style-name="fr1" text:anchor-type="as-char"><draw:object xlink:href="Formula-274/" xlink:type="simple" xlink:show="embed" xlink:actuate="onLoad"/></draw:frame> and <draw:frame draw:style-name="fr1" text:anchor-type="as-char"><draw:object xlink:href="Formula-276/" xlink:type="simple" xlink:show="embed" xlink:actuate="onLoad"/></draw:frame> are disjoint, interaction probabilities could be incidentally higher in the smaller area depending on their environmental and biological conditions. Similarly, interaction probabilities should be smaller in networks of shorter durations if time intervals are nested. Statistical models, such as network-area relationships and interaction accumulation curves, can be used to generate estimates of local probabilities of interactions across spatial and temporal scales.</text:p>
<text:h text:style-name="Heading_20_2" text:outline-level="2"><text:bookmark-start text:name="a-spatiotemporally-explicit-model-of-interactions"/>A spatiotemporally explicit model of interactions<text:bookmark-end text:name="a-spatiotemporally-explicit-model-of-interactions"/></text:h>
<text:p text:style-name="First_20_paragraph">Predicting local networks across time and space is an important goal of network ecology (Strydom <text:span text:style-name="T1">et al.</text:span> 2021). Indeed, in a context of scarcity of interaction data (Jordano 2016), ecologists must rely on predictive models to reconstruct networks at fine spatial and temporal scales. For example, local ecological networks could be reconstructed using real-time biomonitoring data and adequate numerical models (Bohan <text:span text:style-name="T1">et al.</text:span> 2017), which could pave the way for fine-scale studies of ecosystem functioning and dynamics. Besides predictive models, statistical models can also be built to describe parameters of interest, such as probabilities of interactions. In that case, parameter values provide valuable ecological information in their own rights. Different types of models (e.g., Bayesian and machine learning models) of ecological interactions have been built for predictive and descriptive purposes (Strydom <text:span text:style-name="T1">et al.</text:span> 2021). Representing interactions probabilistically reflects the uncertainty of these models, which is usually represented in terms of probability distributions. Here we show how to build a simple generative mechanistic model of probabilistic interactions that takes into account their inherent spatiotemporal variability, i.e. a spatiotemporally-explicit model. Our model is not suitable for potential interactions, which are scale-independent. Rather, it could prove useful for predicting local interactions across time and space by generating new interaction data after parameter inference.</text:p>
<text:p text:style-name="Text_20_body">As stated by eq. 1, the probability that two taxa <draw:frame draw:style-name="fr1" text:anchor-type="as-char"><draw:object xlink:href="Formula-278/" xlink:type="simple" xlink:show="embed" xlink:actuate="onLoad"/></draw:frame> and <draw:frame draw:style-name="fr1" text:anchor-type="as-char"><draw:object xlink:href="Formula-280/" xlink:type="simple" xlink:show="embed" xlink:actuate="onLoad"/></draw:frame> interact at a given location <draw:frame draw:style-name="fr1" text:anchor-type="as-char"><draw:object xlink:href="Formula-282/" xlink:type="simple" xlink:show="embed" xlink:actuate="onLoad"/></draw:frame> is given by the product of their probability of interaction given co-occurrence and their probability of co-occurrence. First, their probability of co-occurrence is given by their respective probabilities of occurrence <draw:frame draw:style-name="fr1" text:anchor-type="as-char"><draw:object xlink:href="Formula-284/" xlink:type="simple" xlink:show="embed" xlink:actuate="onLoad"/></draw:frame> and <draw:frame draw:style-name="fr1" text:anchor-type="as-char"><draw:object xlink:href="Formula-286/" xlink:type="simple" xlink:show="embed" xlink:actuate="onLoad"/></draw:frame> and the strength of association <draw:frame draw:style-name="fr1" text:anchor-type="as-char"><draw:object xlink:href="Formula-288/" xlink:type="simple" xlink:show="embed" xlink:actuate="onLoad"/></draw:frame> between their occurrence and co-occurrence (Cazelles <text:span text:style-name="T1">et al.</text:span> 2016):</text:p>
<text:p text:style-name="Text_20_body"><text:bookmark-start text:name="eq:modelcoprob"/><draw:frame draw:style-name="fr2" text:anchor-type="paragraph"><draw:object xlink:href="Formula-290/" xlink:type="simple" xlink:show="embed" xlink:actuate="onLoad"/></draw:frame><text:bookmark-end text:name="eq:modelcoprob"/></text:p>
<text:p text:style-name="Text_20_body">When <draw:frame draw:style-name="fr1" text:anchor-type="as-char"><draw:object xlink:href="Formula-292/" xlink:type="simple" xlink:show="embed" xlink:actuate="onLoad"/></draw:frame>, the geographic distributions of both taxa are positively associated, which implies that the occurrence of one taxon increases the probability of occurrence of the other. In empirical networks, <draw:frame draw:style-name="fr1" text:anchor-type="as-char"><draw:object xlink:href="Formula-294/" xlink:type="simple" xlink:show="embed" xlink:actuate="onLoad"/></draw:frame> for most species pairs (Catchen <text:span text:style-name="T1">et al.</text:span> 2023). The co-occurrence of both taxa is the result of a Bernoulli trial</text:p>
<text:p text:style-name="Text_20_body"><text:bookmark-start text:name="eq:modelco"/><draw:frame draw:style-name="fr2" text:anchor-type="paragraph"><draw:object xlink:href="Formula-296/" xlink:type="simple" xlink:show="embed" xlink:actuate="onLoad"/></draw:frame><text:bookmark-end text:name="eq:modelco"/></text:p>
<text:p text:style-name="Text_20_body">Second, the probability of interaction given co-occurrence can be made temporally explicit by modeling it as a Poisson process with rate <draw:frame draw:style-name="fr1" text:anchor-type="as-char"><draw:object xlink:href="Formula-298/" xlink:type="simple" xlink:show="embed" xlink:actuate="onLoad"/></draw:frame>. This parameter corresponds to the expected frequency of interaction between both taxa in a given time period and its value can be estimated using prior data on interaction strengths, if available. Specifically, the probability that two co-occurring taxa interact during a time period <draw:frame draw:style-name="fr1" text:anchor-type="as-char"><draw:object xlink:href="Formula-300/" xlink:type="simple" xlink:show="embed" xlink:actuate="onLoad"/></draw:frame> is:</text:p>
<text:p text:style-name="Text_20_body"><text:bookmark-start text:name="eq:modelrate"/><draw:frame draw:style-name="fr2" text:anchor-type="paragraph"><draw:object xlink:href="Formula-302/" xlink:type="simple" xlink:show="embed" xlink:actuate="onLoad"/></draw:frame><text:bookmark-end text:name="eq:modelrate"/></text:p>
<text:p text:style-name="Text_20_body">which approaches <draw:frame draw:style-name="fr1" text:anchor-type="as-char"><draw:object xlink:href="Formula-304/" xlink:type="simple" xlink:show="embed" xlink:actuate="onLoad"/></draw:frame> when <draw:frame draw:style-name="fr1" text:anchor-type="as-char"><draw:object xlink:href="Formula-306/" xlink:type="simple" xlink:show="embed" xlink:actuate="onLoad"/></draw:frame>.</text:p>
<text:p text:style-name="Text_20_body">The realization of the interaction between <draw:frame draw:style-name="fr1" text:anchor-type="as-char"><draw:object xlink:href="Formula-308/" xlink:type="simple" xlink:show="embed" xlink:actuate="onLoad"/></draw:frame> and <draw:frame draw:style-name="fr1" text:anchor-type="as-char"><draw:object xlink:href="Formula-310/" xlink:type="simple" xlink:show="embed" xlink:actuate="onLoad"/></draw:frame> is the result of a Bernoulli trial with probability <draw:frame draw:style-name="fr1" text:anchor-type="as-char"><draw:object xlink:href="Formula-312/" xlink:type="simple" xlink:show="embed" xlink:actuate="onLoad"/></draw:frame>. A Bayesian inference model can thus be built from the previous equations to estimate the value of the <draw:frame draw:style-name="fr1" text:anchor-type="as-char"><draw:object xlink:href="Formula-314/" xlink:type="simple" xlink:show="embed" xlink:actuate="onLoad"/></draw:frame> parameter and generate new interaction data:</text:p>
<text:p text:style-name="Text_20_body"><text:bookmark-start text:name="eq:model"/><draw:frame draw:style-name="fr2" text:anchor-type="paragraph"><draw:object xlink:href="Formula-316/" xlink:type="simple" xlink:show="embed" xlink:actuate="onLoad"/></draw:frame><text:bookmark-end text:name="eq:model"/></text:p>
<text:p text:style-name="Text_20_body"><text:bookmark-start text:name="eq:modeleq"/><draw:frame draw:style-name="fr2" text:anchor-type="paragraph"><draw:object xlink:href="Formula-318/" xlink:type="simple" xlink:show="embed" xlink:actuate="onLoad"/></draw:frame><text:bookmark-end text:name="eq:modeleq"/></text:p>
<text:p text:style-name="Text_20_body"><text:bookmark-start text:name="eq:modelgamma"/><draw:frame draw:style-name="fr2" text:anchor-type="paragraph"><draw:object xlink:href="Formula-320/" xlink:type="simple" xlink:show="embed" xlink:actuate="onLoad"/></draw:frame><text:bookmark-end text:name="eq:modelgamma"/></text:p>
<text:p text:style-name="Text_20_body"><text:bookmark-start text:name="eq:modellambda"/><draw:frame draw:style-name="fr2" text:anchor-type="paragraph"><draw:object xlink:href="Formula-322/" xlink:type="simple" xlink:show="embed" xlink:actuate="onLoad"/></draw:frame><text:bookmark-end text:name="eq:modellambda"/></text:p>
<text:p text:style-name="Text_20_body">This simple model can be customized in many ways, e.g. by linking <draw:frame draw:style-name="fr1" text:anchor-type="as-char"><draw:object xlink:href="Formula-324/" xlink:type="simple" xlink:show="embed" xlink:actuate="onLoad"/></draw:frame> with given environmental variables or by explicitly modeling observation errors (i.e., the probability of false negatives and false positives).</text:p>
<text:h text:style-name="Heading_20_2" text:outline-level="2"><text:bookmark-start text:name="sampling-binary-networks"/>Sampling binary networks<text:bookmark-end text:name="sampling-binary-networks"/></text:h>
<text:p text:style-name="First_20_paragraph">Probabilistic networks can be used to predict binary interactions through random draws. This can be useful when analyzing the structure of a probabilistic network when analytical probabilistic measures are lacking. A binary network can be generated from independent Bernoulli trials for each interaction. The distribution of a network’s property can then be obtained after measuring the structure of all randomly generated networks (Poisot <text:span text:style-name="T1">et al.</text:span> 2016). Doing so allows us to represent the variability of network structure, although possibly with biases when connectance is low (Poisot &amp; Gravel 2014; Chagnon 2015). When binary networks are generated under a null model, this method can be used for null hypothesis significance testing, in which case the observed measure is compared to a null distribution (e.g., Bascompte <text:span text:style-name="T1">et al.</text:span> 2003). Furthermore, randomly generating binary networks across space and time can help us visualize the spatiotemporal variability of network structure and test ecological hypotheses on interactions across large spatial and temporal scales.</text:p>
<text:p text:style-name="Text_20_body">There are at least two different approaches when sampling binary networks from probabilistic webs across space, e.g. if we want to predict a binary network for each of <draw:frame draw:style-name="fr1" text:anchor-type="as-char"><draw:object xlink:href="Formula-326/" xlink:type="simple" xlink:show="embed" xlink:actuate="onLoad"/></draw:frame> grid cells. The first approach is to conduct a single Bernoulli trial for each pair of taxa found in the region of interest based on their regional probability of interaction. As a result, each pair of taxa that are predicted to interact in the regional network realization will interact in all of the <draw:frame draw:style-name="fr1" text:anchor-type="as-char"><draw:object xlink:href="Formula-328/" xlink:type="simple" xlink:show="embed" xlink:actuate="onLoad"/></draw:frame> networks in which they co-occur. This sampling technique is best used with potential interactions that have no spatial variation. The second approach is to independently sample each of the <draw:frame draw:style-name="fr1" text:anchor-type="as-char"><draw:object xlink:href="Formula-330/" xlink:type="simple" xlink:show="embed" xlink:actuate="onLoad"/></draw:frame> networks. In practice, this can be done by generating a different probabilistic network for each grid cell. Depending on how they were obtained, these networks can differ in their taxa composition (nodes) and/or interaction probabilities (edges). Then, binary networks can be independently sampled for each grid cell. Because this method generates spatial variation in binary interactions, it is best used with local interactions.</text:p>
<text:p text:style-name="Text_20_body">The choice of sampling approach has an impact on the selection of grid cell size. In the first approach, interactions will be the same regardless of cell size because interactions are sampled only once from the regional network. However, in the second approach, local interaction probabilities depend on the network area. For example, let <draw:frame draw:style-name="fr1" text:anchor-type="as-char"><draw:object xlink:href="Formula-332/" xlink:type="simple" xlink:show="embed" xlink:actuate="onLoad"/></draw:frame> and <draw:frame draw:style-name="fr1" text:anchor-type="as-char"><draw:object xlink:href="Formula-334/" xlink:type="simple" xlink:show="embed" xlink:actuate="onLoad"/></draw:frame> be networks of area <draw:frame draw:style-name="fr1" text:anchor-type="as-char"><draw:object xlink:href="Formula-336/" xlink:type="simple" xlink:show="embed" xlink:actuate="onLoad"/></draw:frame> nested within <draw:frame draw:style-name="fr1" text:anchor-type="as-char"><draw:object xlink:href="Formula-338/" xlink:type="simple" xlink:show="embed" xlink:actuate="onLoad"/></draw:frame> and disjoint from each other, i.e. two contiguous cells that form <draw:frame draw:style-name="fr1" text:anchor-type="as-char"><draw:object xlink:href="Formula-340/" xlink:type="simple" xlink:show="embed" xlink:actuate="onLoad"/></draw:frame>. If <draw:frame draw:style-name="fr1" text:anchor-type="as-char"><draw:object xlink:href="Formula-342/" xlink:type="simple" xlink:show="embed" xlink:actuate="onLoad"/></draw:frame> and <draw:frame draw:style-name="fr1" text:anchor-type="as-char"><draw:object xlink:href="Formula-344/" xlink:type="simple" xlink:show="embed" xlink:actuate="onLoad"/></draw:frame> are independent (which is rarely the case in reality because of spatial auto-correlation), the probability that two taxa <draw:frame draw:style-name="fr1" text:anchor-type="as-char"><draw:object xlink:href="Formula-346/" xlink:type="simple" xlink:show="embed" xlink:actuate="onLoad"/></draw:frame> and <draw:frame draw:style-name="fr1" text:anchor-type="as-char"><draw:object xlink:href="Formula-348/" xlink:type="simple" xlink:show="embed" xlink:actuate="onLoad"/></draw:frame> interact in <draw:frame draw:style-name="fr1" text:anchor-type="as-char"><draw:object xlink:href="Formula-350/" xlink:type="simple" xlink:show="embed" xlink:actuate="onLoad"/></draw:frame> is given by:</text:p>
<text:p text:style-name="Text_20_body"><text:bookmark-start text:name="eq:binary"/><draw:frame draw:style-name="fr2" text:anchor-type="paragraph"><draw:object xlink:href="Formula-352/" xlink:type="simple" xlink:show="embed" xlink:actuate="onLoad"/></draw:frame><text:bookmark-end text:name="eq:binary"/></text:p>
<text:p text:style-name="Text_20_body">Because of its larger area, the probability that the two taxa interact in <draw:frame draw:style-name="fr1" text:anchor-type="as-char"><draw:object xlink:href="Formula-354/" xlink:type="simple" xlink:show="embed" xlink:actuate="onLoad"/></draw:frame> is higher than in <draw:frame draw:style-name="fr1" text:anchor-type="as-char"><draw:object xlink:href="Formula-356/" xlink:type="simple" xlink:show="embed" xlink:actuate="onLoad"/></draw:frame> and <draw:frame draw:style-name="fr1" text:anchor-type="as-char"><draw:object xlink:href="Formula-358/" xlink:type="simple" xlink:show="embed" xlink:actuate="onLoad"/></draw:frame>. When sampling binary interactions from local networks, it is thus important to sample at the same spatial scale as the one for which probabilities were estimated. Otherwise, interaction probabilities must be adjusted to correspond to the targeted cell size and avoid systematic biases in prediction.</text:p>
<text:h text:style-name="Heading_20_2" text:outline-level="2"><text:bookmark-start text:name="prediction-of-local-networks-from-metawebs"/>Prediction of local networks from metawebs<text:bookmark-end text:name="prediction-of-local-networks-from-metawebs"/></text:h>
<text:p text:style-name="First_20_paragraph">Metawebs are an important source of ecological information that can be leveraged for predicting local networks. Indeed, binary local networks can be reconstructed by selecting a subset of both taxa and interactions from the metaweb (Dunne 2006). This implies that there are always more interactions in a metaweb compared to its corresponding local networks. In practice, because a community’s composition is arguably easier to sample or predict than its interactions, the list of taxa to select can be known empirically or obtained using range maps or species distribution models. The challenge is rather to choose which interactions to select from the metaweb, which could require more sophisticated statistical models and ecological knowledge. Because the structure of local networks is constrained by the one of the metaweb (Saravia <text:span text:style-name="T1">et al.</text:span> 2022), inferring their structure from the metaweb before predicting local pairwise interactions could prove promising (Strydom <text:span text:style-name="T1">et al.</text:span> 2021).</text:p>
<text:p text:style-name="Text_20_body">When building probabilistic local networks from a probabilistic metaweb, interaction probabilities decrease. This is because two taxa must first have the capacity to interact (i.e., <draw:frame draw:style-name="fr1" text:anchor-type="as-char"><draw:object xlink:href="Formula-360/" xlink:type="simple" xlink:show="embed" xlink:actuate="onLoad"/></draw:frame> in the binary metaweb <draw:frame draw:style-name="fr1" text:anchor-type="as-char"><draw:object xlink:href="Formula-362/" xlink:type="simple" xlink:show="embed" xlink:actuate="onLoad"/></draw:frame>) before interacting locally:</text:p>
<text:p text:style-name="Text_20_body"><draw:frame draw:style-name="fr2" text:anchor-type="paragraph"><draw:object xlink:href="Formula-364/" xlink:type="simple" xlink:show="embed" xlink:actuate="onLoad"/></draw:frame></text:p>
<text:p text:style-name="Text_20_body">Therefore, inferring local networks from their metaweb keeping the same values of interaction probability would generate systematic biases in the prediction. In that case, these networks would instead represent smaller-scale metawebs of potential interactions, which could be misinterpreted as local interactions. As suggested by McLeod <text:span text:style-name="T1">et al.</text:span> (2021), even though metawebs do not capture the spatiotemporal variability of interactions, they set the upper limit of local interactions. In other words, the probability that two taxa interact at a given location and time is always lower or equal to the probability of their potential interaction:</text:p>
<text:p text:style-name="Text_20_body"><text:bookmark-start text:name="eq:switch"/><draw:frame draw:style-name="fr2" text:anchor-type="paragraph"><draw:object xlink:href="Formula-366/" xlink:type="simple" xlink:show="embed" xlink:actuate="onLoad"/></draw:frame><text:bookmark-end text:name="eq:switch"/></text:p>
<text:p text:style-name="Text_20_body">Moreover, the probability that two taxa have the biological capacity to interact must be higher than the probability that they will ever interact because they might never co-occur or encounter locally. More precisely, the accumulated probability of realized interactions across all spatial, temporal, and environmental conditions must be lower than the probability of potential interaction, i.e. </text:p>
<text:p text:style-name="Text_20_body"><text:bookmark-start text:name="eq:all"/><draw:frame draw:style-name="fr2" text:anchor-type="paragraph"><draw:object xlink:href="Formula-368/" xlink:type="simple" xlink:show="embed" xlink:actuate="onLoad"/></draw:frame><text:bookmark-end text:name="eq:all"/></text:p>
<text:h text:style-name="Heading_20_1" text:outline-level="1"><text:bookmark-start text:name="conclusion"/>Conclusion<text:bookmark-end text:name="conclusion"/></text:h>
<text:p text:style-name="First_20_paragraph">In this contribution, we underlined the importance of network metadata for adequately interpreting and manipulating probabilistic interaction data. Indeed, the mathematical representation of probabilities and their statistical behaviors depend on the type of interactions (local or potential) and the conditions in which they were estimated. We showed that probabilistic local networks and metawebs differ in their relationship to spatial and temporal scales, with potential interactions being scale-independent. In contrast, local interactions are measured in a specific context (e.g., in a given area, time, and biological and environmental conditions) and are conditional on taxa co-occurrence. These important conceptual differences bring to light the need to use probabilistic data with caution, for instance when generating binary network realizations across space and predicting local networks from metawebs. Clear metadata describing the type of interaction and the variables used in their estimation are required to ensure adequate data manipulation. Better data practices and rigorous foundations for probabilistic thinking in network ecology could enable more reliable assessments of the spatiotemporal variability and measurement uncertainty of biotic interactions.</text:p>
<text:h text:style-name="Heading_20_1" text:outline-level="1"><text:bookmark-start text:name="acknowledgment"/>Acknowledgment<text:bookmark-end text:name="acknowledgment"/></text:h>
<text:p text:style-name="First_20_paragraph">We acknowledge that this study was conducted on land within the traditional unceded territory of the Saint Lawrence Iroquoian, Anishinabewaki, Mohawk, Huron-Wendat, and Omàmiwininiwak nations. This work was supported by the Institute for Data Valorisation (IVADO) and the Natural Sciences and Engineering Research Council of Canada (NSERC) Collaborative Research and Training Experience (CREATE) program, through the Computational Biodiversity Science and Services (BIOS²) program. A special thanks to all members of the Black Holes and Revelations working group (organized by BIOS²) for their insightful discussions and valuable feedback on this manuscript.</text:p>
<text:h text:style-name="Heading_20_1" text:outline-level="1"><text:bookmark-start text:name="references"/>References<text:bookmark-end text:name="references"/></text:h>
<text:section text:name="refs"><text:section text:name="ref-Andrade-Pacheco2020Finding"><text:p text:style-name="First_20_paragraph">Andrade-Pacheco, R., Rerolle, F., Lemoine, J., Hernandez, L., Meïté, A., Juziwelo, L., <text:span text:style-name="T1">et al.</text:span> (2020). <text:a xlink:type="simple" xlink:href="https://doi.org/10.1038/s41598-020-67666-3" office:name=""><text:span text:style-name="Definition">Finding hotspots: Development of an adaptive spatial sampling approach</text:span></text:a>. <text:span text:style-name="T1">Scientific Reports</text:span>, 10, 10939.</text:p></text:section>
<text:section text:name="ref-Angilletta2004TemGro"><text:p text:style-name="Text_20_body">Angilletta, M.J., Jr., Steury, T.D. &amp; Sears, M.W. (2004). <text:a xlink:type="simple" xlink:href="https://doi.org/10.1093/icb/44.6.498" office:name=""><text:span text:style-name="Definition">Temperature, Growth Rate, and Body Size in Ectotherms: Fitting Pieces of a Life-History Puzzle1</text:span></text:a>. <text:span text:style-name="T1">Integrative and Comparative Biology</text:span>, 44, 498–509.</text:p></text:section>
<text:section text:name="ref-Araujo2011Usinga"><text:p text:style-name="Text_20_body">Araujo, M.B., Rozenfeld, A., Rahbek, C. &amp; Marquet, P.A. (2011). <text:a xlink:type="simple" xlink:href="https://doi.org/10.1111/j.1600-0587.2011.06919.x" office:name=""><text:span text:style-name="Definition">Using species co-occurrence networks to assess the impacts of climate change</text:span></text:a>. <text:span text:style-name="T1">Ecography</text:span>, 34, 897–908.</text:p></text:section>
<text:section text:name="ref-Bartomeus2016ComFra"><text:p text:style-name="Text_20_body">Bartomeus, I., Gravel, D., Tylianakis, J.M., Aizen, M.A., Dickie, I.A. &amp; Bernard-Verdier, M. (2016). <text:a xlink:type="simple" xlink:href="https://doi.org/10.1111/1365-2435.12666" office:name=""><text:span text:style-name="Definition">A common framework for identifying linkage rules across different types of interactions</text:span></text:a>. <text:span text:style-name="T1">Functional Ecology</text:span>, 30, 1894–1903.</text:p></text:section>
<text:section text:name="ref-Bascompte2003NesAss"><text:p text:style-name="Text_20_body">Bascompte, J., Jordano, P., Melián, C.J. &amp; Olesen, J.M. (2003). <text:a xlink:type="simple" xlink:href="https://doi.org/10.1073/pnas.1633576100" office:name=""><text:span text:style-name="Definition">The nested assembly of plantanimal mutualistic networks</text:span></text:a>. <text:span text:style-name="T1">Proceedings of the National Academy of Sciences</text:span>, 100, 9383–9387.</text:p></text:section>
<text:section text:name="ref-Berlow2004Interaction"><text:p text:style-name="Text_20_body">Berlow, E.L., Neutel, A.-M., Cohen, J.E., De Ruiter, P.C., Ebenman, B., Emmerson, M., <text:span text:style-name="T1">et al.</text:span> (2004). <text:a xlink:type="simple" xlink:href="https://doi.org/10.1111/j.0021-8790.2004.00833.x" office:name=""><text:span text:style-name="Definition">Interaction strengths in food webs: Issues and opportunities</text:span></text:a>. <text:span text:style-name="T1">Journal of Animal Ecology</text:span>, 73, 585–598.</text:p></text:section>
<text:section text:name="ref-Blanchet2020Cooccurrencea"><text:p text:style-name="Text_20_body">Blanchet, F.G., Cazelles, K. &amp; Gravel, D. (2020). <text:a xlink:type="simple" xlink:href="https://doi.org/10.1111/ele.13525" office:name=""><text:span text:style-name="Definition">Co-occurrence is not evidence of ecological interactions</text:span></text:a>. <text:span text:style-name="T1">Ecology Letters</text:span>, 23, 1050–1063.</text:p></text:section>
<text:section text:name="ref-Bohan2017Nextgenerationa"><text:p text:style-name="Text_20_body">Bohan, D.A., Vacher, C., Tamaddoni-Nezhad, A., Raybould, A., Dumbrell, A.J. &amp; Woodward, G. (2017). <text:a xlink:type="simple" xlink:href="https://doi.org/10.1016/j.tree.2017.03.001" office:name=""><text:span text:style-name="Definition">Next-Generation Global Biomonitoring: Large-scale, Automated Reconstruction of Ecological Networks</text:span></text:a>. <text:span text:style-name="T1">Trends in Ecology &amp; Evolution</text:span>, 32, 477–487.</text:p></text:section>
<text:section text:name="ref-Bolnick2011WhyInt"><text:p text:style-name="Text_20_body">Bolnick, D.I., Amarasekare, P., Araújo, M.S., Bürger, R., Levine, J.M., Novak, M., <text:span text:style-name="T1">et al.</text:span> (2011). <text:a xlink:type="simple" xlink:href="https://doi.org/10.1016/j.tree.2011.01.009" office:name=""><text:span text:style-name="Definition">Why intraspecific trait variation matters in community ecology</text:span></text:a>. <text:span text:style-name="T1">Trends in Ecology &amp; Evolution</text:span>, 26, 183–192.</text:p></text:section>
<text:section text:name="ref-Borrett2019Walk"><text:p text:style-name="Text_20_body">Borrett, S.R. &amp; Scharler, U.M. (2019). <text:a xlink:type="simple" xlink:href="https://doi.org/10.1016/j.ecolind.2019.105451" office:name=""><text:span text:style-name="Definition">Walk partitions of flow in Ecological Network Analysis: Review and synthesis of methods and indicators</text:span></text:a>. <text:span text:style-name="T1">Ecological Indicators</text:span>, 106, 105451.</text:p></text:section>
<text:section text:name="ref-Brose2004UniSpa"><text:p text:style-name="Text_20_body">Brose, U., Ostling, A., Harrison, K. &amp; Martinez, N.D. (2004). <text:a xlink:type="simple" xlink:href="https://doi.org/10.1038/nature02297" office:name=""><text:span text:style-name="Definition">Unified spatial scaling of species and their trophic interactions</text:span></text:a>. <text:span text:style-name="T1">Nature</text:span>, 428, 167–171.</text:p></text:section>
<text:section text:name="ref-Canard2012Emergencea"><text:p text:style-name="Text_20_body">Canard, E., Mouquet, N., Marescot, L., Gaston, K.J., Gravel, D. &amp; Mouillot, D. (2012). <text:a xlink:type="simple" xlink:href="https://doi.org/10.1371/journal.pone.0038295" office:name=""><text:span text:style-name="Definition">Emergence of Structural Patterns in Neutral Trophic Networks</text:span></text:a>. <text:span text:style-name="T1">PLOS ONE</text:span>, 7, e38295.</text:p></text:section>
<text:section text:name="ref-Catchen2023Missinga"><text:p text:style-name="Text_20_body">Catchen, M.D., Poisot, T., Pollock, L.J. &amp; Gonzalez, A. (2023). The missing link: Discerning true from false negatives when sampling species interaction networks.</text:p></text:section>
<text:section text:name="ref-Cazelles2016Theorya"><text:p text:style-name="Text_20_body">Cazelles, K., Araujo, M.B., Mouquet, N. &amp; Gravel, D. (2016). <text:a xlink:type="simple" xlink:href="https://doi.org/10.1007/s12080-015-0281-9" office:name=""><text:span text:style-name="Definition">A theory for species co-occurrence in interaction networks</text:span></text:a>. <text:span text:style-name="T1">Theoretical Ecology</text:span>, 9, 39–48.</text:p></text:section>
<text:section text:name="ref-Chagnon2015ChaTop"><text:p text:style-name="Text_20_body">Chagnon, P.-L. (2015). <text:a xlink:type="simple" xlink:href="https://doi.org/10.1016/j.ecocom.2015.01.004" office:name=""><text:span text:style-name="Definition">Characterizing topology of ecological networks along gradients: The limits of metrics’ standardization</text:span></text:a>. <text:span text:style-name="T1">Ecological Complexity</text:span>, 22, 36–39.</text:p></text:section>
<text:section text:name="ref-Choh2012PreRol"><text:p text:style-name="Text_20_body">Choh, Y., Ignacio, M., Sabelis, M.W. &amp; Janssen, A. (2012). <text:a xlink:type="simple" xlink:href="https://doi.org/10.1038/srep00728" office:name=""><text:span text:style-name="Definition">Predator-prey role reversals, juvenile experience and adult antipredator behaviour</text:span></text:a>. <text:span text:style-name="T1">Scientific Reports</text:span>, 2, 728.</text:p></text:section>
<text:section text:name="ref-Cirtwill2019QuaFra"><text:p text:style-name="Text_20_body">Cirtwill, A.R., Eklöf, A., Roslin, T., Wootton, K. &amp; Gravel, D. (2019). <text:a xlink:type="simple" xlink:href="https://doi.org/10.1111/2041-210X.13180" office:name=""><text:span text:style-name="Definition">A quantitative framework for investigating the reliability of empirical network construction</text:span></text:a>. <text:span text:style-name="T1">Methods in Ecology and Evolution</text:span>, 10, 902–911.</text:p></text:section>
<text:section text:name="ref-Dunne2006Network"><text:p text:style-name="Text_20_body">Dunne, J.A. (2006). The Network Structure of Food Webs. In: <text:span text:style-name="T1">Ecological networks: Linking structure and dynamics</text:span> (eds. Dunne, J.A. &amp; Pascual, M.). Oxford University Press, pp. 27–86.</text:p></text:section>
<text:section text:name="ref-Elmasri2020HieBay"><text:p text:style-name="Text_20_body">Elmasri, M., Farrell, M.J., Davies, T.J. &amp; Stephens, D.A. (2020). <text:a xlink:type="simple" xlink:href="https://doi.org/10.1214/19-AOAS1296" office:name=""><text:span text:style-name="Definition">A hierarchical Bayesian model for predicting ecological interactions using scaled evolutionary relationships</text:span></text:a>. <text:span text:style-name="T1">The Annals of Applied Statistics</text:span>, 14, 221–240.</text:p></text:section>
<text:section text:name="ref-Elton2001Animal"><text:p text:style-name="Text_20_body">Elton, C.S. (2001). <text:span text:style-name="T1">Animal Ecology</text:span>. University of Chicago Press, Chicago, IL.</text:p></text:section>
<text:section text:name="ref-Emmerson2004Predatora"><text:p text:style-name="Text_20_body">Emmerson, M.C. &amp; Raffaelli, D. (2004). <text:a xlink:type="simple" xlink:href="https://doi.org/10.1111/j.0021-8790.2004.00818.x" office:name=""><text:span text:style-name="Definition">Predatorprey body size, interaction strength and the stability of a real food web</text:span></text:a>. <text:span text:style-name="T1">Journal of Animal Ecology</text:span>, 73, 399–409.</text:p></text:section>
<text:section text:name="ref-Fortuna2006HabLos"><text:p text:style-name="Text_20_body">Fortuna, M.A. &amp; Bascompte, J. (2006). <text:a xlink:type="simple" xlink:href="https://doi.org/10.1111/j.1461-0248.2005.00868.x" office:name=""><text:span text:style-name="Definition">Habitat loss and the structure of plantanimal mutualistic networks</text:span></text:a>. <text:span text:style-name="T1">Ecology Letters</text:span>, 9, 281–286.</text:p></text:section>
<text:section text:name="ref-Galiana2018Spatiala"><text:p text:style-name="Text_20_body">Galiana, N., Lurgi, M., Claramunt-López, B., Fortin, M.-J., Leroux, S., Cazelles, K., <text:span text:style-name="T1">et al.</text:span> (2018). <text:a xlink:type="simple" xlink:href="https://doi.org/10.1038/s41559-018-0517-3" office:name=""><text:span text:style-name="Definition">The spatial scaling of species interaction networks</text:span></text:a>. <text:span text:style-name="T1">Nature Ecology &amp; Evolution</text:span>, 2, 782–790.</text:p></text:section>
<text:section text:name="ref-Gilman2010FraCom"><text:p text:style-name="Text_20_body">Gilman, S.E., Urban, M.C., Tewksbury, J., Gilchrist, G.W. &amp; Holt, R.D. (2010). <text:a xlink:type="simple" xlink:href="https://doi.org/10.1016/j.tree.2010.03.002" office:name=""><text:span text:style-name="Definition">A framework for community interactions under climate change</text:span></text:a>. <text:span text:style-name="T1">Trends in Ecology &amp; Evolution</text:span>, 25, 325–331.</text:p></text:section>
<text:section text:name="ref-Godsoe2022Species"><text:p text:style-name="Text_20_body">Godsoe, W., Murray, R. &amp; Iritani, R. (2022). <text:a xlink:type="simple" xlink:href="https://doi.org/10.1111/oik.09282" office:name=""><text:span text:style-name="Definition">Species interactions and diversity: A unified framework using Hill numbers</text:span></text:a>. <text:span text:style-name="T1">Oikos</text:span>, n/a, e09282.</text:p></text:section>
<text:section text:name="ref-Golubski2011ModMod"><text:p text:style-name="Text_20_body">Golubski, A.J. &amp; Abrams, P.A. (2011). <text:a xlink:type="simple" xlink:href="https://doi.org/10.1111/j.1365-2656.2011.01852.x" office:name=""><text:span text:style-name="Definition">Modifying modifiers: What happens when interspecific interactions interact?</text:span></text:a> <text:span text:style-name="T1">Journal of Animal Ecology</text:span>, 80, 1097–1108.</text:p></text:section>
<text:section text:name="ref-Gomez2010EcoInt"><text:p text:style-name="Text_20_body">Gomez, J.M., Verdu, M. &amp; Perfectti, F. (2010). <text:a xlink:type="simple" xlink:href="https://doi.org/10.1038/nature09113" office:name=""><text:span text:style-name="Definition">Ecological interactions are evolutionarily conserved across the entire tree of life</text:span></text:a>. <text:span text:style-name="T1">Nature</text:span>, 465, 918–U6.</text:p></text:section>
<text:section text:name="ref-Gonzalez-Varo2016Labilea"><text:p text:style-name="Text_20_body">Gonzalez-Varo, J.P. &amp; Traveset, A. (2016). <text:a xlink:type="simple" xlink:href="https://doi.org/10.1016/j.tree.2016.06.009" office:name=""><text:span text:style-name="Definition">The Labile Limits of Forbidden Interactions</text:span></text:a>. <text:span text:style-name="T1">Trends in Ecology &amp; Evolution</text:span>, 31, 700–710.</text:p></text:section>
<text:section text:name="ref-Gravel2019BriElt"><text:p text:style-name="Text_20_body">Gravel, D., Baiser, B., Dunne, J.A., Kopelke, J.-P., Martinez, N.D., Nyman, T., <text:span text:style-name="T1">et al.</text:span> (2019). <text:a xlink:type="simple" xlink:href="https://doi.org/10.1111/ecog.04006" office:name=""><text:span text:style-name="Definition">Bringing Elton and Grinnell together: A quantitative framework to represent the biogeography of ecological interaction networks</text:span></text:a>. <text:span text:style-name="T1">Ecography</text:span>, 42, 401–415.</text:p></text:section>
<text:section text:name="ref-Gravel2013InfFooa"><text:p text:style-name="Text_20_body">Gravel, D., Poisot, T., Albouy, C., Velez, L. &amp; Mouillot, D. (2013). <text:a xlink:type="simple" xlink:href="https://doi.org/10.1111/2041-210X.12103" office:name=""><text:span text:style-name="Definition">Inferring food web structure from predatorprey body size relationships</text:span></text:a>. <text:span text:style-name="T1">Methods in Ecology and Evolution</text:span>, 4, 1083–1090.</text:p></text:section>
<text:section text:name="ref-Guimaraes2020Structurea"><text:p text:style-name="Text_20_body">Guimarães, P.R. (2020). <text:a xlink:type="simple" xlink:href="https://doi.org/10.1146/annurev-ecolsys-012220-120819" office:name=""><text:span text:style-name="Definition">The Structure of Ecological Networks Across Levels of Organization</text:span></text:a>. <text:span text:style-name="T1">Annual Review of Ecology, Evolution, and Systematics</text:span>, 51, 433–460.</text:p></text:section>
<text:section text:name="ref-Guimera2009MisSpu"><text:p text:style-name="Text_20_body">Guimerà, R. &amp; Sales-Pardo, M. (2009). <text:a xlink:type="simple" xlink:href="https://doi.org/10.1073/pnas.0908366106" office:name=""><text:span text:style-name="Definition">Missing and spurious interactions and the reconstruction of complex networks</text:span></text:a>. <text:span text:style-name="T1">Proceedings of the National Academy of Sciences</text:span>, 106, 22073–22078.</text:p></text:section>
<text:section text:name="ref-Hemprich-Bennett2021AssImp"><text:p text:style-name="Text_20_body">Hemprich-Bennett, D.R., Oliveira, H.F.M., Le Comber, S.C., Rossiter, S.J. &amp; Clare, E.L. (2021). <text:a xlink:type="simple" xlink:href="https://doi.org/10.1002/ecy.3256" office:name=""><text:span text:style-name="Definition">Assessing the impact of taxon resolution on network structure</text:span></text:a>. <text:span text:style-name="T1">Ecology</text:span>, 102, e03256.</text:p></text:section>
<text:section text:name="ref-Hortal2015SevSho"><text:p text:style-name="Text_20_body">Hortal, J., de Bello, F., Diniz-Filho, J.A.F., Lewinsohn, T.M., Lobo, J.M. &amp; Ladle, R.J. (2015). <text:a xlink:type="simple" xlink:href="https://doi.org/10.1146/annurev-ecolsys-112414-054400" office:name=""><text:span text:style-name="Definition">Seven Shortfalls that Beset Large-Scale Knowledge of Biodiversity</text:span></text:a>. <text:span text:style-name="T1">Annual Review of Ecology, Evolution, and Systematics</text:span>, 46, 523–549.</text:p></text:section>
<text:section text:name="ref-Jordano2016Samplingb"><text:p text:style-name="Text_20_body">Jordano, P. (2016). <text:a xlink:type="simple" xlink:href="https://doi.org/10.1111/1365-2435.12763" office:name=""><text:span text:style-name="Definition">Sampling networks of ecological interactions</text:span></text:a>. <text:span text:style-name="T1">Functional Ecology</text:span>, 30, 1883–1893.</text:p></text:section>
<text:section text:name="ref-Jordano2003Invarianta"><text:p text:style-name="Text_20_body">Jordano, P., Bascompte, J. &amp; Olesen, J.M. (2003). <text:a xlink:type="simple" xlink:href="https://doi.org/10.1046/j.1461-0248.2003.00403.x" office:name=""><text:span text:style-name="Definition">Invariant properties in coevolutionary networks of plantanimal interactions</text:span></text:a>. <text:span text:style-name="T1">Ecology Letters</text:span>, 6, 69–81.</text:p></text:section>
<text:section text:name="ref-Kefi2015NetStr"><text:p text:style-name="Text_20_body">Kéfi, S., Berlow, E.L., Wieters, E.A., Joppa, L.N., Wood, S.A., Brose, U., <text:span text:style-name="T1">et al.</text:span> (2015). <text:a xlink:type="simple" xlink:href="https://doi.org/10.1890/13-1424.1" office:name=""><text:span text:style-name="Definition">Network structure beyond food webs: Mapping non-trophic and trophic interactions on Chilean rocky shores</text:span></text:a>. <text:span text:style-name="T1">Ecology</text:span>, 96, 291–303.</text:p></text:section>
<text:section text:name="ref-Kefi2012MorMea"><text:p text:style-name="Text_20_body">Kéfi, S., Berlow, E.L., Wieters, E.A., Navarrete, S.A., Petchey, O.L., Wood, S.A., <text:span text:style-name="T1">et al.</text:span> (2012). <text:a xlink:type="simple" xlink:href="https://doi.org/10.1111/j.1461-0248.2011.01732.x" office:name=""><text:span text:style-name="Definition">More than a meal… integrating non-feeding interactions into food webs</text:span></text:a>. <text:span text:style-name="T1">Ecology Letters</text:span>, 15, 291–300.</text:p></text:section>
<text:section text:name="ref-Kefi2016HowStr"><text:p text:style-name="Text_20_body">Kéfi, S., Miele, V., Wieters, E.A., Navarrete, S.A. &amp; Berlow, E.L. (2016). <text:a xlink:type="simple" xlink:href="https://doi.org/10.1371/journal.pbio.1002527" office:name=""><text:span text:style-name="Definition">How Structured Is the Entangled Bank? The Surprisingly Simple Organization of Multiplex Ecological Networks Leads to Increased Persistence and Resilience</text:span></text:a>. <text:span text:style-name="T1">PLOS Biology</text:span>, 14, e1002527.</text:p></text:section>
<text:section text:name="ref-Klecka2014EffHab"><text:p text:style-name="Text_20_body">Klecka, J. &amp; Boukal, D.S. (2014). <text:a xlink:type="simple" xlink:href="https://doi.org/10.1007/s00442-014-3007-6" office:name=""><text:span text:style-name="Definition">The effect of habitat structure on prey mortality depends on predator and prey microhabitat use</text:span></text:a>. <text:span text:style-name="T1">Oecologia</text:span>, 176, 183–191.</text:p></text:section>
<text:section text:name="ref-Kopelke2017FooStra"><text:p text:style-name="Text_20_body">Kopelke, J.-P., Nyman, T., Cazelles, K., Gravel, D., Vissault, S. &amp; Roslin, T. (2017). <text:a xlink:type="simple" xlink:href="https://doi.org/10.1002/ecy.1832" office:name=""><text:span text:style-name="Definition">Food-web structure of willow-galling sawflies and their natural enemies across Europe</text:span></text:a>. <text:span text:style-name="T1">Ecology</text:span>, 98, 1730–1730.</text:p></text:section>
<text:section text:name="ref-McCann2007ProBio"><text:p text:style-name="Text_20_body">McCann, K. (2007). Protecting biostructure. <text:span text:style-name="T1">Nature</text:span>, 446, 29–29.</text:p></text:section>
<text:section text:name="ref-McCann2011FooWeb"><text:p text:style-name="Text_20_body">McCann, K.S. (2011). Food webs (MPB-50). In: <text:span text:style-name="T1">Food Webs (MPB-50)</text:span>. Princeton University Press.</text:p></text:section>
<text:section text:name="ref-McLeod2021Sampling"><text:p text:style-name="Text_20_body">McLeod, A., Leroux, S.J., Gravel, D., Chu, C., Cirtwill, A.R., Fortin, M.-J., <text:span text:style-name="T1">et al.</text:span> (2021). <text:a xlink:type="simple" xlink:href="https://doi.org/10.1111/oik.08650" office:name=""><text:span text:style-name="Definition">Sampling and asymptotic network properties of spatial multi-trophic networks</text:span></text:a>. <text:span text:style-name="T1">Oikos</text:span>, n/a.</text:p></text:section>
<text:section text:name="ref-McLeod2020EffSpe"><text:p text:style-name="Text_20_body">McLeod, A.M., Leroux, S.J. &amp; Chu, C. (2020). <text:a xlink:type="simple" xlink:href="https://doi.org/10.1002/ecs2.3018" office:name=""><text:span text:style-name="Definition">Effects of species traits, motif profiles, and environment on spatial variation in multi-trophic antagonistic networks</text:span></text:a>. <text:span text:style-name="T1">Ecosphere</text:span>, 11, e03018.</text:p></text:section>
<text:section text:name="ref-Ohlmann2019Diversity"><text:p text:style-name="Text_20_body">Ohlmann, M., Miele, V., Dray, S., Chalmandrier, L., O’Connor, L. &amp; Thuiller, W. (2019). <text:a xlink:type="simple" xlink:href="https://doi.org/10.1111/ele.13221" office:name=""><text:span text:style-name="Definition">Diversity indices for ecological networks: A unifying framework using Hill numbers</text:span></text:a>. <text:span text:style-name="T1">Ecology Letters</text:span>, 22, 737–747.</text:p></text:section>
<text:section text:name="ref-Olesen2010Missing"><text:p text:style-name="Text_20_body">Olesen, J.M., Bascompte, J., Dupont, Y.L., Elberling, H., Rasmussen, C. &amp; Jordano, P. (2010). <text:a xlink:type="simple" xlink:href="https://doi.org/10.1098/rspb.2010.1371" office:name=""><text:span text:style-name="Definition">Missing and forbidden links in mutualistic networks</text:span></text:a>. <text:span text:style-name="T1">Proceedings of the Royal Society B: Biological Sciences</text:span>, 278, 725–732.</text:p></text:section>
<text:section text:name="ref-Pascual2006Ecologicala"><text:p text:style-name="Text_20_body">Pascual, M., Dunne, J.A. &amp; Dunne, J.A. (2006). <text:span text:style-name="T1">Ecological Networks: Linking Structure to Dynamics in Food Webs</text:span>. Oxford University Press, USA.</text:p></text:section>
<text:section text:name="ref-Petchey2008SizFor"><text:p text:style-name="Text_20_body">Petchey, O.L., Beckerman, A.P., Riede, J.O. &amp; Warren, P.H. (2008). <text:a xlink:type="simple" xlink:href="https://doi.org/10.1073/pnas.0710672105" office:name=""><text:span text:style-name="Definition">Size, foraging, and food web structure</text:span></text:a>. <text:span text:style-name="T1">Proceedings of the National Academy of Sciences</text:span>, 105, 4191–4196.</text:p></text:section>
<text:section text:name="ref-Pilosof2017MulNat"><text:p text:style-name="Text_20_body">Pilosof, S., Porter, M.A., Pascual, M. &amp; Kéfi, S. (2017). <text:a xlink:type="simple" xlink:href="https://doi.org/10.1038/s41559-017-0101" office:name=""><text:span text:style-name="Definition">The multilayer nature of ecological networks</text:span></text:a>. <text:span text:style-name="T1">Nature Ecology &amp; Evolution</text:span>, 1, 1–9.</text:p></text:section>
<text:section text:name="ref-Poisot2012Dissimilaritya"><text:p text:style-name="Text_20_body">Poisot, T., Canard, E., Mouillot, D., Mouquet, N. &amp; Gravel, D. (2012). <text:a xlink:type="simple" xlink:href="https://doi.org/10.1111/ele.12002" office:name=""><text:span text:style-name="Definition">The dissimilarity of species interaction networks</text:span></text:a>. <text:span text:style-name="T1">Ecology Letters</text:span>, 15, 1353–1361.</text:p></text:section>
<text:section text:name="ref-Poisot2016Structure"><text:p text:style-name="Text_20_body">Poisot, T., Cirtwill, A.R., Cazelles, K., Gravel, D., Fortin, M.-J. &amp; Stouffer, D.B. (2016). <text:a xlink:type="simple" xlink:href="https://doi.org/10.1111/2041-210X.12468" office:name=""><text:span text:style-name="Definition">The structure of probabilistic networks</text:span></text:a>. <text:span text:style-name="T1">Methods in Ecology and Evolution</text:span>, 7, 303–312.</text:p></text:section>
<text:section text:name="ref-Poisot2014WheEco"><text:p text:style-name="Text_20_body">Poisot, T. &amp; Gravel, D. (2014). <text:a xlink:type="simple" xlink:href="https://doi.org/10.7717/peerj.251" office:name=""><text:span text:style-name="Definition">When is an ecological network complex? Connectance drives degree distribution and emerging network properties</text:span></text:a>. <text:span text:style-name="T1">PeerJ</text:span>, 2, e251.</text:p></text:section>
<text:section text:name="ref-Poisot2015Speciesa"><text:p text:style-name="Text_20_body">Poisot, T., Stouffer, D.B. &amp; Gravel, D. (2015). <text:a xlink:type="simple" xlink:href="https://doi.org/10.1111/oik.01719" office:name=""><text:span text:style-name="Definition">Beyond species: Why ecological interaction networks vary through space and time</text:span></text:a>. <text:span text:style-name="T1">Oikos</text:span>, 124, 243–251.</text:p></text:section>
<text:section text:name="ref-Pollock2014UndCoo"><text:p text:style-name="Text_20_body">Pollock, L.J., Tingley, R., Morris, W.K., Golding, N., O’Hara, R.B., Parris, K.M., <text:span text:style-name="T1">et al.</text:span> (2014). <text:a xlink:type="simple" xlink:href="https://doi.org/10.1111/2041-210X.12180" office:name=""><text:span text:style-name="Definition">Understanding co-occurrence bymodelling species simultaneously with a Joint Species DistributionModel (JSDM)</text:span></text:a>. <text:span text:style-name="T1">Methods in Ecology and Evolution</text:span>, 5, 397–406.</text:p></text:section>
<text:section text:name="ref-Pomeranz2019InfPre"><text:p text:style-name="Text_20_body">Pomeranz, J.P.F., Thompson, R.M., Poisot, T. &amp; Harding, J.S. (2019). <text:a xlink:type="simple" xlink:href="https://doi.org/10.1111/2041-210X.13125" office:name=""><text:span text:style-name="Definition">Inferring predatorprey interactions in food webs</text:span></text:a>. <text:span text:style-name="T1">Methods in Ecology and Evolution</text:span>, 10, 356–367.</text:p></text:section>
<text:section text:name="ref-Pringle2020Resolving"><text:p text:style-name="Text_20_body">Pringle, R.M. &amp; Hutchinson, M.C. (2020). <text:a xlink:type="simple" xlink:href="https://doi.org/10.1146/annurev-ecolsys-110218-024908" office:name=""><text:span text:style-name="Definition">Resolving Food-Web Structure</text:span></text:a>. <text:span text:style-name="T1">Annual Review of Ecology, Evolution, and Systematics</text:span>, 51, 55–80.</text:p></text:section>
<text:section text:name="ref-Proulx2005Networka"><text:p text:style-name="Text_20_body">Proulx, S.R., Promislow, D.E.L. &amp; Phillips, P.C. (2005). <text:a xlink:type="simple" xlink:href="https://doi.org/10.1016/j.tree.2005.04.004" office:name=""><text:span text:style-name="Definition">Network thinking in ecology and evolution</text:span></text:a>. <text:span text:style-name="T1">Trends in Ecology &amp; Evolution</text:span>, SPECIAL ISSUE: BUMPER BOOK REVIEW, 20, 345–353.</text:p></text:section>
<text:section text:name="ref-Pulliam1974Theory"><text:p text:style-name="Text_20_body">Pulliam, H.R. (1974). <text:a xlink:type="simple" xlink:href="https://doi.org/10.1086/282885" office:name=""><text:span text:style-name="Definition">On the Theory of Optimal Diets</text:span></text:a>. <text:span text:style-name="T1">The American Naturalist</text:span>, 108, 59–74.</text:p></text:section>
<text:section text:name="ref-Rooney2012IntFoo"><text:p text:style-name="Text_20_body">Rooney, N. &amp; McCann, K.S. (2012). <text:a xlink:type="simple" xlink:href="https://doi.org/10.1016/j.tree.2011.09.001" office:name=""><text:span text:style-name="Definition">Integrating food web diversity, structure and stability</text:span></text:a>. <text:span text:style-name="T1">Trends in Ecology &amp; Evolution</text:span>, 27, 40–46.</text:p></text:section>
<text:section text:name="ref-Salim2022Data"><text:p text:style-name="Text_20_body">Salim, J.A., Saraiva, A.M., Zermoglio, P.F., Agostini, K., Wolowski, M., Drucker, D.P., <text:span text:style-name="T1">et al.</text:span> (2022). <text:a xlink:type="simple" xlink:href="https://doi.org/10.1093/gigascience/giac043" office:name=""><text:span text:style-name="Definition">Data standardization of plantpollinator interactions</text:span></text:a>. <text:span text:style-name="T1">GigaScience</text:span>, 11, giac043.</text:p></text:section>
<text:section text:name="ref-Saravia2022Ecological"><text:p text:style-name="Text_20_body">Saravia, L.A., Marina, T.I., Kristensen, N.P., De Troch, M. &amp; Momo, F.R. (2022). <text:a xlink:type="simple" xlink:href="https://doi.org/10.1111/1365-2656.13652" office:name=""><text:span text:style-name="Definition">Ecological network assembly: How the regional metaweb influences local food webs</text:span></text:a>. <text:span text:style-name="T1">Journal of Animal Ecology</text:span>, 91, 630–642.</text:p></text:section>
<text:section text:name="ref-Schmeller2015GloTer"><text:p text:style-name="Text_20_body">Schmeller, D.S., Julliard, R., Bellingham, P.J., Böhm, M., Brummitt, N., Chiarucci, A., <text:span text:style-name="T1">et al.</text:span> (2015). <text:a xlink:type="simple" xlink:href="https://doi.org/10.1016/j.jnc.2015.03.003" office:name=""><text:span text:style-name="Definition">Towards a global terrestrial species monitoring program</text:span></text:a>. <text:span text:style-name="T1">Journal for Nature Conservation</text:span>, 25, 51–57.</text:p></text:section>
<text:section text:name="ref-Singer2012GeoMos"><text:p text:style-name="Text_20_body">Singer, M.C. &amp; McBride, C.S. (2012). <text:a xlink:type="simple" xlink:href="https://doi.org/10.1890/11-2078.1" office:name=""><text:span text:style-name="Definition">Geographic mosaics of species’ association: A definition and an example driven by plantinsect phenological synchrony</text:span></text:a>. <text:span text:style-name="T1">Ecology</text:span>, 93, 2658–2673.</text:p></text:section>
<text:section text:name="ref-Stouffer2011RolBod"><text:p text:style-name="Text_20_body">Stouffer, D.B., Rezende, E.L. &amp; Amaral, L.A.N. (2011). <text:a xlink:type="simple" xlink:href="https://doi.org/10.1111/j.1365-2656.2011.01812.x" office:name=""><text:span text:style-name="Definition">The role of body mass in diet contiguity and food-web structure</text:span></text:a>. <text:span text:style-name="T1">Journal of Animal Ecology</text:span>, 80, 632–639.</text:p></text:section>
<text:section text:name="ref-Strydom2022Food"><text:p text:style-name="Text_20_body">Strydom, T., Bouskila, S., Banville, F., Barros, C., Caron, D., Farrell, M.J., <text:span text:style-name="T1">et al.</text:span> (2022). <text:a xlink:type="simple" xlink:href="https://doi.org/10.1111/2041-210X.13835" office:name=""><text:span text:style-name="Definition">Food web reconstruction through phylogenetic transfer of low-rank network representation</text:span></text:a>. <text:span text:style-name="T1">Methods in Ecology and Evolution</text:span>, 13.</text:p></text:section>
<text:section text:name="ref-Strydom2021Roadmapa"><text:p text:style-name="Text_20_body">Strydom, T., Catchen, M.D., Banville, F., Caron, D., Dansereau, G., Desjardins-Proulx, P., <text:span text:style-name="T1">et al.</text:span> (2021). <text:a xlink:type="simple" xlink:href="https://doi.org/10.1098/rstb.2021.0063" office:name=""><text:span text:style-name="Definition">A roadmap towards predicting species interaction networks (across space and time)</text:span></text:a>. <text:span text:style-name="T1">Philosophical Transactions of the Royal Society B-Biological Sciences</text:span>, 376, 20210063.</text:p></text:section>
<text:section text:name="ref-Tylianakis2007HabMod"><text:p text:style-name="Text_20_body">Tylianakis, J.M., Tscharntke, T. &amp; Lewis, O.T. (2007). <text:a xlink:type="simple" xlink:href="https://doi.org/10.1038/nature05429" office:name=""><text:span text:style-name="Definition">Habitat modification alters the structure of tropical hostparasitoid food webs</text:span></text:a>. <text:span text:style-name="T1">Nature</text:span>, 445, 202–205.</text:p></text:section>
<text:section text:name="ref-VazquezSS2022Ecological"><text:p text:style-name="Text_20_body">Vázquez, D.P., Peralta, G., Cagnolo, L., Santos, M. &amp; Igual, E. autores contribuyeron por. (2022). <text:a xlink:type="simple" xlink:href="https://doi.org/10.25260/EA.22.32.2.1.1846" office:name=""><text:span text:style-name="Definition">Ecological interaction networks. What we know, what we don’t, and why it matters</text:span></text:a>. <text:span text:style-name="T1">Ecología Austral</text:span>, 32, 670–697.</text:p></text:section>
<text:section text:name="ref-Wood2015Effects"><text:p text:style-name="Text_20_body">Wood, S.A., Russell, R., Hanson, D., Williams, R.J. &amp; Dunne, J.A. (2015). <text:a xlink:type="simple" xlink:href="https://doi.org/10.1002/ece3.1640" office:name=""><text:span text:style-name="Definition">Effects of spatial scale of sampling on food web structure</text:span></text:a>. <text:span text:style-name="T1">Ecology and Evolution</text:span>, 5, 3769–3782.</text:p></text:section>
<text:section text:name="ref-Woodward2010ChaEco"><text:p text:style-name="Text_20_body">Woodward, G., Benstead, J.P., Beveridge, O.S., Blanchard, J., Brey, T., Brown, L.E., <text:span text:style-name="T1">et al.</text:span> (2010). <text:a xlink:type="simple" xlink:href="https://doi.org/10.1016/B978-0-12-381363-3.00002-2" office:name=""><text:span text:style-name="Definition">Chapter 2 - Ecological Networks in a Changing Climate</text:span></text:a>. In: <text:span text:style-name="T1">Advances in Ecological Research</text:span>, Ecological Networks (ed. Woodward, G.). Academic Press, pp. 71–138.</text:p></text:section>
<text:section text:name="ref-Woodward2012CliCha"><text:p text:style-name="Text_20_body">Woodward, G., Brown, L.E., Edwards, F.K., Hudson, L.N., Milner, A.M., Reuman, D.C., <text:span text:style-name="T1">et al.</text:span> (2012). <text:a xlink:type="simple" xlink:href="https://doi.org/10.1098/rstb.2012.0245" office:name=""><text:span text:style-name="Definition">Climate change impacts in multispecies systems: Drought alters food web size structure in a field experiment</text:span></text:a>. <text:span text:style-name="T1">Philosophical Transactions of the Royal Society B: Biological Sciences</text:span>, 367, 2990–2997.</text:p></text:section></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The ecological interpretation of probabilistic networks</dc:title>
    <dc:description/>
    <dc:subject/>
    <meta:keyword>ecological networks, food webs, metaweb, probabilistic networks, spatial scale, species interactions, temporal scale</meta:keyword>
    <meta:initial-creator/>
    <dc:creator/>
    <meta:creation-date>2023-09-05T14:34:14Z</meta:creation-date>
    <dc:date>2023-09-05T14:34:14Z</dc:date>
    <meta:user-defined meta:name="abstract" meta:value-type="string"/>
    <meta:user-defined meta:name="appendix" meta:value-type="string"/>
    <meta:user-defined meta:name="authors" meta:value-type="string"/>
    <meta:user-defined meta:name="authorship" meta:value-type="string"/>
    <meta:user-defined meta:name="autoEqnLabels" meta:value-type="string">False</meta:user-defined>
    <meta:user-defined meta:name="autoSectionLabels" meta:value-type="string">False</meta:user-defined>
    <meta:user-defined meta:name="bibliography" meta:value-type="string">references.json</meta:user-defined>
    <meta:user-defined meta:name="ccsDelim" meta:value-type="string">, </meta:user-defined>
    <meta:user-defined meta:name="ccsLabelSep" meta:value-type="string"> — </meta:user-defined>
    <meta:user-defined meta:name="ccsTemplate" meta:value-type="string">iccsLabelSept</meta:user-defined>
    <meta:user-defined meta:name="chapDelim" meta:value-type="string">.</meta:user-defined>
    <meta:user-defined meta:name="chapters" meta:value-type="string">False</meta:user-defined>
    <meta:user-defined meta:name="chaptersDepth" meta:value-type="string">1</meta:user-defined>
    <meta:user-defined meta:name="citationstyle" meta:value-type="string">ecology-letters</meta:user-defined>
    <meta:user-defined meta:name="codeBlockCaptions" meta:value-type="string">False</meta:user-defined>
    <meta:user-defined meta:name="cref" meta:value-type="string">False</meta:user-defined>
    <meta:user-defined meta:name="crossrefYaml" meta:value-type="string">pandoc-crossref.yaml</meta:user-defined>
    <meta:user-defined meta:name="csl" meta:value-type="string">.typesetter/citationstyle.csl</meta:user-defined>
    <meta:user-defined meta:name="eqLabels" meta:value-type="string">arabic</meta:user-defined>
    <meta:user-defined meta:name="eqnBlockInlineMath" meta:value-type="string">False</meta:user-defined>
    <meta:user-defined meta:name="eqnBlockTemplate" meta:value-type="string">ti</meta:user-defined>
    <meta:user-defined meta:name="eqnIndexTemplate" meta:value-type="string">(i)</meta:user-defined>
    <meta:user-defined meta:name="eqnInlineTemplate" meta:value-type="string">eequationNumberTeX{i}</meta:user-defined>
    <meta:user-defined meta:name="eqnPrefix" meta:value-type="string"/>
    <meta:user-defined meta:name="eqnPrefixTemplate" meta:value-type="string">p i</meta:user-defined>
    <meta:user-defined meta:name="equationNumberTeX" meta:value-type="string">\qquad</meta:user-defined>
    <meta:user-defined meta:name="figLabels" meta:value-type="string">arabic</meta:user-defined>
    <meta:user-defined meta:name="figPrefix" meta:value-type="string"/>
    <meta:user-defined meta:name="figPrefixTemplate" meta:value-type="string">p i</meta:user-defined>
    <meta:user-defined meta:name="figureTemplate" meta:value-type="string">figureTitle ititleDelim t</meta:user-defined>
    <meta:user-defined meta:name="figureTitle" meta:value-type="string">Figure</meta:user-defined>
    <meta:user-defined meta:name="filename" meta:value-type="string">Banville_et_al_2023_ecological_interpretation</meta:user-defined>
    <meta:user-defined meta:name="institutions" meta:value-type="string"/>
    <meta:user-defined meta:name="lastDelim" meta:value-type="string">, </meta:user-defined>
    <meta:user-defined meta:name="linkReferences" meta:value-type="string">False</meta:user-defined>
    <meta:user-defined meta:name="listItemTitleDelim" meta:value-type="string">.</meta:user-defined>
    <meta:user-defined meta:name="listingTemplate" meta:value-type="string">listingTitle ititleDelim t</meta:user-defined>
    <meta:user-defined meta:name="listingTitle" meta:value-type="string">Listing</meta:user-defined>
    <meta:user-defined meta:name="listings" meta:value-type="string">False</meta:user-defined>
    <meta:user-defined meta:name="lofItemTemplate" meta:value-type="string">lofItemTitleilistItemTitleDelim t </meta:user-defined>
    <meta:user-defined meta:name="lofItemTitle" meta:value-type="string"/>
    <meta:user-defined meta:name="lofTitle" meta:value-type="string">List of Figures</meta:user-defined>
    <meta:user-defined meta:name="lolItemTemplate" meta:value-type="string">lolItemTitleilistItemTitleDelim t </meta:user-defined>
    <meta:user-defined meta:name="lolItemTitle" meta:value-type="string"/>
    <meta:user-defined meta:name="lolTitle" meta:value-type="string">List of Listings</meta:user-defined>
    <meta:user-defined meta:name="lotItemTemplate" meta:value-type="string">lotItemTitleilistItemTitleDelim t </meta:user-defined>
    <meta:user-defined meta:name="lotItemTitle" meta:value-type="string"/>
    <meta:user-defined meta:name="lotTitle" meta:value-type="string">List of Tables</meta:user-defined>
    <meta:user-defined meta:name="lstLabels" meta:value-type="string">arabic</meta:user-defined>
    <meta:user-defined meta:name="lstPrefix" meta:value-type="string"/>
    <meta:user-defined meta:name="lstPrefixTemplate" meta:value-type="string">p i</meta:user-defined>
    <meta:user-defined meta:name="nameInLink" meta:value-type="string">False</meta:user-defined>
    <meta:user-defined meta:name="numberSections" meta:value-type="string">False</meta:user-defined>
    <meta:user-defined meta:name="pairDelim" meta:value-type="string">, </meta:user-defined>
    <meta:user-defined meta:name="rangeDelim" meta:value-type="string">-</meta:user-defined>
    <meta:user-defined meta:name="refDelim" meta:value-type="string">, </meta:user-defined>
    <meta:user-defined meta:name="refIndexTemplate" meta:value-type="string">isuf</meta:user-defined>
    <meta:user-defined meta:name="secHeaderDelim" meta:value-type="string"> </meta:user-defined>
    <meta:user-defined meta:name="secHeaderTemplate" meta:value-type="string">isecHeaderDelim[n]t</meta:user-defined>
    <meta:user-defined meta:name="secLabels" meta:value-type="string">arabic</meta:user-defined>
    <meta:user-defined meta:name="secPrefix" meta:value-type="string"/>
    <meta:user-defined meta:name="secPrefixTemplate" meta:value-type="string">p i</meta:user-defined>
    <meta:user-defined meta:name="sectionsDepth" meta:value-type="string">0</meta:user-defined>
    <meta:user-defined meta:name="subfigGrid" meta:value-type="string">False</meta:user-defined>
    <meta:user-defined meta:name="subfigLabels" meta:value-type="string">alpha a</meta:user-defined>
    <meta:user-defined meta:name="subfigureChildTemplate" meta:value-type="string">i</meta:user-defined>
    <meta:user-defined meta:name="subfigureRefIndexTemplate" meta:value-type="string">isuf (s)</meta:user-defined>
    <meta:user-defined meta:name="subfigureTemplate" meta:value-type="string">figureTitle ititleDelim t. ccs</meta:user-defined>
    <meta:user-defined meta:name="tableEqns" meta:value-type="string">False</meta:user-defined>
    <meta:user-defined meta:name="tableTemplate" meta:value-type="string">tableTitle ititleDelim t</meta:user-defined>
    <meta:user-defined meta:name="tableTitle" meta:value-type="string">Table</meta:user-defined>
    <meta:user-defined meta:name="tblLabels" meta:value-type="string">arabic</meta:user-defined>
    <meta:user-defined meta:name="tblPrefix" meta:value-type="string"/>
    <meta:user-defined meta:name="tblPrefixTemplate" meta:value-type="string">p i</meta:user-defined>
    <meta:user-defined meta:name="titleDelim" meta:value-type="string">:</meta:user-defined>
  </office:meta>
</office:document-meta>
</file>

<file path=Formula-0/content.xml><?xml version="1.0" encoding="utf-8"?>
<math xmlns="http://www.w3.org/1998/Math/MathML" display="block">
  <mi>i</mi>
</math>
</file>

<file path=Formula-10/content.xml><?xml version="1.0" encoding="utf-8"?>
<math xmlns="http://www.w3.org/1998/Math/MathML" display="block">
  <mi>i</mi>
</math>
</file>

<file path=Formula-100/content.xml><?xml version="1.0" encoding="utf-8"?>
<math xmlns="http://www.w3.org/1998/Math/MathML" display="block">
  <mrow>
    <mi>c</mi>
    <mi>c</mi>
    <mi>s</mi>
  </mrow>
</math>
</file>

<file path=Formula-102/content.xml><?xml version="1.0" encoding="utf-8"?>
<math xmlns="http://www.w3.org/1998/Math/MathML" display="block">
  <mrow>
    <mi>t</mi>
    <mi>a</mi>
    <mi>b</mi>
    <mi>l</mi>
    <mi>e</mi>
    <mi>T</mi>
    <mi>i</mi>
    <mi>t</mi>
    <mi>l</mi>
    <mi>e</mi>
  </mrow>
</math>
</file>

<file path=Formula-104/content.xml><?xml version="1.0" encoding="utf-8"?>
<math xmlns="http://www.w3.org/1998/Math/MathML" display="block">
  <mi>i</mi>
</math>
</file>

<file path=Formula-106/content.xml><?xml version="1.0" encoding="utf-8"?>
<math xmlns="http://www.w3.org/1998/Math/MathML" display="block">
  <mrow>
    <mi>t</mi>
    <mi>i</mi>
    <mi>t</mi>
    <mi>l</mi>
    <mi>e</mi>
    <mi>D</mi>
    <mi>e</mi>
    <mi>l</mi>
    <mi>i</mi>
    <mi>m</mi>
  </mrow>
</math>
</file>

<file path=Formula-108/content.xml><?xml version="1.0" encoding="utf-8"?>
<math xmlns="http://www.w3.org/1998/Math/MathML" display="block">
  <mi>t</mi>
</math>
</file>

<file path=Formula-110/content.xml><?xml version="1.0" encoding="utf-8"?>
<math xmlns="http://www.w3.org/1998/Math/MathML" display="block">
  <mi>p</mi>
</math>
</file>

<file path=Formula-112/content.xml><?xml version="1.0" encoding="utf-8"?>
<math xmlns="http://www.w3.org/1998/Math/MathML" display="block">
  <mi>i</mi>
</math>
</file>

<file path=Formula-114/content.xml><?xml version="1.0" encoding="utf-8"?>
<math xmlns="http://www.w3.org/1998/Math/MathML" display="inline">
  <mn>0</mn>
</math>
</file>

<file path=Formula-116/content.xml><?xml version="1.0" encoding="utf-8"?>
<math xmlns="http://www.w3.org/1998/Math/MathML" display="inline">
  <mn>1</mn>
</math>
</file>

<file path=Formula-118/content.xml><?xml version="1.0" encoding="utf-8"?>
<math xmlns="http://www.w3.org/1998/Math/MathML" display="inline">
  <mi>i</mi>
</math>
</file>

<file path=Formula-12/content.xml><?xml version="1.0" encoding="utf-8"?>
<math xmlns="http://www.w3.org/1998/Math/MathML" display="block">
  <mi>e</mi>
</math>
</file>

<file path=Formula-120/content.xml><?xml version="1.0" encoding="utf-8"?>
<math xmlns="http://www.w3.org/1998/Math/MathML" display="inline">
  <mi>j</mi>
</math>
</file>

<file path=Formula-122/content.xml><?xml version="1.0" encoding="utf-8"?>
<math xmlns="http://www.w3.org/1998/Math/MathML" display="inline">
  <mrow>
    <mi>P</mi>
    <mrow>
      <mo stretchy="true" form="prefix">(</mo>
      <mi>i</mi>
      <mo>→</mo>
      <mi>j</mi>
      <mo stretchy="true" form="postfix">)</mo>
    </mrow>
  </mrow>
</math>
</file>

<file path=Formula-124/content.xml><?xml version="1.0" encoding="utf-8"?>
<math xmlns="http://www.w3.org/1998/Math/MathML" display="inline">
  <mi>i</mi>
</math>
</file>

<file path=Formula-126/content.xml><?xml version="1.0" encoding="utf-8"?>
<math xmlns="http://www.w3.org/1998/Math/MathML" display="inline">
  <mi>j</mi>
</math>
</file>

<file path=Formula-128/content.xml><?xml version="1.0" encoding="utf-8"?>
<math xmlns="http://www.w3.org/1998/Math/MathML" display="inline">
  <mrow>
    <mi>P</mi>
    <mrow>
      <mo stretchy="true" form="prefix">(</mo>
      <mi>i</mi>
      <mo>→</mo>
      <mi>j</mi>
      <mo stretchy="true" form="postfix">)</mo>
    </mrow>
  </mrow>
</math>
</file>

<file path=Formula-130/content.xml><?xml version="1.0" encoding="utf-8"?>
<math xmlns="http://www.w3.org/1998/Math/MathML" display="inline">
  <mrow>
    <mi>P</mi>
    <mrow>
      <mo stretchy="true" form="prefix">(</mo>
      <mi>i</mi>
      <mo>→</mo>
      <mi>j</mi>
      <mo stretchy="true" form="postfix">)</mo>
    </mrow>
  </mrow>
</math>
</file>

<file path=Formula-132/content.xml><?xml version="1.0" encoding="utf-8"?>
<math xmlns="http://www.w3.org/1998/Math/MathML" display="inline">
  <mrow>
    <msub>
      <mi>A</mi>
      <mrow>
        <mi>i</mi>
        <mo>,</mo>
        <mi>j</mi>
      </mrow>
    </msub>
    <mo>=</mo>
    <mn>1</mn>
  </mrow>
</math>
</file>

<file path=Formula-134/content.xml><?xml version="1.0" encoding="utf-8"?>
<math xmlns="http://www.w3.org/1998/Math/MathML" display="inline">
  <mrow>
    <msub>
      <mi>A</mi>
      <mrow>
        <mi>i</mi>
        <mo>,</mo>
        <mi>j</mi>
      </mrow>
    </msub>
    <mo>=</mo>
    <mn>0</mn>
  </mrow>
</math>
</file>

<file path=Formula-136/content.xml><?xml version="1.0" encoding="utf-8"?>
<math xmlns="http://www.w3.org/1998/Math/MathML" display="inline">
  <mrow>
    <mi>P</mi>
    <mrow>
      <mo stretchy="true" form="prefix">(</mo>
      <mi>i</mi>
      <mo>→</mo>
      <mi>j</mi>
      <mo stretchy="true" form="postfix">)</mo>
    </mrow>
  </mrow>
</math>
</file>

<file path=Formula-138/content.xml><?xml version="1.0" encoding="utf-8"?>
<math xmlns="http://www.w3.org/1998/Math/MathML" display="inline">
  <msub>
    <mi>A</mi>
    <mrow>
      <mi>i</mi>
      <mo>,</mo>
      <mi>j</mi>
    </mrow>
  </msub>
</math>
</file>

<file path=Formula-14/content.xml><?xml version="1.0" encoding="utf-8"?>
<math xmlns="http://www.w3.org/1998/Math/MathML" display="block">
  <mrow>
    <mi>e</mi>
    <mi>q</mi>
    <mi>u</mi>
    <mi>a</mi>
    <mi>t</mi>
    <mi>i</mi>
    <mi>o</mi>
    <mi>n</mi>
    <mi>N</mi>
    <mi>u</mi>
    <mi>m</mi>
    <mi>b</mi>
    <mi>e</mi>
    <mi>r</mi>
    <mi>T</mi>
    <mi>e</mi>
    <mi>X</mi>
  </mrow>
</math>
</file>

<file path=Formula-140/content.xml><?xml version="1.0" encoding="utf-8"?>
<math xmlns="http://www.w3.org/1998/Math/MathML" display="inline">
  <mstyle mathvariant="double-struck">
    <mi>ℕ</mi>
  </mstyle>
</math>
</file>

<file path=Formula-142/content.xml><?xml version="1.0" encoding="utf-8"?>
<math xmlns="http://www.w3.org/1998/Math/MathML" display="inline">
  <mstyle mathvariant="double-struck">
    <mi>ℝ</mi>
  </mstyle>
</math>
</file>

<file path=Formula-144/content.xml><?xml version="1.0" encoding="utf-8"?>
<math xmlns="http://www.w3.org/1998/Math/MathML" display="inline">
  <msub>
    <mi>λ</mi>
    <mrow>
      <mi>i</mi>
      <mo>→</mo>
      <mi>j</mi>
    </mrow>
  </msub>
</math>
</file>

<file path=Formula-146/content.xml><?xml version="1.0" encoding="utf-8"?>
<math xmlns="http://www.w3.org/1998/Math/MathML" display="inline">
  <mi>i</mi>
</math>
</file>

<file path=Formula-148/content.xml><?xml version="1.0" encoding="utf-8"?>
<math xmlns="http://www.w3.org/1998/Math/MathML" display="inline">
  <mi>j</mi>
</math>
</file>

<file path=Formula-150/content.xml><?xml version="1.0" encoding="utf-8"?>
<math xmlns="http://www.w3.org/1998/Math/MathML" display="inline">
  <mi>j</mi>
</math>
</file>

<file path=Formula-152/content.xml><?xml version="1.0" encoding="utf-8"?>
<math xmlns="http://www.w3.org/1998/Math/MathML" display="inline">
  <mi>i</mi>
</math>
</file>

<file path=Formula-154/content.xml><?xml version="1.0" encoding="utf-8"?>
<math xmlns="http://www.w3.org/1998/Math/MathML" display="inline">
  <mrow>
    <mo stretchy="true" form="prefix">(</mo>
    <mi>x</mi>
    <mo>,</mo>
    <mi>y</mi>
    <mo stretchy="true" form="postfix">)</mo>
  </mrow>
</math>
</file>

<file path=Formula-156/content.xml><?xml version="1.0" encoding="utf-8"?>
<math xmlns="http://www.w3.org/1998/Math/MathML" display="inline">
  <mi>A</mi>
</math>
</file>

<file path=Formula-158/content.xml><?xml version="1.0" encoding="utf-8"?>
<math xmlns="http://www.w3.org/1998/Math/MathML" display="inline">
  <mi>t</mi>
</math>
</file>

<file path=Formula-16/content.xml><?xml version="1.0" encoding="utf-8"?>
<math xmlns="http://www.w3.org/1998/Math/MathML" display="block">
  <mi>i</mi>
</math>
</file>

<file path=Formula-160/content.xml><?xml version="1.0" encoding="utf-8"?>
<math xmlns="http://www.w3.org/1998/Math/MathML" display="inline">
  <mi>i</mi>
</math>
</file>

<file path=Formula-162/content.xml><?xml version="1.0" encoding="utf-8"?>
<math xmlns="http://www.w3.org/1998/Math/MathML" display="inline">
  <mi>j</mi>
</math>
</file>

<file path=Formula-164/content.xml><?xml version="1.0" encoding="utf-8"?>
<math xmlns="http://www.w3.org/1998/Math/MathML" display="inline">
  <msub>
    <mi>C</mi>
    <mrow>
      <mi>i</mi>
      <mo>,</mo>
      <mi>j</mi>
    </mrow>
  </msub>
</math>
</file>

<file path=Formula-166/content.xml><?xml version="1.0" encoding="utf-8"?>
<math xmlns="http://www.w3.org/1998/Math/MathML" display="inline">
  <mn>0</mn>
</math>
</file>

<file path=Formula-168/content.xml><?xml version="1.0" encoding="utf-8"?>
<math xmlns="http://www.w3.org/1998/Math/MathML" display="inline">
  <mrow>
    <msub>
      <mi>P</mi>
      <mi>N</mi>
    </msub>
    <mrow>
      <mo stretchy="true" form="prefix">(</mo>
      <mi>i</mi>
      <mo>→</mo>
      <mi>j</mi>
      <mo stretchy="false" form="prefix">|</mo>
      <mi>C</mi>
      <mo>=</mo>
      <mn>0</mn>
      <mo stretchy="true" form="postfix">)</mo>
    </mrow>
    <mo>=</mo>
    <mn>0</mn>
  </mrow>
</math>
</file>

<file path=Formula-170/content.xml><?xml version="1.0" encoding="utf-8"?>
<math xmlns="http://www.w3.org/1998/Math/MathML" display="inline">
  <mrow>
    <msub>
      <mi>P</mi>
      <mrow>
        <mi>i</mi>
        <mo>,</mo>
        <mi>j</mi>
      </mrow>
    </msub>
    <mrow>
      <mo stretchy="true" form="prefix">(</mo>
      <mi>x</mi>
      <mo>,</mo>
      <mi>y</mi>
      <mo stretchy="true" form="postfix">)</mo>
    </mrow>
  </mrow>
</math>
</file>

<file path=Formula-172/content.xml><?xml version="1.0" encoding="utf-8"?>
<math xmlns="http://www.w3.org/1998/Math/MathML" display="block">
  <mrow>
    <msub>
      <mi>P</mi>
      <mi>N</mi>
    </msub>
    <mrow>
      <mo stretchy="true" form="prefix">(</mo>
      <mi>i</mi>
      <mo>→</mo>
      <mi>j</mi>
      <mo stretchy="true" form="postfix">)</mo>
    </mrow>
    <mo>=</mo>
    <msub>
      <mi>P</mi>
      <mi>N</mi>
    </msub>
    <mrow>
      <mo stretchy="true" form="prefix">(</mo>
      <mi>i</mi>
      <mo>→</mo>
      <mi>j</mi>
      <mo stretchy="false" form="prefix">|</mo>
      <mi>C</mi>
      <mo>=</mo>
      <mn>1</mn>
      <mo stretchy="true" form="postfix">)</mo>
    </mrow>
    <mo>×</mo>
    <msub>
      <mi>P</mi>
      <mrow>
        <mi>i</mi>
        <mo>,</mo>
        <mi>j</mi>
      </mrow>
    </msub>
    <mrow>
      <mo stretchy="true" form="prefix">(</mo>
      <mi>x</mi>
      <mo>,</mo>
      <mi>y</mi>
      <mo stretchy="true" form="postfix">)</mo>
    </mrow>
    <mi>.</mi>
    <mspace width="2.0em"/>
    <mrow>
      <mo stretchy="true" form="prefix">(</mo>
      <mn>1</mn>
      <mo stretchy="true" form="postfix">)</mo>
    </mrow>
  </mrow>
</math>
</file>

<file path=Formula-174/content.xml><?xml version="1.0" encoding="utf-8"?>
<math xmlns="http://www.w3.org/1998/Math/MathML" display="inline">
  <mi>Ω</mi>
</math>
</file>

<file path=Formula-176/content.xml><?xml version="1.0" encoding="utf-8"?>
<math xmlns="http://www.w3.org/1998/Math/MathML" display="inline">
  <mi>Ω</mi>
</math>
</file>

<file path=Formula-178/content.xml><?xml version="1.0" encoding="utf-8"?>
<math xmlns="http://www.w3.org/1998/Math/MathML" display="inline">
  <mi>Ω</mi>
</math>
</file>

<file path=Formula-18/content.xml><?xml version="1.0" encoding="utf-8"?>
<math xmlns="http://www.w3.org/1998/Math/MathML" display="block">
  <mi>p</mi>
</math>
</file>

<file path=Formula-180/content.xml><?xml version="1.0" encoding="utf-8"?>
<math xmlns="http://www.w3.org/1998/Math/MathML" display="inline">
  <mi>Ω</mi>
</math>
</file>

<file path=Formula-182/content.xml><?xml version="1.0" encoding="utf-8"?>
<math xmlns="http://www.w3.org/1998/Math/MathML" display="inline">
  <mi>i</mi>
</math>
</file>

<file path=Formula-184/content.xml><?xml version="1.0" encoding="utf-8"?>
<math xmlns="http://www.w3.org/1998/Math/MathML" display="inline">
  <mi>j</mi>
</math>
</file>

<file path=Formula-186/content.xml><?xml version="1.0" encoding="utf-8"?>
<math xmlns="http://www.w3.org/1998/Math/MathML" display="inline">
  <mi>N</mi>
</math>
</file>

<file path=Formula-188/content.xml><?xml version="1.0" encoding="utf-8"?>
<math xmlns="http://www.w3.org/1998/Math/MathML" display="inline">
  <mi>A</mi>
</math>
</file>

<file path=Formula-190/content.xml><?xml version="1.0" encoding="utf-8"?>
<math xmlns="http://www.w3.org/1998/Math/MathML" display="inline">
  <mi>t</mi>
</math>
</file>

<file path=Formula-192/content.xml><?xml version="1.0" encoding="utf-8"?>
<math xmlns="http://www.w3.org/1998/Math/MathML" display="inline">
  <mi>C</mi>
</math>
</file>

<file path=Formula-194/content.xml><?xml version="1.0" encoding="utf-8"?>
<math xmlns="http://www.w3.org/1998/Math/MathML" display="inline">
  <mi>Ω</mi>
</math>
</file>

<file path=Formula-196/content.xml><?xml version="1.0" encoding="utf-8"?>
<math xmlns="http://www.w3.org/1998/Math/MathML" display="block">
  <mrow>
    <msub>
      <mi>P</mi>
      <mi>N</mi>
    </msub>
    <mrow>
      <mo stretchy="true" form="prefix">(</mo>
      <mi>i</mi>
      <mo>→</mo>
      <mi>j</mi>
      <mo stretchy="false" form="prefix">|</mo>
      <mi>A</mi>
      <mo>,</mo>
      <mi>t</mi>
      <mo>,</mo>
      <mi>C</mi>
      <mo>,</mo>
      <mi>Ω</mi>
      <mo stretchy="true" form="postfix">)</mo>
    </mrow>
    <mi>.</mi>
    <mspace width="2.0em"/>
    <mrow>
      <mo stretchy="true" form="prefix">(</mo>
      <mn>2</mn>
      <mo stretchy="true" form="postfix">)</mo>
    </mrow>
  </mrow>
</math>
</file>

<file path=Formula-198/content.xml><?xml version="1.0" encoding="utf-8"?>
<math xmlns="http://www.w3.org/1998/Math/MathML" display="inline">
  <mrow>
    <msub>
      <mi>P</mi>
      <mi>N</mi>
    </msub>
    <mrow>
      <mo stretchy="true" form="prefix">(</mo>
      <mi>i</mi>
      <mo>→</mo>
      <mi>j</mi>
      <mo stretchy="false" form="prefix">|</mo>
      <mi>C</mi>
      <mo>=</mo>
      <mn>1</mn>
      <mo stretchy="true" form="postfix">)</mo>
    </mrow>
  </mrow>
</math>
</file>

<file path=Formula-2/content.xml><?xml version="1.0" encoding="utf-8"?>
<math xmlns="http://www.w3.org/1998/Math/MathML" display="block">
  <mrow>
    <mi>c</mi>
    <mi>c</mi>
    <mi>s</mi>
    <mi>L</mi>
    <mi>a</mi>
    <mi>b</mi>
    <mi>e</mi>
    <mi>l</mi>
    <mi>S</mi>
    <mi>e</mi>
    <mi>p</mi>
  </mrow>
</math>
</file>

<file path=Formula-20/content.xml><?xml version="1.0" encoding="utf-8"?>
<math xmlns="http://www.w3.org/1998/Math/MathML" display="block">
  <mi>i</mi>
</math>
</file>

<file path=Formula-200/content.xml><?xml version="1.0" encoding="utf-8"?>
<math xmlns="http://www.w3.org/1998/Math/MathML" display="inline">
  <mrow>
    <msub>
      <mi>P</mi>
      <mi>N</mi>
    </msub>
    <mrow>
      <mo stretchy="true" form="prefix">(</mo>
      <mi>i</mi>
      <mo>→</mo>
      <mi>j</mi>
      <mo stretchy="true" form="postfix">)</mo>
    </mrow>
  </mrow>
</math>
</file>

<file path=Formula-202/content.xml><?xml version="1.0" encoding="utf-8"?>
<math xmlns="http://www.w3.org/1998/Math/MathML" display="inline">
  <mrow>
    <msub>
      <mi>P</mi>
      <mi>M</mi>
    </msub>
    <mrow>
      <mo stretchy="true" form="prefix">(</mo>
      <mi>i</mi>
      <mo>→</mo>
      <mi>j</mi>
      <mo stretchy="true" form="postfix">)</mo>
    </mrow>
  </mrow>
</math>
</file>

<file path=Formula-204/content.xml><?xml version="1.0" encoding="utf-8"?>
<math xmlns="http://www.w3.org/1998/Math/MathML" display="inline">
  <mrow>
    <msub>
      <mi>P</mi>
      <mi>N</mi>
    </msub>
    <mrow>
      <mo stretchy="true" form="prefix">(</mo>
      <mi>i</mi>
      <mo>→</mo>
      <mi>j</mi>
      <mo stretchy="true" form="postfix">)</mo>
    </mrow>
  </mrow>
</math>
</file>

<file path=Formula-206/content.xml><?xml version="1.0" encoding="utf-8"?>
<math xmlns="http://www.w3.org/1998/Math/MathML" display="inline">
  <mrow>
    <msub>
      <mi>P</mi>
      <mi>N</mi>
    </msub>
    <mrow>
      <mo stretchy="true" form="prefix">(</mo>
      <mi>i</mi>
      <mo>→</mo>
      <mi>j</mi>
      <mo stretchy="false" form="postfix">|</mo>
      <mi>A</mi>
      <mo stretchy="true" form="postfix">)</mo>
    </mrow>
  </mrow>
</math>
</file>

<file path=Formula-208/content.xml><?xml version="1.0" encoding="utf-8"?>
<math xmlns="http://www.w3.org/1998/Math/MathML" display="inline">
  <mrow>
    <msub>
      <mi>P</mi>
      <mi>N</mi>
    </msub>
    <mrow>
      <mo stretchy="true" form="prefix">(</mo>
      <mi>i</mi>
      <mo>→</mo>
      <mi>j</mi>
      <mo stretchy="false" form="postfix">|</mo>
      <mi>t</mi>
      <mo stretchy="true" form="postfix">)</mo>
    </mrow>
  </mrow>
</math>
</file>

<file path=Formula-210/content.xml><?xml version="1.0" encoding="utf-8"?>
<math xmlns="http://www.w3.org/1998/Math/MathML" display="inline">
  <mrow>
    <msub>
      <mi>P</mi>
      <mi>N</mi>
    </msub>
    <mrow>
      <mo stretchy="true" form="prefix">(</mo>
      <mi>i</mi>
      <mo>→</mo>
      <mi>j</mi>
      <mo stretchy="false" form="postfix">|</mo>
      <mi>C</mi>
      <mo stretchy="true" form="postfix">)</mo>
    </mrow>
  </mrow>
</math>
</file>

<file path=Formula-212/content.xml><?xml version="1.0" encoding="utf-8"?>
<math xmlns="http://www.w3.org/1998/Math/MathML" display="inline">
  <mrow>
    <msub>
      <mi>P</mi>
      <mi>N</mi>
    </msub>
    <mrow>
      <mo stretchy="true" form="prefix">(</mo>
      <mi>i</mi>
      <mo>→</mo>
      <mi>j</mi>
      <mo stretchy="false" form="postfix">|</mo>
      <mi>Ω</mi>
      <mo stretchy="true" form="postfix">)</mo>
    </mrow>
  </mrow>
</math>
</file>

<file path=Formula-214/content.xml><?xml version="1.0" encoding="utf-8"?>
<math xmlns="http://www.w3.org/1998/Math/MathML" display="inline">
  <mrow>
    <msub>
      <mi>P</mi>
      <mi>N</mi>
    </msub>
    <mrow>
      <mo stretchy="true" form="prefix">(</mo>
      <mi>i</mi>
      <mo>→</mo>
      <mi>j</mi>
      <mo stretchy="false" form="postfix">|</mo>
      <mi>A</mi>
      <mo>,</mo>
      <mi>t</mi>
      <mo>,</mo>
      <mi>C</mi>
      <mo>,</mo>
      <mi>Ω</mi>
      <mo stretchy="true" form="postfix">)</mo>
    </mrow>
  </mrow>
</math>
</file>

<file path=Formula-216/content.xml><?xml version="1.0" encoding="utf-8"?>
<math xmlns="http://www.w3.org/1998/Math/MathML" display="inline">
  <mi>i</mi>
</math>
</file>

<file path=Formula-218/content.xml><?xml version="1.0" encoding="utf-8"?>
<math xmlns="http://www.w3.org/1998/Math/MathML" display="inline">
  <mi>j</mi>
</math>
</file>

<file path=Formula-22/content.xml><?xml version="1.0" encoding="utf-8"?>
<math xmlns="http://www.w3.org/1998/Math/MathML" display="block">
  <mi>p</mi>
</math>
</file>

<file path=Formula-220/content.xml><?xml version="1.0" encoding="utf-8"?>
<math xmlns="http://www.w3.org/1998/Math/MathML" display="inline">
  <mi>M</mi>
</math>
</file>

<file path=Formula-222/content.xml><?xml version="1.0" encoding="utf-8"?>
<math xmlns="http://www.w3.org/1998/Math/MathML" display="block">
  <mrow>
    <msub>
      <mi>P</mi>
      <mi>M</mi>
    </msub>
    <mrow>
      <mo stretchy="true" form="prefix">(</mo>
      <mi>i</mi>
      <mo>→</mo>
      <mi>j</mi>
      <mo stretchy="true" form="postfix">)</mo>
    </mrow>
    <mo>,</mo>
    <mspace width="2.0em"/>
    <mrow>
      <mo stretchy="true" form="prefix">(</mo>
      <mn>3</mn>
      <mo stretchy="true" form="postfix">)</mo>
    </mrow>
  </mrow>
</math>
</file>

<file path=Formula-224/content.xml><?xml version="1.0" encoding="utf-8"?>
<math xmlns="http://www.w3.org/1998/Math/MathML" display="inline">
  <mn>1</mn>
</math>
</file>

<file path=Formula-226/content.xml><?xml version="1.0" encoding="utf-8"?>
<math xmlns="http://www.w3.org/1998/Math/MathML" display="inline">
  <mrow>
    <msub>
      <mi>P</mi>
      <mi>M</mi>
    </msub>
    <mrow>
      <mo stretchy="true" form="prefix">(</mo>
      <mi>i</mi>
      <mo>→</mo>
      <mi>j</mi>
      <mo stretchy="true" form="postfix">)</mo>
    </mrow>
    <mo>=</mo>
    <mn>1</mn>
  </mrow>
</math>
</file>

<file path=Formula-228/content.xml><?xml version="1.0" encoding="utf-8"?>
<math xmlns="http://www.w3.org/1998/Math/MathML" display="inline">
  <mrow>
    <msub>
      <mi>P</mi>
      <mi>N</mi>
    </msub>
    <mrow>
      <mo stretchy="true" form="prefix">(</mo>
      <mi>i</mi>
      <mo>→</mo>
      <mi>j</mi>
      <mo stretchy="true" form="postfix">)</mo>
    </mrow>
    <mo>&lt;</mo>
    <mn>1</mn>
  </mrow>
</math>
</file>

<file path=Formula-230/content.xml><?xml version="1.0" encoding="utf-8"?>
<math xmlns="http://www.w3.org/1998/Math/MathML" display="inline">
  <mn>0</mn>
</math>
</file>

<file path=Formula-232/content.xml><?xml version="1.0" encoding="utf-8"?>
<math xmlns="http://www.w3.org/1998/Math/MathML" display="inline">
  <msub>
    <mi>n</mi>
    <mi>A</mi>
  </msub>
</math>
</file>

<file path=Formula-234/content.xml><?xml version="1.0" encoding="utf-8"?>
<math xmlns="http://www.w3.org/1998/Math/MathML" display="inline">
  <mi>A</mi>
</math>
</file>

<file path=Formula-236/content.xml><?xml version="1.0" encoding="utf-8"?>
<math xmlns="http://www.w3.org/1998/Math/MathML" display="inline">
  <msub>
    <mi>n</mi>
    <mi>B</mi>
  </msub>
</math>
</file>

<file path=Formula-238/content.xml><?xml version="1.0" encoding="utf-8"?>
<math xmlns="http://www.w3.org/1998/Math/MathML" display="inline">
  <mi>B</mi>
</math>
</file>

<file path=Formula-24/content.xml><?xml version="1.0" encoding="utf-8"?>
<math xmlns="http://www.w3.org/1998/Math/MathML" display="block">
  <mi>i</mi>
</math>
</file>

<file path=Formula-240/content.xml><?xml version="1.0" encoding="utf-8"?>
<math xmlns="http://www.w3.org/1998/Math/MathML" display="inline">
  <mi>A</mi>
</math>
</file>

<file path=Formula-242/content.xml><?xml version="1.0" encoding="utf-8"?>
<math xmlns="http://www.w3.org/1998/Math/MathML" display="inline">
  <mi>B</mi>
</math>
</file>

<file path=Formula-244/content.xml><?xml version="1.0" encoding="utf-8"?>
<math xmlns="http://www.w3.org/1998/Math/MathML" display="block">
  <mrow>
    <mi>P</mi>
    <mrow>
      <mo stretchy="true" form="prefix">(</mo>
      <mi>A</mi>
      <mo>→</mo>
      <mi>B</mi>
      <mo stretchy="true" form="postfix">)</mo>
    </mrow>
    <mo>=</mo>
    <mn>1</mn>
    <mo>−</mo>
    <munderover>
      <mo>∏</mo>
      <mrow>
        <mi>i</mi>
        <mo>=</mo>
        <mn>1</mn>
      </mrow>
      <msub>
        <mi>n</mi>
        <mi>A</mi>
      </msub>
    </munderover>
    <munderover>
      <mo>∏</mo>
      <mrow>
        <mi>j</mi>
        <mo>=</mo>
        <mn>1</mn>
      </mrow>
      <msub>
        <mi>n</mi>
        <mi>B</mi>
      </msub>
    </munderover>
    <mrow>
      <mo stretchy="true" form="prefix">(</mo>
      <mn>1</mn>
      <mo>−</mo>
      <mi>P</mi>
      <mrow>
        <mo stretchy="true" form="prefix">(</mo>
        <msub>
          <mi>A</mi>
          <mi>i</mi>
        </msub>
        <mo>→</mo>
        <msub>
          <mi>B</mi>
          <mi>j</mi>
        </msub>
        <mo stretchy="true" form="postfix">)</mo>
      </mrow>
      <mo stretchy="true" form="postfix">)</mo>
    </mrow>
    <mo>,</mo>
    <mspace width="2.0em"/>
    <mrow>
      <mo stretchy="true" form="prefix">(</mo>
      <mn>4</mn>
      <mo stretchy="true" form="postfix">)</mo>
    </mrow>
  </mrow>
</math>
</file>

<file path=Formula-246/content.xml><?xml version="1.0" encoding="utf-8"?>
<math xmlns="http://www.w3.org/1998/Math/MathML" display="inline">
  <msub>
    <mi>A</mi>
    <mi>i</mi>
  </msub>
</math>
</file>

<file path=Formula-248/content.xml><?xml version="1.0" encoding="utf-8"?>
<math xmlns="http://www.w3.org/1998/Math/MathML" display="inline">
  <msub>
    <mi>B</mi>
    <mi>j</mi>
  </msub>
</math>
</file>

<file path=Formula-250/content.xml><?xml version="1.0" encoding="utf-8"?>
<math xmlns="http://www.w3.org/1998/Math/MathML" display="inline">
  <mrow>
    <mi>P</mi>
    <mrow>
      <mo stretchy="true" form="prefix">(</mo>
      <msub>
        <mi>A</mi>
        <mi>i</mi>
      </msub>
      <mo>→</mo>
      <msub>
        <mi>B</mi>
        <mi>j</mi>
      </msub>
      <mo stretchy="true" form="postfix">)</mo>
    </mrow>
    <mo>=</mo>
    <mn>1</mn>
  </mrow>
</math>
</file>

<file path=Formula-252/content.xml><?xml version="1.0" encoding="utf-8"?>
<math xmlns="http://www.w3.org/1998/Math/MathML" display="inline">
  <mn>1</mn>
</math>
</file>

<file path=Formula-254/content.xml><?xml version="1.0" encoding="utf-8"?>
<math xmlns="http://www.w3.org/1998/Math/MathML" display="inline">
  <msub>
    <mi>M</mi>
    <mn>1</mn>
  </msub>
</math>
</file>

<file path=Formula-256/content.xml><?xml version="1.0" encoding="utf-8"?>
<math xmlns="http://www.w3.org/1998/Math/MathML" display="inline">
  <msub>
    <mi>M</mi>
    <mn>0</mn>
  </msub>
</math>
</file>

<file path=Formula-258/content.xml><?xml version="1.0" encoding="utf-8"?>
<math xmlns="http://www.w3.org/1998/Math/MathML" display="inline">
  <mrow>
    <msub>
      <mi>P</mi>
      <msub>
        <mi>M</mi>
        <mn>1</mn>
      </msub>
    </msub>
    <mrow>
      <mo stretchy="true" form="prefix">(</mo>
      <mi>i</mi>
      <mo>→</mo>
      <mi>j</mi>
      <mo stretchy="true" form="postfix">)</mo>
    </mrow>
    <mo>=</mo>
    <msub>
      <mi>P</mi>
      <msub>
        <mi>M</mi>
        <mn>0</mn>
      </msub>
    </msub>
    <mrow>
      <mo stretchy="true" form="prefix">(</mo>
      <mi>i</mi>
      <mo>→</mo>
      <mi>j</mi>
      <mo stretchy="true" form="postfix">)</mo>
    </mrow>
  </mrow>
</math>
</file>

<file path=Formula-26/content.xml><?xml version="1.0" encoding="utf-8"?>
<math xmlns="http://www.w3.org/1998/Math/MathML" display="block">
  <mrow>
    <mi>f</mi>
    <mi>i</mi>
    <mi>g</mi>
    <mi>u</mi>
    <mi>r</mi>
    <mi>e</mi>
    <mi>T</mi>
    <mi>i</mi>
    <mi>t</mi>
    <mi>l</mi>
    <mi>e</mi>
  </mrow>
</math>
</file>

<file path=Formula-260/content.xml><?xml version="1.0" encoding="utf-8"?>
<math xmlns="http://www.w3.org/1998/Math/MathML" display="inline">
  <msub>
    <mi>N</mi>
    <mn>1</mn>
  </msub>
</math>
</file>

<file path=Formula-262/content.xml><?xml version="1.0" encoding="utf-8"?>
<math xmlns="http://www.w3.org/1998/Math/MathML" display="inline">
  <msub>
    <mi>A</mi>
    <mn>1</mn>
  </msub>
</math>
</file>

<file path=Formula-264/content.xml><?xml version="1.0" encoding="utf-8"?>
<math xmlns="http://www.w3.org/1998/Math/MathML" display="inline">
  <msub>
    <mi>N</mi>
    <mn>0</mn>
  </msub>
</math>
</file>

<file path=Formula-266/content.xml><?xml version="1.0" encoding="utf-8"?>
<math xmlns="http://www.w3.org/1998/Math/MathML" display="inline">
  <msub>
    <mi>A</mi>
    <mn>0</mn>
  </msub>
</math>
</file>

<file path=Formula-268/content.xml><?xml version="1.0" encoding="utf-8"?>
<math xmlns="http://www.w3.org/1998/Math/MathML" display="inline">
  <msub>
    <mi>A</mi>
    <mn>1</mn>
  </msub>
</math>
</file>

<file path=Formula-270/content.xml><?xml version="1.0" encoding="utf-8"?>
<math xmlns="http://www.w3.org/1998/Math/MathML" display="inline">
  <msub>
    <mi>A</mi>
    <mn>0</mn>
  </msub>
</math>
</file>

<file path=Formula-272/content.xml><?xml version="1.0" encoding="utf-8"?>
<math xmlns="http://www.w3.org/1998/Math/MathML" display="inline">
  <mrow>
    <msub>
      <mi>P</mi>
      <msub>
        <mi>N</mi>
        <mn>1</mn>
      </msub>
    </msub>
    <mrow>
      <mo stretchy="true" form="prefix">(</mo>
      <mi>i</mi>
      <mo>→</mo>
      <mi>j</mi>
      <mo stretchy="false" form="prefix">|</mo>
      <msub>
        <mi>A</mi>
        <mn>1</mn>
      </msub>
      <mo>&lt;</mo>
      <msub>
        <mi>A</mi>
        <mn>0</mn>
      </msub>
      <mo stretchy="true" form="postfix">)</mo>
    </mrow>
    <mo>≤</mo>
    <msub>
      <mi>P</mi>
      <msub>
        <mi>N</mi>
        <mn>0</mn>
      </msub>
    </msub>
    <mrow>
      <mo stretchy="true" form="prefix">(</mo>
      <mi>i</mi>
      <mo>→</mo>
      <mi>j</mi>
      <mo stretchy="false" form="prefix">|</mo>
      <msub>
        <mi>A</mi>
        <mn>0</mn>
      </msub>
      <mo stretchy="true" form="postfix">)</mo>
    </mrow>
  </mrow>
</math>
</file>

<file path=Formula-274/content.xml><?xml version="1.0" encoding="utf-8"?>
<math xmlns="http://www.w3.org/1998/Math/MathML" display="inline">
  <msub>
    <mi>A</mi>
    <mn>1</mn>
  </msub>
</math>
</file>

<file path=Formula-276/content.xml><?xml version="1.0" encoding="utf-8"?>
<math xmlns="http://www.w3.org/1998/Math/MathML" display="inline">
  <msub>
    <mi>A</mi>
    <mn>0</mn>
  </msub>
</math>
</file>

<file path=Formula-278/content.xml><?xml version="1.0" encoding="utf-8"?>
<math xmlns="http://www.w3.org/1998/Math/MathML" display="inline">
  <mi>i</mi>
</math>
</file>

<file path=Formula-28/content.xml><?xml version="1.0" encoding="utf-8"?>
<math xmlns="http://www.w3.org/1998/Math/MathML" display="block">
  <mi>i</mi>
</math>
</file>

<file path=Formula-280/content.xml><?xml version="1.0" encoding="utf-8"?>
<math xmlns="http://www.w3.org/1998/Math/MathML" display="inline">
  <mi>j</mi>
</math>
</file>

<file path=Formula-282/content.xml><?xml version="1.0" encoding="utf-8"?>
<math xmlns="http://www.w3.org/1998/Math/MathML" display="inline">
  <mrow>
    <mo stretchy="true" form="prefix">(</mo>
    <mi>x</mi>
    <mo>,</mo>
    <mi>y</mi>
    <mo stretchy="true" form="postfix">)</mo>
  </mrow>
</math>
</file>

<file path=Formula-284/content.xml><?xml version="1.0" encoding="utf-8"?>
<math xmlns="http://www.w3.org/1998/Math/MathML" display="inline">
  <mrow>
    <msub>
      <mi>P</mi>
      <mi>i</mi>
    </msub>
    <mrow>
      <mo stretchy="true" form="prefix">(</mo>
      <mi>x</mi>
      <mo>,</mo>
      <mi>y</mi>
      <mo stretchy="true" form="postfix">)</mo>
    </mrow>
  </mrow>
</math>
</file>

<file path=Formula-286/content.xml><?xml version="1.0" encoding="utf-8"?>
<math xmlns="http://www.w3.org/1998/Math/MathML" display="inline">
  <mrow>
    <msub>
      <mi>P</mi>
      <mi>j</mi>
    </msub>
    <mrow>
      <mo stretchy="true" form="prefix">(</mo>
      <mi>x</mi>
      <mo>,</mo>
      <mi>y</mi>
      <mo stretchy="true" form="postfix">)</mo>
    </mrow>
  </mrow>
</math>
</file>

<file path=Formula-288/content.xml><?xml version="1.0" encoding="utf-8"?>
<math xmlns="http://www.w3.org/1998/Math/MathML" display="inline">
  <mi>γ</mi>
</math>
</file>

<file path=Formula-290/content.xml><?xml version="1.0" encoding="utf-8"?>
<math xmlns="http://www.w3.org/1998/Math/MathML" display="block">
  <mrow>
    <msub>
      <mi>P</mi>
      <mrow>
        <mi>i</mi>
        <mo>,</mo>
        <mi>j</mi>
      </mrow>
    </msub>
    <mrow>
      <mo stretchy="true" form="prefix">(</mo>
      <mi>x</mi>
      <mo>,</mo>
      <mi>y</mi>
      <mo stretchy="true" form="postfix">)</mo>
    </mrow>
    <mo>=</mo>
    <msub>
      <mi>P</mi>
      <mi>i</mi>
    </msub>
    <mrow>
      <mo stretchy="true" form="prefix">(</mo>
      <mi>x</mi>
      <mo>,</mo>
      <mi>y</mi>
      <mo stretchy="true" form="postfix">)</mo>
    </mrow>
    <msub>
      <mi>P</mi>
      <mi>j</mi>
    </msub>
    <mrow>
      <mo stretchy="true" form="prefix">(</mo>
      <mi>x</mi>
      <mo>,</mo>
      <mi>y</mi>
      <mo stretchy="true" form="postfix">)</mo>
    </mrow>
    <mi>γ</mi>
    <mi>.</mi>
    <mspace width="2.0em"/>
    <mrow>
      <mo stretchy="true" form="prefix">(</mo>
      <mn>5</mn>
      <mo stretchy="true" form="postfix">)</mo>
    </mrow>
  </mrow>
</math>
</file>

<file path=Formula-292/content.xml><?xml version="1.0" encoding="utf-8"?>
<math xmlns="http://www.w3.org/1998/Math/MathML" display="inline">
  <mrow>
    <mi>γ</mi>
    <mo>&gt;</mo>
    <mn>1</mn>
  </mrow>
</math>
</file>

<file path=Formula-294/content.xml><?xml version="1.0" encoding="utf-8"?>
<math xmlns="http://www.w3.org/1998/Math/MathML" display="inline">
  <mrow>
    <mi>γ</mi>
    <mo>&gt;</mo>
    <mn>1</mn>
  </mrow>
</math>
</file>

<file path=Formula-296/content.xml><?xml version="1.0" encoding="utf-8"?>
<math xmlns="http://www.w3.org/1998/Math/MathML" display="block">
  <mrow>
    <mi>C</mi>
    <mo>∼</mo>
    <mi>B</mi>
    <mi>e</mi>
    <mi>r</mi>
    <mi>n</mi>
    <mi>o</mi>
    <mi>u</mi>
    <mi>l</mi>
    <mi>l</mi>
    <mi>i</mi>
    <mrow>
      <mo stretchy="true" form="prefix">(</mo>
      <msub>
        <mi>P</mi>
        <mrow>
          <mi>i</mi>
          <mo>,</mo>
          <mi>j</mi>
        </mrow>
      </msub>
      <mrow>
        <mo stretchy="true" form="prefix">(</mo>
        <mi>x</mi>
        <mo>,</mo>
        <mi>y</mi>
        <mo stretchy="true" form="postfix">)</mo>
      </mrow>
      <mo stretchy="true" form="postfix">)</mo>
    </mrow>
    <mi>.</mi>
    <mspace width="2.0em"/>
    <mrow>
      <mo stretchy="true" form="prefix">(</mo>
      <mn>6</mn>
      <mo stretchy="true" form="postfix">)</mo>
    </mrow>
  </mrow>
</math>
</file>

<file path=Formula-298/content.xml><?xml version="1.0" encoding="utf-8"?>
<math xmlns="http://www.w3.org/1998/Math/MathML" display="inline">
  <mi>λ</mi>
</math>
</file>

<file path=Formula-30/content.xml><?xml version="1.0" encoding="utf-8"?>
<math xmlns="http://www.w3.org/1998/Math/MathML" display="block">
  <mrow>
    <mi>t</mi>
    <mi>i</mi>
    <mi>t</mi>
    <mi>l</mi>
    <mi>e</mi>
    <mi>D</mi>
    <mi>e</mi>
    <mi>l</mi>
    <mi>i</mi>
    <mi>m</mi>
  </mrow>
</math>
</file>

<file path=Formula-300/content.xml><?xml version="1.0" encoding="utf-8"?>
<math xmlns="http://www.w3.org/1998/Math/MathML" display="inline">
  <msub>
    <mi>t</mi>
    <mn>0</mn>
  </msub>
</math>
</file>

<file path=Formula-302/content.xml><?xml version="1.0" encoding="utf-8"?>
<math xmlns="http://www.w3.org/1998/Math/MathML" display="block">
  <mrow>
    <msub>
      <mi>P</mi>
      <mi>N</mi>
    </msub>
    <mrow>
      <mo stretchy="true" form="prefix">(</mo>
      <mi>i</mi>
      <mo>→</mo>
      <mi>j</mi>
      <mo stretchy="false" form="prefix">|</mo>
      <mi>C</mi>
      <mo>=</mo>
      <mn>1</mn>
      <mo stretchy="true" form="postfix">)</mo>
    </mrow>
    <mo>=</mo>
    <mn>1</mn>
    <mo>−</mo>
    <msup>
      <mi>e</mi>
      <mrow>
        <mo>−</mo>
        <mi>λ</mi>
        <msub>
          <mi>t</mi>
          <mn>0</mn>
        </msub>
      </mrow>
    </msup>
    <mo>,</mo>
    <mspace width="2.0em"/>
    <mrow>
      <mo stretchy="true" form="prefix">(</mo>
      <mn>7</mn>
      <mo stretchy="true" form="postfix">)</mo>
    </mrow>
  </mrow>
</math>
</file>

<file path=Formula-304/content.xml><?xml version="1.0" encoding="utf-8"?>
<math xmlns="http://www.w3.org/1998/Math/MathML" display="inline">
  <mn>1</mn>
</math>
</file>

<file path=Formula-306/content.xml><?xml version="1.0" encoding="utf-8"?>
<math xmlns="http://www.w3.org/1998/Math/MathML" display="inline">
  <mrow>
    <msub>
      <mi>t</mi>
      <mn>0</mn>
    </msub>
    <mo>→</mo>
    <mi>∞</mi>
  </mrow>
</math>
</file>

<file path=Formula-308/content.xml><?xml version="1.0" encoding="utf-8"?>
<math xmlns="http://www.w3.org/1998/Math/MathML" display="inline">
  <mi>i</mi>
</math>
</file>

<file path=Formula-310/content.xml><?xml version="1.0" encoding="utf-8"?>
<math xmlns="http://www.w3.org/1998/Math/MathML" display="inline">
  <mi>j</mi>
</math>
</file>

<file path=Formula-312/content.xml><?xml version="1.0" encoding="utf-8"?>
<math xmlns="http://www.w3.org/1998/Math/MathML" display="inline">
  <mrow>
    <msub>
      <mi>P</mi>
      <mi>N</mi>
    </msub>
    <mrow>
      <mo stretchy="true" form="prefix">(</mo>
      <mi>i</mi>
      <mo>→</mo>
      <mi>j</mi>
      <mo stretchy="true" form="postfix">)</mo>
    </mrow>
  </mrow>
</math>
</file>

<file path=Formula-314/content.xml><?xml version="1.0" encoding="utf-8"?>
<math xmlns="http://www.w3.org/1998/Math/MathML" display="inline">
  <mi>λ</mi>
</math>
</file>

<file path=Formula-316/content.xml><?xml version="1.0" encoding="utf-8"?>
<math xmlns="http://www.w3.org/1998/Math/MathML" display="block">
  <mrow>
    <mi>I</mi>
    <mo>∼</mo>
    <mtext mathvariant="normal">Bernoulli</mtext>
    <mrow>
      <mo stretchy="true" form="prefix">(</mo>
      <msub>
        <mi>P</mi>
        <mi>N</mi>
      </msub>
      <mrow>
        <mo stretchy="true" form="prefix">(</mo>
        <mi>i</mi>
        <mo>→</mo>
        <mi>j</mi>
        <mo stretchy="true" form="postfix">)</mo>
      </mrow>
      <mo stretchy="true" form="postfix">)</mo>
    </mrow>
    <mspace width="2.0em"/>
    <mrow>
      <mo stretchy="true" form="prefix">(</mo>
      <mn>8</mn>
      <mo stretchy="true" form="postfix">)</mo>
    </mrow>
  </mrow>
</math>
</file>

<file path=Formula-318/content.xml><?xml version="1.0" encoding="utf-8"?>
<math xmlns="http://www.w3.org/1998/Math/MathML" display="block">
  <mrow>
    <msub>
      <mi>P</mi>
      <mi>N</mi>
    </msub>
    <mrow>
      <mo stretchy="true" form="prefix">(</mo>
      <mi>i</mi>
      <mo>→</mo>
      <mi>j</mi>
      <mo stretchy="true" form="postfix">)</mo>
    </mrow>
    <mo>=</mo>
    <msub>
      <mi>P</mi>
      <mi>i</mi>
    </msub>
    <mrow>
      <mo stretchy="true" form="prefix">(</mo>
      <mi>x</mi>
      <mo>,</mo>
      <mi>y</mi>
      <mo stretchy="true" form="postfix">)</mo>
    </mrow>
    <msub>
      <mi>P</mi>
      <mi>j</mi>
    </msub>
    <mrow>
      <mo stretchy="true" form="prefix">(</mo>
      <mi>x</mi>
      <mo>,</mo>
      <mi>y</mi>
      <mo stretchy="true" form="postfix">)</mo>
    </mrow>
    <mi>γ</mi>
    <mrow>
      <mo stretchy="true" form="prefix">(</mo>
      <mn>1</mn>
      <mo>−</mo>
      <msup>
        <mi>e</mi>
        <mrow>
          <mo>−</mo>
          <mi>λ</mi>
          <msub>
            <mi>t</mi>
            <mn>0</mn>
          </msub>
        </mrow>
      </msup>
      <mo stretchy="true" form="postfix">)</mo>
    </mrow>
    <mspace width="2.0em"/>
    <mrow>
      <mo stretchy="true" form="prefix">(</mo>
      <mn>9</mn>
      <mo stretchy="true" form="postfix">)</mo>
    </mrow>
  </mrow>
</math>
</file>

<file path=Formula-32/content.xml><?xml version="1.0" encoding="utf-8"?>
<math xmlns="http://www.w3.org/1998/Math/MathML" display="block">
  <mi>t</mi>
</math>
</file>

<file path=Formula-320/content.xml><?xml version="1.0" encoding="utf-8"?>
<math xmlns="http://www.w3.org/1998/Math/MathML" display="block">
  <mrow>
    <mi>γ</mi>
    <mo>∼</mo>
    <mtext mathvariant="normal">Gamma</mtext>
    <mrow>
      <mo stretchy="true" form="prefix">(</mo>
      <mn>2</mn>
      <mo>,</mo>
      <mn>0.5</mn>
      <mo stretchy="true" form="postfix">)</mo>
    </mrow>
    <mspace width="2.0em"/>
    <mrow>
      <mo stretchy="true" form="prefix">(</mo>
      <mn>10</mn>
      <mo stretchy="true" form="postfix">)</mo>
    </mrow>
  </mrow>
</math>
</file>

<file path=Formula-322/content.xml><?xml version="1.0" encoding="utf-8"?>
<math xmlns="http://www.w3.org/1998/Math/MathML" display="block">
  <mrow>
    <mi>λ</mi>
    <mo>∼</mo>
    <mtext mathvariant="normal">Exponential</mtext>
    <mrow>
      <mo stretchy="true" form="prefix">(</mo>
      <mn>2</mn>
      <mo stretchy="true" form="postfix">)</mo>
    </mrow>
    <mspace width="2.0em"/>
    <mrow>
      <mo stretchy="true" form="prefix">(</mo>
      <mn>11</mn>
      <mo stretchy="true" form="postfix">)</mo>
    </mrow>
  </mrow>
</math>
</file>

<file path=Formula-324/content.xml><?xml version="1.0" encoding="utf-8"?>
<math xmlns="http://www.w3.org/1998/Math/MathML" display="inline">
  <mi>λ</mi>
</math>
</file>

<file path=Formula-326/content.xml><?xml version="1.0" encoding="utf-8"?>
<math xmlns="http://www.w3.org/1998/Math/MathML" display="inline">
  <mrow>
    <mi>n</mi>
    <mo>×</mo>
    <mi>n</mi>
  </mrow>
</math>
</file>

<file path=Formula-328/content.xml><?xml version="1.0" encoding="utf-8"?>
<math xmlns="http://www.w3.org/1998/Math/MathML" display="inline">
  <msup>
    <mi>n</mi>
    <mn>2</mn>
  </msup>
</math>
</file>

<file path=Formula-330/content.xml><?xml version="1.0" encoding="utf-8"?>
<math xmlns="http://www.w3.org/1998/Math/MathML" display="inline">
  <msup>
    <mi>n</mi>
    <mn>2</mn>
  </msup>
</math>
</file>

<file path=Formula-332/content.xml><?xml version="1.0" encoding="utf-8"?>
<math xmlns="http://www.w3.org/1998/Math/MathML" display="inline">
  <msub>
    <mi>N</mi>
    <mn>1</mn>
  </msub>
</math>
</file>

<file path=Formula-334/content.xml><?xml version="1.0" encoding="utf-8"?>
<math xmlns="http://www.w3.org/1998/Math/MathML" display="inline">
  <msub>
    <mi>N</mi>
    <mn>2</mn>
  </msub>
</math>
</file>

<file path=Formula-336/content.xml><?xml version="1.0" encoding="utf-8"?>
<math xmlns="http://www.w3.org/1998/Math/MathML" display="inline">
  <mrow>
    <mfrac>
      <mn>1</mn>
      <mn>2</mn>
    </mfrac>
    <msub>
      <mi>A</mi>
      <mn>0</mn>
    </msub>
  </mrow>
</math>
</file>

<file path=Formula-338/content.xml><?xml version="1.0" encoding="utf-8"?>
<math xmlns="http://www.w3.org/1998/Math/MathML" display="inline">
  <msub>
    <mi>A</mi>
    <mn>0</mn>
  </msub>
</math>
</file>

<file path=Formula-34/content.xml><?xml version="1.0" encoding="utf-8"?>
<math xmlns="http://www.w3.org/1998/Math/MathML" display="block">
  <mrow>
    <mi>l</mi>
    <mi>i</mi>
    <mi>s</mi>
    <mi>t</mi>
    <mi>i</mi>
    <mi>n</mi>
    <mi>g</mi>
    <mi>T</mi>
    <mi>i</mi>
    <mi>t</mi>
    <mi>l</mi>
    <mi>e</mi>
  </mrow>
</math>
</file>

<file path=Formula-340/content.xml><?xml version="1.0" encoding="utf-8"?>
<math xmlns="http://www.w3.org/1998/Math/MathML" display="inline">
  <msub>
    <mi>N</mi>
    <mn>0</mn>
  </msub>
</math>
</file>

<file path=Formula-342/content.xml><?xml version="1.0" encoding="utf-8"?>
<math xmlns="http://www.w3.org/1998/Math/MathML" display="inline">
  <msub>
    <mi>N</mi>
    <mn>1</mn>
  </msub>
</math>
</file>

<file path=Formula-344/content.xml><?xml version="1.0" encoding="utf-8"?>
<math xmlns="http://www.w3.org/1998/Math/MathML" display="inline">
  <msub>
    <mi>N</mi>
    <mn>2</mn>
  </msub>
</math>
</file>

<file path=Formula-346/content.xml><?xml version="1.0" encoding="utf-8"?>
<math xmlns="http://www.w3.org/1998/Math/MathML" display="inline">
  <mi>i</mi>
</math>
</file>

<file path=Formula-348/content.xml><?xml version="1.0" encoding="utf-8"?>
<math xmlns="http://www.w3.org/1998/Math/MathML" display="inline">
  <mi>j</mi>
</math>
</file>

<file path=Formula-350/content.xml><?xml version="1.0" encoding="utf-8"?>
<math xmlns="http://www.w3.org/1998/Math/MathML" display="inline">
  <msub>
    <mi>N</mi>
    <mn>0</mn>
  </msub>
</math>
</file>

<file path=Formula-352/content.xml><?xml version="1.0" encoding="utf-8"?>
<math xmlns="http://www.w3.org/1998/Math/MathML" display="block">
  <mrow>
    <msub>
      <mi>P</mi>
      <msub>
        <mi>N</mi>
        <mn>0</mn>
      </msub>
    </msub>
    <mrow>
      <mo stretchy="true" form="prefix">(</mo>
      <mi>i</mi>
      <mo>→</mo>
      <mi>j</mi>
      <mo stretchy="true" form="postfix">)</mo>
    </mrow>
    <mo>=</mo>
    <mn>1</mn>
    <mo>−</mo>
    <mrow>
      <mo stretchy="true" form="prefix">(</mo>
      <mn>1</mn>
      <mo>−</mo>
      <msub>
        <mi>P</mi>
        <msub>
          <mi>N</mi>
          <mn>1</mn>
        </msub>
      </msub>
      <mrow>
        <mo stretchy="true" form="prefix">(</mo>
        <mi>i</mi>
        <mo>→</mo>
        <mi>j</mi>
        <mo stretchy="true" form="postfix">)</mo>
      </mrow>
      <mo stretchy="true" form="postfix">)</mo>
    </mrow>
    <mo>×</mo>
    <mrow>
      <mo stretchy="true" form="prefix">(</mo>
      <mn>1</mn>
      <mo>−</mo>
      <msub>
        <mi>P</mi>
        <msub>
          <mi>N</mi>
          <mn>2</mn>
        </msub>
      </msub>
      <mrow>
        <mo stretchy="true" form="prefix">(</mo>
        <mi>i</mi>
        <mo>→</mo>
        <mi>j</mi>
        <mo stretchy="true" form="postfix">)</mo>
      </mrow>
      <mo stretchy="true" form="postfix">)</mo>
    </mrow>
    <mi>.</mi>
    <mspace width="2.0em"/>
    <mrow>
      <mo stretchy="true" form="prefix">(</mo>
      <mn>12</mn>
      <mo stretchy="true" form="postfix">)</mo>
    </mrow>
  </mrow>
</math>
</file>

<file path=Formula-354/content.xml><?xml version="1.0" encoding="utf-8"?>
<math xmlns="http://www.w3.org/1998/Math/MathML" display="inline">
  <msub>
    <mi>N</mi>
    <mn>0</mn>
  </msub>
</math>
</file>

<file path=Formula-356/content.xml><?xml version="1.0" encoding="utf-8"?>
<math xmlns="http://www.w3.org/1998/Math/MathML" display="inline">
  <msub>
    <mi>N</mi>
    <mn>1</mn>
  </msub>
</math>
</file>

<file path=Formula-358/content.xml><?xml version="1.0" encoding="utf-8"?>
<math xmlns="http://www.w3.org/1998/Math/MathML" display="inline">
  <msub>
    <mi>N</mi>
    <mn>2</mn>
  </msub>
</math>
</file>

<file path=Formula-36/content.xml><?xml version="1.0" encoding="utf-8"?>
<math xmlns="http://www.w3.org/1998/Math/MathML" display="block">
  <mi>i</mi>
</math>
</file>

<file path=Formula-360/content.xml><?xml version="1.0" encoding="utf-8"?>
<math xmlns="http://www.w3.org/1998/Math/MathML" display="inline">
  <mrow>
    <msubsup>
      <mi>M</mi>
      <mrow>
        <mi>i</mi>
        <mo>,</mo>
        <mi>j</mi>
      </mrow>
      <mo>*</mo>
    </msubsup>
    <mo>=</mo>
    <mn>1</mn>
  </mrow>
</math>
</file>

<file path=Formula-362/content.xml><?xml version="1.0" encoding="utf-8"?>
<math xmlns="http://www.w3.org/1998/Math/MathML" display="inline">
  <msup>
    <mi>M</mi>
    <mo>*</mo>
  </msup>
</math>
</file>

<file path=Formula-364/content.xml><?xml version="1.0" encoding="utf-8"?>
<math xmlns="http://www.w3.org/1998/Math/MathML" display="block">
  <mrow>
    <msub>
      <mi>P</mi>
      <mi>N</mi>
    </msub>
    <mrow>
      <mo stretchy="true" form="prefix">(</mo>
      <mi>i</mi>
      <mo>→</mo>
      <mi>j</mi>
      <mo stretchy="true" form="postfix">)</mo>
    </mrow>
    <mo>=</mo>
    <msub>
      <mi>P</mi>
      <mi>M</mi>
    </msub>
    <mrow>
      <mo stretchy="true" form="prefix">(</mo>
      <mi>i</mi>
      <mo>→</mo>
      <mi>j</mi>
      <mo stretchy="true" form="postfix">)</mo>
    </mrow>
    <mo>×</mo>
    <msub>
      <mi>P</mi>
      <mi>N</mi>
    </msub>
    <mrow>
      <mo stretchy="true" form="prefix">(</mo>
      <mi>i</mi>
      <mo>→</mo>
      <mi>j</mi>
      <mo stretchy="false" form="prefix">|</mo>
      <msubsup>
        <mi>M</mi>
        <mrow>
          <mi>i</mi>
          <mo>,</mo>
          <mi>j</mi>
        </mrow>
        <mo>*</mo>
      </msubsup>
      <mo>=</mo>
      <mn>1</mn>
      <mo stretchy="true" form="postfix">)</mo>
    </mrow>
    <mi>.</mi>
  </mrow>
</math>
</file>

<file path=Formula-366/content.xml><?xml version="1.0" encoding="utf-8"?>
<math xmlns="http://www.w3.org/1998/Math/MathML" display="block">
  <mrow>
    <msub>
      <mi>P</mi>
      <mi>N</mi>
    </msub>
    <mrow>
      <mo stretchy="true" form="prefix">(</mo>
      <mi>i</mi>
      <mo>→</mo>
      <mi>j</mi>
      <mo stretchy="false" form="prefix">|</mo>
      <mi>A</mi>
      <mo>,</mo>
      <mi>t</mi>
      <mo>,</mo>
      <mi>C</mi>
      <mo>,</mo>
      <mi>Ω</mi>
      <mo stretchy="true" form="postfix">)</mo>
    </mrow>
    <mo>≤</mo>
    <msub>
      <mi>P</mi>
      <mi>M</mi>
    </msub>
    <mrow>
      <mo stretchy="true" form="prefix">(</mo>
      <mi>i</mi>
      <mo>→</mo>
      <mi>j</mi>
      <mo stretchy="true" form="postfix">)</mo>
    </mrow>
    <mi>.</mi>
    <mspace width="2.0em"/>
    <mrow>
      <mo stretchy="true" form="prefix">(</mo>
      <mn>13</mn>
      <mo stretchy="true" form="postfix">)</mo>
    </mrow>
  </mrow>
</math>
</file>

<file path=Formula-368/content.xml><?xml version="1.0" encoding="utf-8"?>
<math xmlns="http://www.w3.org/1998/Math/MathML" display="block">
  <mrow>
    <msub>
      <mo>∫</mo>
      <mi>Ω</mi>
    </msub>
    <msub>
      <mo>∫</mo>
      <mi>A</mi>
    </msub>
    <msub>
      <mo>∫</mo>
      <mi>t</mi>
    </msub>
    <msub>
      <mi>P</mi>
      <mi>N</mi>
    </msub>
    <mrow>
      <mo stretchy="true" form="prefix">(</mo>
      <mi>i</mi>
      <mo>→</mo>
      <mi>j</mi>
      <mo stretchy="false" form="prefix">|</mo>
      <mi>A</mi>
      <mo>,</mo>
      <mi>t</mi>
      <mo>,</mo>
      <mi>Ω</mi>
      <mo stretchy="true" form="postfix">)</mo>
    </mrow>
    <mi>d</mi>
    <mi>t</mi>
    <mi>d</mi>
    <mi>A</mi>
    <mi>d</mi>
    <mi>Ω</mi>
    <mo>≤</mo>
    <msub>
      <mi>P</mi>
      <mi>M</mi>
    </msub>
    <mrow>
      <mo stretchy="true" form="prefix">(</mo>
      <mi>i</mi>
      <mo>→</mo>
      <mi>j</mi>
      <mo stretchy="true" form="postfix">)</mo>
    </mrow>
    <mi>.</mi>
    <mspace width="2.0em"/>
    <mrow>
      <mo stretchy="true" form="prefix">(</mo>
      <mn>14</mn>
      <mo stretchy="true" form="postfix">)</mo>
    </mrow>
  </mrow>
</math>
</file>

<file path=Formula-38/content.xml><?xml version="1.0" encoding="utf-8"?>
<math xmlns="http://www.w3.org/1998/Math/MathML" display="block">
  <mrow>
    <mi>t</mi>
    <mi>i</mi>
    <mi>t</mi>
    <mi>l</mi>
    <mi>e</mi>
    <mi>D</mi>
    <mi>e</mi>
    <mi>l</mi>
    <mi>i</mi>
    <mi>m</mi>
  </mrow>
</math>
</file>

<file path=Formula-4/content.xml><?xml version="1.0" encoding="utf-8"?>
<math xmlns="http://www.w3.org/1998/Math/MathML" display="block">
  <mi>t</mi>
</math>
</file>

<file path=Formula-40/content.xml><?xml version="1.0" encoding="utf-8"?>
<math xmlns="http://www.w3.org/1998/Math/MathML" display="block">
  <mi>t</mi>
</math>
</file>

<file path=Formula-42/content.xml><?xml version="1.0" encoding="utf-8"?>
<math xmlns="http://www.w3.org/1998/Math/MathML" display="block">
  <mrow>
    <mi>l</mi>
    <mi>o</mi>
    <mi>f</mi>
    <mi>I</mi>
    <mi>t</mi>
    <mi>e</mi>
    <mi>m</mi>
    <mi>T</mi>
    <mi>i</mi>
    <mi>t</mi>
    <mi>l</mi>
    <mi>e</mi>
  </mrow>
</math>
</file>

<file path=Formula-44/content.xml><?xml version="1.0" encoding="utf-8"?>
<math xmlns="http://www.w3.org/1998/Math/MathML" display="block">
  <mi>i</mi>
</math>
</file>

<file path=Formula-46/content.xml><?xml version="1.0" encoding="utf-8"?>
<math xmlns="http://www.w3.org/1998/Math/MathML" display="block">
  <mrow>
    <mi>l</mi>
    <mi>i</mi>
    <mi>s</mi>
    <mi>t</mi>
    <mi>I</mi>
    <mi>t</mi>
    <mi>e</mi>
    <mi>m</mi>
    <mi>T</mi>
    <mi>i</mi>
    <mi>t</mi>
    <mi>l</mi>
    <mi>e</mi>
    <mi>D</mi>
    <mi>e</mi>
    <mi>l</mi>
    <mi>i</mi>
    <mi>m</mi>
  </mrow>
</math>
</file>

<file path=Formula-48/content.xml><?xml version="1.0" encoding="utf-8"?>
<math xmlns="http://www.w3.org/1998/Math/MathML" display="block">
  <mi>t</mi>
</math>
</file>

<file path=Formula-50/content.xml><?xml version="1.0" encoding="utf-8"?>
<math xmlns="http://www.w3.org/1998/Math/MathML" display="block">
  <mrow>
    <mi>l</mi>
    <mi>o</mi>
    <mi>l</mi>
    <mi>I</mi>
    <mi>t</mi>
    <mi>e</mi>
    <mi>m</mi>
    <mi>T</mi>
    <mi>i</mi>
    <mi>t</mi>
    <mi>l</mi>
    <mi>e</mi>
  </mrow>
</math>
</file>

<file path=Formula-52/content.xml><?xml version="1.0" encoding="utf-8"?>
<math xmlns="http://www.w3.org/1998/Math/MathML" display="block">
  <mi>i</mi>
</math>
</file>

<file path=Formula-54/content.xml><?xml version="1.0" encoding="utf-8"?>
<math xmlns="http://www.w3.org/1998/Math/MathML" display="block">
  <mrow>
    <mi>l</mi>
    <mi>i</mi>
    <mi>s</mi>
    <mi>t</mi>
    <mi>I</mi>
    <mi>t</mi>
    <mi>e</mi>
    <mi>m</mi>
    <mi>T</mi>
    <mi>i</mi>
    <mi>t</mi>
    <mi>l</mi>
    <mi>e</mi>
    <mi>D</mi>
    <mi>e</mi>
    <mi>l</mi>
    <mi>i</mi>
    <mi>m</mi>
  </mrow>
</math>
</file>

<file path=Formula-56/content.xml><?xml version="1.0" encoding="utf-8"?>
<math xmlns="http://www.w3.org/1998/Math/MathML" display="block">
  <mi>t</mi>
</math>
</file>

<file path=Formula-58/content.xml><?xml version="1.0" encoding="utf-8"?>
<math xmlns="http://www.w3.org/1998/Math/MathML" display="block">
  <mrow>
    <mi>l</mi>
    <mi>o</mi>
    <mi>t</mi>
    <mi>I</mi>
    <mi>t</mi>
    <mi>e</mi>
    <mi>m</mi>
    <mi>T</mi>
    <mi>i</mi>
    <mi>t</mi>
    <mi>l</mi>
    <mi>e</mi>
  </mrow>
</math>
</file>

<file path=Formula-6/content.xml><?xml version="1.0" encoding="utf-8"?>
<math xmlns="http://www.w3.org/1998/Math/MathML" display="block">
  <mi>t</mi>
</math>
</file>

<file path=Formula-60/content.xml><?xml version="1.0" encoding="utf-8"?>
<math xmlns="http://www.w3.org/1998/Math/MathML" display="block">
  <mi>i</mi>
</math>
</file>

<file path=Formula-62/content.xml><?xml version="1.0" encoding="utf-8"?>
<math xmlns="http://www.w3.org/1998/Math/MathML" display="block">
  <mrow>
    <mi>l</mi>
    <mi>i</mi>
    <mi>s</mi>
    <mi>t</mi>
    <mi>I</mi>
    <mi>t</mi>
    <mi>e</mi>
    <mi>m</mi>
    <mi>T</mi>
    <mi>i</mi>
    <mi>t</mi>
    <mi>l</mi>
    <mi>e</mi>
    <mi>D</mi>
    <mi>e</mi>
    <mi>l</mi>
    <mi>i</mi>
    <mi>m</mi>
  </mrow>
</math>
</file>

<file path=Formula-64/content.xml><?xml version="1.0" encoding="utf-8"?>
<math xmlns="http://www.w3.org/1998/Math/MathML" display="block">
  <mi>t</mi>
</math>
</file>

<file path=Formula-66/content.xml><?xml version="1.0" encoding="utf-8"?>
<math xmlns="http://www.w3.org/1998/Math/MathML" display="block">
  <mi>p</mi>
</math>
</file>

<file path=Formula-68/content.xml><?xml version="1.0" encoding="utf-8"?>
<math xmlns="http://www.w3.org/1998/Math/MathML" display="block">
  <mi>i</mi>
</math>
</file>

<file path=Formula-70/content.xml><?xml version="1.0" encoding="utf-8"?>
<math xmlns="http://www.w3.org/1998/Math/MathML" display="block">
  <mi>i</mi>
</math>
</file>

<file path=Formula-72/content.xml><?xml version="1.0" encoding="utf-8"?>
<math xmlns="http://www.w3.org/1998/Math/MathML" display="block">
  <mrow>
    <mi>s</mi>
    <mi>u</mi>
    <mi>f</mi>
  </mrow>
</math>
</file>

<file path=Formula-74/content.xml><?xml version="1.0" encoding="utf-8"?>
<math xmlns="http://www.w3.org/1998/Math/MathML" display="block">
  <mi>i</mi>
</math>
</file>

<file path=Formula-76/content.xml><?xml version="1.0" encoding="utf-8"?>
<math xmlns="http://www.w3.org/1998/Math/MathML" display="block">
  <mrow>
    <mi>s</mi>
    <mi>e</mi>
    <mi>c</mi>
    <mi>H</mi>
    <mi>e</mi>
    <mi>a</mi>
    <mi>d</mi>
    <mi>e</mi>
    <mi>r</mi>
    <mi>D</mi>
    <mi>e</mi>
    <mi>l</mi>
    <mi>i</mi>
    <mi>m</mi>
    <mrow>
      <mo stretchy="true" form="prefix">[</mo>
      <mi>n</mi>
      <mo stretchy="true" form="postfix">]</mo>
    </mrow>
  </mrow>
</math>
</file>

<file path=Formula-78/content.xml><?xml version="1.0" encoding="utf-8"?>
<math xmlns="http://www.w3.org/1998/Math/MathML" display="block">
  <mi>t</mi>
</math>
</file>

<file path=Formula-8/content.xml><?xml version="1.0" encoding="utf-8"?>
<math xmlns="http://www.w3.org/1998/Math/MathML" display="block">
  <mi>i</mi>
</math>
</file>

<file path=Formula-80/content.xml><?xml version="1.0" encoding="utf-8"?>
<math xmlns="http://www.w3.org/1998/Math/MathML" display="block">
  <mi>p</mi>
</math>
</file>

<file path=Formula-82/content.xml><?xml version="1.0" encoding="utf-8"?>
<math xmlns="http://www.w3.org/1998/Math/MathML" display="block">
  <mi>i</mi>
</math>
</file>

<file path=Formula-84/content.xml><?xml version="1.0" encoding="utf-8"?>
<math xmlns="http://www.w3.org/1998/Math/MathML" display="block">
  <mi>i</mi>
</math>
</file>

<file path=Formula-86/content.xml><?xml version="1.0" encoding="utf-8"?>
<math xmlns="http://www.w3.org/1998/Math/MathML" display="block">
  <mi>i</mi>
</math>
</file>

<file path=Formula-88/content.xml><?xml version="1.0" encoding="utf-8"?>
<math xmlns="http://www.w3.org/1998/Math/MathML" display="block">
  <mrow>
    <mi>s</mi>
    <mi>u</mi>
    <mi>f</mi>
  </mrow>
</math>
</file>

<file path=Formula-90/content.xml><?xml version="1.0" encoding="utf-8"?>
<math xmlns="http://www.w3.org/1998/Math/MathML" display="block">
  <mi>s</mi>
</math>
</file>

<file path=Formula-92/content.xml><?xml version="1.0" encoding="utf-8"?>
<math xmlns="http://www.w3.org/1998/Math/MathML" display="block">
  <mrow>
    <mi>f</mi>
    <mi>i</mi>
    <mi>g</mi>
    <mi>u</mi>
    <mi>r</mi>
    <mi>e</mi>
    <mi>T</mi>
    <mi>i</mi>
    <mi>t</mi>
    <mi>l</mi>
    <mi>e</mi>
  </mrow>
</math>
</file>

<file path=Formula-94/content.xml><?xml version="1.0" encoding="utf-8"?>
<math xmlns="http://www.w3.org/1998/Math/MathML" display="block">
  <mi>i</mi>
</math>
</file>

<file path=Formula-96/content.xml><?xml version="1.0" encoding="utf-8"?>
<math xmlns="http://www.w3.org/1998/Math/MathML" display="block">
  <mrow>
    <mi>t</mi>
    <mi>i</mi>
    <mi>t</mi>
    <mi>l</mi>
    <mi>e</mi>
    <mi>D</mi>
    <mi>e</mi>
    <mi>l</mi>
    <mi>i</mi>
    <mi>m</mi>
  </mrow>
</math>
</file>

<file path=Formula-98/content.xml><?xml version="1.0" encoding="utf-8"?>
<math xmlns="http://www.w3.org/1998/Math/MathML" display="block">
  <mi>t</mi>
</math>
</file>